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cccccc" loext:decorative="false"/>
    </style:style>
    <style:style style:name="gr4" style:family="graphic" style:parent-style-name="standard">
      <style:graphic-properties draw:stroke="none" draw:fill="solid" draw:fill-color="#cacaca" loext:decorative="false"/>
    </style:style>
    <style:style style:name="gr5" style:family="graphic" style:parent-style-name="standard">
      <style:graphic-properties draw:stroke="none" draw:fill="solid" draw:fill-color="#c8c8c8" loext:decorative="false"/>
    </style:style>
    <style:style style:name="gr6" style:family="graphic" style:parent-style-name="standard">
      <style:graphic-properties draw:stroke="none" draw:fill="solid" draw:fill-color="#c6c6c6" loext:decorative="false"/>
    </style:style>
    <style:style style:name="gr7" style:family="graphic" style:parent-style-name="standard">
      <style:graphic-properties draw:stroke="none" draw:fill="solid" draw:fill-color="#c4c4c4" loext:decorative="false"/>
    </style:style>
    <style:style style:name="gr8" style:family="graphic" style:parent-style-name="standard">
      <style:graphic-properties draw:stroke="none" draw:fill="solid" draw:fill-color="#c2c2c2" loext:decorative="false"/>
    </style:style>
    <style:style style:name="gr9" style:family="graphic" style:parent-style-name="standard">
      <style:graphic-properties draw:stroke="none" draw:fill="solid" draw:fill-color="#c0c0c0" loext:decorative="false"/>
    </style:style>
    <style:style style:name="gr10" style:family="graphic" style:parent-style-name="standard">
      <style:graphic-properties draw:stroke="none" draw:fill="solid" draw:fill-color="#bebebe" loext:decorative="false"/>
    </style:style>
    <style:style style:name="gr11" style:family="graphic" style:parent-style-name="standard">
      <style:graphic-properties draw:stroke="none" draw:fill="solid" draw:fill-color="#bcbcbc" loext:decorative="false"/>
    </style:style>
    <style:style style:name="gr12" style:family="graphic" style:parent-style-name="standard">
      <style:graphic-properties draw:stroke="none" draw:fill="solid" draw:fill-color="#bababa" loext:decorative="false"/>
    </style:style>
    <style:style style:name="gr13" style:family="graphic" style:parent-style-name="standard">
      <style:graphic-properties draw:stroke="none" draw:fill="solid" draw:fill-color="#b8b8b8" loext:decorative="false"/>
    </style:style>
    <style:style style:name="gr14" style:family="graphic" style:parent-style-name="standard">
      <style:graphic-properties draw:stroke="none" draw:fill="solid" draw:fill-color="#b6b6b6" loext:decorative="false"/>
    </style:style>
    <style:style style:name="gr15" style:family="graphic" style:parent-style-name="standard">
      <style:graphic-properties draw:stroke="none" draw:fill="solid" draw:fill-color="#b4b4b4" loext:decorative="false"/>
    </style:style>
    <style:style style:name="gr16" style:family="graphic" style:parent-style-name="standard">
      <style:graphic-properties draw:stroke="none" draw:fill="solid" draw:fill-color="#b2b2b2" loext:decorative="false"/>
    </style:style>
    <style:style style:name="gr17" style:family="graphic" style:parent-style-name="standard">
      <style:graphic-properties draw:stroke="none" draw:fill="solid" draw:fill-color="#b0b0b0" loext:decorative="false"/>
    </style:style>
    <style:style style:name="gr18" style:family="graphic" style:parent-style-name="standard">
      <style:graphic-properties draw:stroke="none" draw:fill="solid" draw:fill-color="#aeaeae" loext:decorative="false"/>
    </style:style>
    <style:style style:name="gr19" style:family="graphic" style:parent-style-name="standard">
      <style:graphic-properties draw:stroke="none" draw:fill="solid" draw:fill-color="#acacac" loext:decorative="false"/>
    </style:style>
    <style:style style:name="gr20" style:family="graphic" style:parent-style-name="standard">
      <style:graphic-properties draw:stroke="none" draw:fill="solid" draw:fill-color="#aaaaaa" loext:decorative="false"/>
    </style:style>
    <style:style style:name="gr21" style:family="graphic" style:parent-style-name="standard">
      <style:graphic-properties draw:stroke="none" draw:fill="solid" draw:fill-color="#a8a8a8" loext:decorative="false"/>
    </style:style>
    <style:style style:name="gr22" style:family="graphic" style:parent-style-name="standard">
      <style:graphic-properties draw:stroke="none" draw:fill="solid" draw:fill-color="#a6a6a6" loext:decorative="false"/>
    </style:style>
    <style:style style:name="gr23" style:family="graphic" style:parent-style-name="standard">
      <style:graphic-properties draw:stroke="none" draw:fill="solid" draw:fill-color="#a4a4a4" loext:decorative="false"/>
    </style:style>
    <style:style style:name="gr24" style:family="graphic" style:parent-style-name="standard">
      <style:graphic-properties draw:stroke="none" draw:fill="solid" draw:fill-color="#a2a2a2" loext:decorative="false"/>
    </style:style>
    <style:style style:name="gr25" style:family="graphic" style:parent-style-name="standard">
      <style:graphic-properties draw:stroke="none" draw:fill="solid" draw:fill-color="#a0a0a0" loext:decorative="false"/>
    </style:style>
    <style:style style:name="gr26" style:family="graphic" style:parent-style-name="standard">
      <style:graphic-properties draw:stroke="none" draw:fill="solid" draw:fill-color="#9e9e9e" loext:decorative="false"/>
    </style:style>
    <style:style style:name="gr27" style:family="graphic" style:parent-style-name="standard">
      <style:graphic-properties draw:stroke="none" draw:fill="solid" draw:fill-color="#9c9c9c" loext:decorative="false"/>
    </style:style>
    <style:style style:name="gr28" style:family="graphic" style:parent-style-name="standard">
      <style:graphic-properties draw:stroke="none" draw:fill="solid" draw:fill-color="#9a9a9a" loext:decorative="false"/>
    </style:style>
    <style:style style:name="gr29" style:family="graphic" style:parent-style-name="standard">
      <style:graphic-properties draw:stroke="none" draw:fill="solid" draw:fill-color="#989898" loext:decorative="false"/>
    </style:style>
    <style:style style:name="gr30" style:family="graphic" style:parent-style-name="standard">
      <style:graphic-properties draw:stroke="none" draw:fill="solid" draw:fill-color="#969696" loext:decorative="false"/>
    </style:style>
    <style:style style:name="gr31" style:family="graphic" style:parent-style-name="standard">
      <style:graphic-properties draw:stroke="none" draw:fill="solid" draw:fill-color="#949494" loext:decorative="false"/>
    </style:style>
    <style:style style:name="gr32" style:family="graphic" style:parent-style-name="standard">
      <style:graphic-properties draw:stroke="none" draw:fill="solid" draw:fill-color="#929292" loext:decorative="false"/>
    </style:style>
    <style:style style:name="gr33" style:family="graphic" style:parent-style-name="standard">
      <style:graphic-properties draw:stroke="none" draw:fill="solid" draw:fill-color="#909090" loext:decorative="false"/>
    </style:style>
    <style:style style:name="gr34" style:family="graphic" style:parent-style-name="standard">
      <style:graphic-properties draw:stroke="none" draw:fill="solid" draw:fill-color="#8e8e8e" loext:decorative="false"/>
    </style:style>
    <style:style style:name="gr35" style:family="graphic" style:parent-style-name="standard">
      <style:graphic-properties draw:stroke="none" draw:fill="solid" draw:fill-color="#8c8c8c" loext:decorative="false"/>
    </style:style>
    <style:style style:name="gr36" style:family="graphic" style:parent-style-name="standard">
      <style:graphic-properties draw:stroke="none" draw:fill="solid" draw:fill-color="#8a8a8a" loext:decorative="false"/>
    </style:style>
    <style:style style:name="gr37" style:family="graphic" style:parent-style-name="standard">
      <style:graphic-properties draw:stroke="none" draw:fill="solid" draw:fill-color="#888888" loext:decorative="false"/>
    </style:style>
    <style:style style:name="gr38" style:family="graphic" style:parent-style-name="standard">
      <style:graphic-properties draw:stroke="none" draw:fill="solid" draw:fill-color="#868686" loext:decorative="false"/>
    </style:style>
    <style:style style:name="gr39" style:family="graphic" style:parent-style-name="standard">
      <style:graphic-properties draw:stroke="none" draw:fill="solid" draw:fill-color="#848484" loext:decorative="false"/>
    </style:style>
    <style:style style:name="gr40" style:family="graphic" style:parent-style-name="standard">
      <style:graphic-properties draw:stroke="none" draw:fill="solid" draw:fill-color="#828282" loext:decorative="false"/>
    </style:style>
    <style:style style:name="gr41" style:family="graphic" style:parent-style-name="standard">
      <style:graphic-properties draw:stroke="none" draw:fill="solid" draw:fill-color="#808080" loext:decorative="false"/>
    </style:style>
    <style:style style:name="gr42" style:family="graphic" style:parent-style-name="standard">
      <style:graphic-properties draw:stroke="none" draw:fill="solid" draw:fill-color="#7d7d7d" loext:decorative="false"/>
    </style:style>
    <style:style style:name="gr43" style:family="graphic" style:parent-style-name="standard">
      <style:graphic-properties draw:stroke="none" draw:fill="solid" draw:fill-color="#7b7b7b" loext:decorative="false"/>
    </style:style>
    <style:style style:name="gr44" style:family="graphic" style:parent-style-name="standard">
      <style:graphic-properties draw:stroke="none" draw:fill="solid" draw:fill-color="#797979" loext:decorative="false"/>
    </style:style>
    <style:style style:name="gr45" style:family="graphic" style:parent-style-name="standard">
      <style:graphic-properties draw:stroke="none" draw:fill="solid" draw:fill-color="#777777" loext:decorative="false"/>
    </style:style>
    <style:style style:name="gr46" style:family="graphic" style:parent-style-name="standard">
      <style:graphic-properties draw:stroke="none" draw:fill="solid" draw:fill-color="#757575" loext:decorative="false"/>
    </style:style>
    <style:style style:name="gr47" style:family="graphic" style:parent-style-name="standard">
      <style:graphic-properties draw:stroke="none" draw:fill="solid" draw:fill-color="#737373" loext:decorative="false"/>
    </style:style>
    <style:style style:name="gr48" style:family="graphic" style:parent-style-name="standard">
      <style:graphic-properties draw:stroke="none" draw:fill="solid" draw:fill-color="#717171" loext:decorative="false"/>
    </style:style>
    <style:style style:name="gr49" style:family="graphic" style:parent-style-name="standard">
      <style:graphic-properties draw:stroke="none" draw:fill="solid" draw:fill-color="#6f6f6f" loext:decorative="false"/>
    </style:style>
    <style:style style:name="gr50" style:family="graphic" style:parent-style-name="standard">
      <style:graphic-properties draw:stroke="none" draw:fill="solid" draw:fill-color="#6d6d6d" loext:decorative="false"/>
    </style:style>
    <style:style style:name="gr51" style:family="graphic" style:parent-style-name="standard">
      <style:graphic-properties draw:stroke="none" draw:fill="solid" draw:fill-color="#6b6b6b" loext:decorative="false"/>
    </style:style>
    <style:style style:name="gr52" style:family="graphic" style:parent-style-name="standard">
      <style:graphic-properties draw:stroke="none" draw:fill="solid" draw:fill-color="#696969" loext:decorative="false"/>
    </style:style>
    <style:style style:name="gr53" style:family="graphic" style:parent-style-name="standard">
      <style:graphic-properties draw:stroke="none" draw:fill="solid" draw:fill-color="#676767" loext:decorative="false"/>
    </style:style>
    <style:style style:name="gr54" style:family="graphic" style:parent-style-name="standard">
      <style:graphic-properties draw:stroke="none" draw:fill="solid" draw:fill-color="#656565" loext:decorative="false"/>
    </style:style>
    <style:style style:name="gr55" style:family="graphic" style:parent-style-name="standard">
      <style:graphic-properties draw:stroke="none" draw:fill="solid" draw:fill-color="#636363" loext:decorative="false"/>
    </style:style>
    <style:style style:name="gr56" style:family="graphic" style:parent-style-name="standard">
      <style:graphic-properties draw:stroke="none" draw:fill="solid" draw:fill-color="#616161" loext:decorative="false"/>
    </style:style>
    <style:style style:name="gr57" style:family="graphic" style:parent-style-name="standard">
      <style:graphic-properties draw:stroke="none" draw:fill="solid" draw:fill-color="#5f5f5f" loext:decorative="false"/>
    </style:style>
    <style:style style:name="gr58" style:family="graphic" style:parent-style-name="standard">
      <style:graphic-properties draw:stroke="none" draw:fill="solid" draw:fill-color="#5d5d5d" loext:decorative="false"/>
    </style:style>
    <style:style style:name="gr59" style:family="graphic" style:parent-style-name="standard">
      <style:graphic-properties draw:stroke="none" draw:fill="solid" draw:fill-color="#5b5b5b" loext:decorative="false"/>
    </style:style>
    <style:style style:name="gr60" style:family="graphic" style:parent-style-name="standard">
      <style:graphic-properties draw:stroke="none" draw:fill="solid" draw:fill-color="#595959" loext:decorative="false"/>
    </style:style>
    <style:style style:name="gr61" style:family="graphic" style:parent-style-name="standard">
      <style:graphic-properties draw:stroke="none" draw:fill="solid" draw:fill-color="#575757" loext:decorative="false"/>
    </style:style>
    <style:style style:name="gr62" style:family="graphic" style:parent-style-name="standard">
      <style:graphic-properties draw:stroke="none" draw:fill="solid" draw:fill-color="#555555" loext:decorative="false"/>
    </style:style>
    <style:style style:name="gr63" style:family="graphic" style:parent-style-name="standard">
      <style:graphic-properties draw:stroke="none" draw:fill="solid" draw:fill-color="#535353" loext:decorative="false"/>
    </style:style>
    <style:style style:name="gr64" style:family="graphic" style:parent-style-name="standard">
      <style:graphic-properties draw:stroke="none" draw:fill="solid" draw:fill-color="#515151" loext:decorative="false"/>
    </style:style>
    <style:style style:name="gr65" style:family="graphic" style:parent-style-name="standard">
      <style:graphic-properties draw:stroke="none" draw:fill="solid" draw:fill-color="#4f4f4f" loext:decorative="false"/>
    </style:style>
    <style:style style:name="gr66" style:family="graphic" style:parent-style-name="standard">
      <style:graphic-properties draw:stroke="none" draw:fill="solid" draw:fill-color="#4d4d4d" loext:decorative="false"/>
    </style:style>
    <style:style style:name="gr67" style:family="graphic" style:parent-style-name="standard">
      <style:graphic-properties draw:stroke="none" draw:fill="solid" draw:fill-color="#4b4b4b" loext:decorative="false"/>
    </style:style>
    <style:style style:name="gr68" style:family="graphic" style:parent-style-name="standard">
      <style:graphic-properties draw:stroke="none" draw:fill="solid" draw:fill-color="#494949" loext:decorative="false"/>
    </style:style>
    <style:style style:name="gr69" style:family="graphic" style:parent-style-name="standard">
      <style:graphic-properties draw:stroke="none" draw:fill="solid" draw:fill-color="#474747" loext:decorative="false"/>
    </style:style>
    <style:style style:name="gr70" style:family="graphic" style:parent-style-name="standard">
      <style:graphic-properties draw:stroke="none" draw:fill="solid" draw:fill-color="#454545" loext:decorative="false"/>
    </style:style>
    <style:style style:name="gr71" style:family="graphic" style:parent-style-name="standard">
      <style:graphic-properties draw:stroke="none" draw:fill="solid" draw:fill-color="#434343" loext:decorative="false"/>
    </style:style>
    <style:style style:name="gr72" style:family="graphic" style:parent-style-name="standard">
      <style:graphic-properties draw:stroke="none" draw:fill="solid" draw:fill-color="#414141" loext:decorative="false"/>
    </style:style>
    <style:style style:name="gr73" style:family="graphic" style:parent-style-name="standard">
      <style:graphic-properties draw:stroke="none" draw:fill="solid" draw:fill-color="#3f3f3f" loext:decorative="false"/>
    </style:style>
    <style:style style:name="gr74" style:family="graphic" style:parent-style-name="standard">
      <style:graphic-properties draw:stroke="none" draw:fill="solid" draw:fill-color="#3d3d3d" loext:decorative="false"/>
    </style:style>
    <style:style style:name="gr75" style:family="graphic" style:parent-style-name="standard">
      <style:graphic-properties draw:stroke="none" draw:fill="solid" draw:fill-color="#3b3b3b" loext:decorative="false"/>
    </style:style>
    <style:style style:name="gr76" style:family="graphic" style:parent-style-name="standard">
      <style:graphic-properties draw:stroke="none" draw:fill="solid" draw:fill-color="#393939" loext:decorative="false"/>
    </style:style>
    <style:style style:name="gr77" style:family="graphic" style:parent-style-name="standard">
      <style:graphic-properties draw:stroke="none" draw:fill="solid" draw:fill-color="#373737" loext:decorative="false"/>
    </style:style>
    <style:style style:name="gr78" style:family="graphic" style:parent-style-name="standard">
      <style:graphic-properties draw:stroke="none" draw:fill="solid" draw:fill-color="#353535" loext:decorative="false"/>
    </style:style>
    <style:style style:name="gr79" style:family="graphic" style:parent-style-name="standard">
      <style:graphic-properties draw:stroke="none" draw:fill="solid" draw:fill-color="#333333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solid" draw:fill-color="#000000" loext:decorative="false"/>
      <style:paragraph-properties style:writing-mode="lr-tb"/>
    </style:style>
    <style:style style:name="gr93" style:family="graphic" style:parent-style-name="standard">
      <style:graphic-properties draw:stroke="none" draw:fill="none" draw:fill-color="#ffffff" fo:min-height="0.629cm" loext:decorative="false"/>
      <style:paragraph-properties style:writing-mode="lr-tb"/>
    </style:style>
    <style:style style:name="gr94" style:family="graphic" style:parent-style-name="standard">
      <style:graphic-properties draw:stroke="none" draw:fill="solid" draw:fill-color="#111111" loext:decorative="false"/>
    </style:style>
    <style:style style:name="gr95" style:family="graphic" style:parent-style-name="standard">
      <style:graphic-properties draw:stroke="none" draw:fill="solid" draw:fill-color="#131313" loext:decorative="false"/>
    </style:style>
    <style:style style:name="gr96" style:family="graphic" style:parent-style-name="standard">
      <style:graphic-properties draw:stroke="none" draw:fill="solid" draw:fill-color="#151515" loext:decorative="false"/>
    </style:style>
    <style:style style:name="gr97" style:family="graphic" style:parent-style-name="standard">
      <style:graphic-properties draw:stroke="none" draw:fill="solid" draw:fill-color="#171717" loext:decorative="false"/>
    </style:style>
    <style:style style:name="gr98" style:family="graphic" style:parent-style-name="standard">
      <style:graphic-properties draw:stroke="none" draw:fill="solid" draw:fill-color="#191919" loext:decorative="false"/>
    </style:style>
    <style:style style:name="gr99" style:family="graphic" style:parent-style-name="standard">
      <style:graphic-properties draw:stroke="none" draw:fill="solid" draw:fill-color="#1b1b1b" loext:decorative="false"/>
    </style:style>
    <style:style style:name="gr100" style:family="graphic" style:parent-style-name="standard">
      <style:graphic-properties draw:stroke="none" draw:fill="solid" draw:fill-color="#1d1d1d" loext:decorative="false"/>
    </style:style>
    <style:style style:name="gr101" style:family="graphic" style:parent-style-name="standard">
      <style:graphic-properties draw:stroke="none" draw:fill="solid" draw:fill-color="#1f1f1f" loext:decorative="false"/>
    </style:style>
    <style:style style:name="gr102" style:family="graphic" style:parent-style-name="standard">
      <style:graphic-properties draw:stroke="none" draw:fill="solid" draw:fill-color="#212121" loext:decorative="false"/>
    </style:style>
    <style:style style:name="gr103" style:family="graphic" style:parent-style-name="standard">
      <style:graphic-properties draw:stroke="none" draw:fill="solid" draw:fill-color="#232323" loext:decorative="false"/>
    </style:style>
    <style:style style:name="gr104" style:family="graphic" style:parent-style-name="standard">
      <style:graphic-properties draw:stroke="none" draw:fill="solid" draw:fill-color="#252525" loext:decorative="false"/>
    </style:style>
    <style:style style:name="gr105" style:family="graphic" style:parent-style-name="standard">
      <style:graphic-properties draw:stroke="none" draw:fill="solid" draw:fill-color="#272727" loext:decorative="false"/>
    </style:style>
    <style:style style:name="gr106" style:family="graphic" style:parent-style-name="standard">
      <style:graphic-properties draw:stroke="none" draw:fill="solid" draw:fill-color="#292929" loext:decorative="false"/>
    </style:style>
    <style:style style:name="gr107" style:family="graphic" style:parent-style-name="standard">
      <style:graphic-properties draw:stroke="none" draw:fill="solid" draw:fill-color="#2b2b2b" loext:decorative="false"/>
    </style:style>
    <style:style style:name="gr108" style:family="graphic" style:parent-style-name="standard">
      <style:graphic-properties draw:stroke="none" draw:fill="solid" draw:fill-color="#2d2d2d" loext:decorative="false"/>
    </style:style>
    <style:style style:name="gr109" style:family="graphic" style:parent-style-name="standard">
      <style:graphic-properties draw:stroke="none" draw:fill="solid" draw:fill-color="#2f2f2f" loext:decorative="false"/>
    </style:style>
    <style:style style:name="gr110" style:family="graphic" style:parent-style-name="standard">
      <style:graphic-properties draw:stroke="none" draw:fill="solid" draw:fill-color="#313131" loext:decorative="false"/>
    </style:style>
    <style:style style:name="gr111" style:family="graphic" style:parent-style-name="standard">
      <style:graphic-properties draw:stroke="none" draw:fill="solid" draw:fill-color="#707070" loext:decorative="false"/>
    </style:style>
    <style:style style:name="gr112" style:family="graphic" style:parent-style-name="standard">
      <style:graphic-properties draw:stroke="none" draw:fill="solid" draw:fill-color="#727272" loext:decorative="false"/>
    </style:style>
    <style:style style:name="gr113" style:family="graphic" style:parent-style-name="standard">
      <style:graphic-properties draw:stroke="none" draw:fill="solid" draw:fill-color="#747474" loext:decorative="false"/>
    </style:style>
    <style:style style:name="gr114" style:family="graphic" style:parent-style-name="standard">
      <style:graphic-properties draw:stroke="none" draw:fill="solid" draw:fill-color="#767676" loext:decorative="false"/>
    </style:style>
    <style:style style:name="gr115" style:family="graphic" style:parent-style-name="standard">
      <style:graphic-properties draw:stroke="none" draw:fill="solid" draw:fill-color="#787878" loext:decorative="false"/>
    </style:style>
    <style:style style:name="gr116" style:family="graphic" style:parent-style-name="standard">
      <style:graphic-properties draw:stroke="none" draw:fill="solid" draw:fill-color="#7a7a7a" loext:decorative="false"/>
    </style:style>
    <style:style style:name="gr117" style:family="graphic" style:parent-style-name="standard">
      <style:graphic-properties draw:stroke="none" draw:fill="solid" draw:fill-color="#7c7c7c" loext:decorative="false"/>
    </style:style>
    <style:style style:name="gr118" style:family="graphic" style:parent-style-name="standard">
      <style:graphic-properties draw:stroke="none" draw:fill="solid" draw:fill-color="#7e7e7e" loext:decorative="fals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cccccc"/>
    </style:style>
    <style:style style:name="P4" style:family="paragraph">
      <loext:graphic-properties draw:fill="solid" draw:fill-color="#cacaca"/>
    </style:style>
    <style:style style:name="P5" style:family="paragraph">
      <loext:graphic-properties draw:fill="solid" draw:fill-color="#c8c8c8"/>
    </style:style>
    <style:style style:name="P6" style:family="paragraph">
      <loext:graphic-properties draw:fill="solid" draw:fill-color="#c6c6c6"/>
    </style:style>
    <style:style style:name="P7" style:family="paragraph">
      <loext:graphic-properties draw:fill="solid" draw:fill-color="#c4c4c4"/>
    </style:style>
    <style:style style:name="P8" style:family="paragraph">
      <loext:graphic-properties draw:fill="solid" draw:fill-color="#c2c2c2"/>
    </style:style>
    <style:style style:name="P9" style:family="paragraph">
      <loext:graphic-properties draw:fill="solid" draw:fill-color="#c0c0c0"/>
    </style:style>
    <style:style style:name="P10" style:family="paragraph">
      <loext:graphic-properties draw:fill="solid" draw:fill-color="#bebebe"/>
    </style:style>
    <style:style style:name="P11" style:family="paragraph">
      <loext:graphic-properties draw:fill="solid" draw:fill-color="#bcbcbc"/>
    </style:style>
    <style:style style:name="P12" style:family="paragraph">
      <loext:graphic-properties draw:fill="solid" draw:fill-color="#bababa"/>
    </style:style>
    <style:style style:name="P13" style:family="paragraph">
      <loext:graphic-properties draw:fill="solid" draw:fill-color="#b8b8b8"/>
    </style:style>
    <style:style style:name="P14" style:family="paragraph">
      <loext:graphic-properties draw:fill="solid" draw:fill-color="#b6b6b6"/>
    </style:style>
    <style:style style:name="P15" style:family="paragraph">
      <loext:graphic-properties draw:fill="solid" draw:fill-color="#b4b4b4"/>
    </style:style>
    <style:style style:name="P16" style:family="paragraph">
      <loext:graphic-properties draw:fill="solid" draw:fill-color="#b2b2b2"/>
    </style:style>
    <style:style style:name="P17" style:family="paragraph">
      <loext:graphic-properties draw:fill="solid" draw:fill-color="#b0b0b0"/>
    </style:style>
    <style:style style:name="P18" style:family="paragraph">
      <loext:graphic-properties draw:fill="solid" draw:fill-color="#aeaeae"/>
    </style:style>
    <style:style style:name="P19" style:family="paragraph">
      <loext:graphic-properties draw:fill="solid" draw:fill-color="#acacac"/>
    </style:style>
    <style:style style:name="P20" style:family="paragraph">
      <loext:graphic-properties draw:fill="solid" draw:fill-color="#aaaaaa"/>
    </style:style>
    <style:style style:name="P21" style:family="paragraph">
      <loext:graphic-properties draw:fill="solid" draw:fill-color="#a8a8a8"/>
    </style:style>
    <style:style style:name="P22" style:family="paragraph">
      <loext:graphic-properties draw:fill="solid" draw:fill-color="#a6a6a6"/>
    </style:style>
    <style:style style:name="P23" style:family="paragraph">
      <loext:graphic-properties draw:fill="solid" draw:fill-color="#a4a4a4"/>
    </style:style>
    <style:style style:name="P24" style:family="paragraph">
      <loext:graphic-properties draw:fill="solid" draw:fill-color="#a2a2a2"/>
    </style:style>
    <style:style style:name="P25" style:family="paragraph">
      <loext:graphic-properties draw:fill="solid" draw:fill-color="#a0a0a0"/>
    </style:style>
    <style:style style:name="P26" style:family="paragraph">
      <loext:graphic-properties draw:fill="solid" draw:fill-color="#9e9e9e"/>
    </style:style>
    <style:style style:name="P27" style:family="paragraph">
      <loext:graphic-properties draw:fill="solid" draw:fill-color="#9c9c9c"/>
    </style:style>
    <style:style style:name="P28" style:family="paragraph">
      <loext:graphic-properties draw:fill="solid" draw:fill-color="#9a9a9a"/>
    </style:style>
    <style:style style:name="P29" style:family="paragraph">
      <loext:graphic-properties draw:fill="solid" draw:fill-color="#989898"/>
    </style:style>
    <style:style style:name="P30" style:family="paragraph">
      <loext:graphic-properties draw:fill="solid" draw:fill-color="#969696"/>
    </style:style>
    <style:style style:name="P31" style:family="paragraph">
      <loext:graphic-properties draw:fill="solid" draw:fill-color="#949494"/>
    </style:style>
    <style:style style:name="P32" style:family="paragraph">
      <loext:graphic-properties draw:fill="solid" draw:fill-color="#929292"/>
    </style:style>
    <style:style style:name="P33" style:family="paragraph">
      <loext:graphic-properties draw:fill="solid" draw:fill-color="#909090"/>
    </style:style>
    <style:style style:name="P34" style:family="paragraph">
      <loext:graphic-properties draw:fill="solid" draw:fill-color="#8e8e8e"/>
    </style:style>
    <style:style style:name="P35" style:family="paragraph">
      <loext:graphic-properties draw:fill="solid" draw:fill-color="#8c8c8c"/>
    </style:style>
    <style:style style:name="P36" style:family="paragraph">
      <loext:graphic-properties draw:fill="solid" draw:fill-color="#8a8a8a"/>
    </style:style>
    <style:style style:name="P37" style:family="paragraph">
      <loext:graphic-properties draw:fill="solid" draw:fill-color="#888888"/>
    </style:style>
    <style:style style:name="P38" style:family="paragraph">
      <loext:graphic-properties draw:fill="solid" draw:fill-color="#868686"/>
    </style:style>
    <style:style style:name="P39" style:family="paragraph">
      <loext:graphic-properties draw:fill="solid" draw:fill-color="#848484"/>
    </style:style>
    <style:style style:name="P40" style:family="paragraph">
      <loext:graphic-properties draw:fill="solid" draw:fill-color="#828282"/>
    </style:style>
    <style:style style:name="P41" style:family="paragraph">
      <loext:graphic-properties draw:fill="solid" draw:fill-color="#808080"/>
    </style:style>
    <style:style style:name="P42" style:family="paragraph">
      <loext:graphic-properties draw:fill="solid" draw:fill-color="#7d7d7d"/>
    </style:style>
    <style:style style:name="P43" style:family="paragraph">
      <loext:graphic-properties draw:fill="solid" draw:fill-color="#7b7b7b"/>
    </style:style>
    <style:style style:name="P44" style:family="paragraph">
      <loext:graphic-properties draw:fill="solid" draw:fill-color="#797979"/>
    </style:style>
    <style:style style:name="P45" style:family="paragraph">
      <loext:graphic-properties draw:fill="solid" draw:fill-color="#777777"/>
    </style:style>
    <style:style style:name="P46" style:family="paragraph">
      <loext:graphic-properties draw:fill="solid" draw:fill-color="#757575"/>
    </style:style>
    <style:style style:name="P47" style:family="paragraph">
      <loext:graphic-properties draw:fill="solid" draw:fill-color="#737373"/>
    </style:style>
    <style:style style:name="P48" style:family="paragraph">
      <loext:graphic-properties draw:fill="solid" draw:fill-color="#717171"/>
    </style:style>
    <style:style style:name="P49" style:family="paragraph">
      <loext:graphic-properties draw:fill="solid" draw:fill-color="#6f6f6f"/>
    </style:style>
    <style:style style:name="P50" style:family="paragraph">
      <loext:graphic-properties draw:fill="solid" draw:fill-color="#6d6d6d"/>
    </style:style>
    <style:style style:name="P51" style:family="paragraph">
      <loext:graphic-properties draw:fill="solid" draw:fill-color="#6b6b6b"/>
    </style:style>
    <style:style style:name="P52" style:family="paragraph">
      <loext:graphic-properties draw:fill="solid" draw:fill-color="#696969"/>
    </style:style>
    <style:style style:name="P53" style:family="paragraph">
      <loext:graphic-properties draw:fill="solid" draw:fill-color="#676767"/>
    </style:style>
    <style:style style:name="P54" style:family="paragraph">
      <loext:graphic-properties draw:fill="solid" draw:fill-color="#656565"/>
    </style:style>
    <style:style style:name="P55" style:family="paragraph">
      <loext:graphic-properties draw:fill="solid" draw:fill-color="#636363"/>
    </style:style>
    <style:style style:name="P56" style:family="paragraph">
      <loext:graphic-properties draw:fill="solid" draw:fill-color="#616161"/>
    </style:style>
    <style:style style:name="P57" style:family="paragraph">
      <loext:graphic-properties draw:fill="solid" draw:fill-color="#5f5f5f"/>
    </style:style>
    <style:style style:name="P58" style:family="paragraph">
      <loext:graphic-properties draw:fill="solid" draw:fill-color="#5d5d5d"/>
    </style:style>
    <style:style style:name="P59" style:family="paragraph">
      <loext:graphic-properties draw:fill="solid" draw:fill-color="#5b5b5b"/>
    </style:style>
    <style:style style:name="P60" style:family="paragraph">
      <loext:graphic-properties draw:fill="solid" draw:fill-color="#595959"/>
    </style:style>
    <style:style style:name="P61" style:family="paragraph">
      <loext:graphic-properties draw:fill="solid" draw:fill-color="#575757"/>
    </style:style>
    <style:style style:name="P62" style:family="paragraph">
      <loext:graphic-properties draw:fill="solid" draw:fill-color="#555555"/>
    </style:style>
    <style:style style:name="P63" style:family="paragraph">
      <loext:graphic-properties draw:fill="solid" draw:fill-color="#535353"/>
    </style:style>
    <style:style style:name="P64" style:family="paragraph">
      <loext:graphic-properties draw:fill="solid" draw:fill-color="#515151"/>
    </style:style>
    <style:style style:name="P65" style:family="paragraph">
      <loext:graphic-properties draw:fill="solid" draw:fill-color="#4f4f4f"/>
    </style:style>
    <style:style style:name="P66" style:family="paragraph">
      <loext:graphic-properties draw:fill="solid" draw:fill-color="#4d4d4d"/>
    </style:style>
    <style:style style:name="P67" style:family="paragraph">
      <loext:graphic-properties draw:fill="solid" draw:fill-color="#4b4b4b"/>
    </style:style>
    <style:style style:name="P68" style:family="paragraph">
      <loext:graphic-properties draw:fill="solid" draw:fill-color="#494949"/>
    </style:style>
    <style:style style:name="P69" style:family="paragraph">
      <loext:graphic-properties draw:fill="solid" draw:fill-color="#474747"/>
    </style:style>
    <style:style style:name="P70" style:family="paragraph">
      <loext:graphic-properties draw:fill="solid" draw:fill-color="#454545"/>
    </style:style>
    <style:style style:name="P71" style:family="paragraph">
      <loext:graphic-properties draw:fill="solid" draw:fill-color="#434343"/>
    </style:style>
    <style:style style:name="P72" style:family="paragraph">
      <loext:graphic-properties draw:fill="solid" draw:fill-color="#414141"/>
    </style:style>
    <style:style style:name="P73" style:family="paragraph">
      <loext:graphic-properties draw:fill="solid" draw:fill-color="#3f3f3f"/>
    </style:style>
    <style:style style:name="P74" style:family="paragraph">
      <loext:graphic-properties draw:fill="solid" draw:fill-color="#3d3d3d"/>
    </style:style>
    <style:style style:name="P75" style:family="paragraph">
      <loext:graphic-properties draw:fill="solid" draw:fill-color="#3b3b3b"/>
    </style:style>
    <style:style style:name="P76" style:family="paragraph">
      <loext:graphic-properties draw:fill="solid" draw:fill-color="#393939"/>
    </style:style>
    <style:style style:name="P77" style:family="paragraph">
      <loext:graphic-properties draw:fill="solid" draw:fill-color="#373737"/>
    </style:style>
    <style:style style:name="P78" style:family="paragraph">
      <loext:graphic-properties draw:fill="solid" draw:fill-color="#353535"/>
    </style:style>
    <style:style style:name="P79" style:family="paragraph">
      <loext:graphic-properties draw:fill="solid" draw:fill-color="#333333"/>
    </style:style>
    <style:style style:name="P80" style:family="paragraph">
      <style:paragraph-properties fo:text-align="start" style:writing-mode="lr-tb"/>
    </style:style>
    <style:style style:name="P81" style:family="paragraph">
      <loext:graphic-properties draw:fill="none"/>
      <style:text-properties fo:font-size="18pt" style:font-size-asian="18pt" style:font-size-complex="18pt"/>
    </style:style>
    <style:style style:name="P82" style:family="paragraph">
      <loext:graphic-properties draw:fill="none"/>
      <style:text-properties fo:font-size="36pt" style:font-size-asian="36pt" style:font-size-complex="36pt"/>
    </style:style>
    <style:style style:name="P83" style:family="paragraph">
      <loext:graphic-properties draw:fill="none"/>
      <style:text-properties fo:font-size="40pt" style:font-size-asian="40pt" style:font-size-complex="40pt"/>
    </style:style>
    <style:style style:name="P84" style:family="paragraph">
      <loext:graphic-properties draw:fill="none"/>
      <style:text-properties fo:font-size="14pt" style:font-size-asian="14pt" style:font-size-complex="14pt"/>
    </style:style>
    <style:style style:name="P85" style:family="paragraph">
      <loext:graphic-properties draw:fill="none"/>
      <style:text-properties fo:font-size="44pt" style:font-size-asian="44pt" style:font-size-complex="44pt"/>
    </style:style>
    <style:style style:name="P86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87" style:family="paragraph">
      <loext:graphic-properties draw:fill="none"/>
      <style:text-properties fo:font-size="16pt" style:font-size-asian="16pt" style:font-size-complex="16pt"/>
    </style:style>
    <style:style style:name="P88" style:family="paragraph">
      <loext:graphic-properties draw:fill="none"/>
      <style:text-properties fo:font-size="12pt" style:font-size-asian="12pt" style:font-size-complex="12pt"/>
    </style:style>
    <style:style style:name="P89" style:family="paragraph">
      <loext:graphic-properties draw:fill="none"/>
      <style:text-properties fo:font-size="15pt" style:font-size-asian="15pt" style:font-size-complex="15pt"/>
    </style:style>
    <style:style style:name="P90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1" style:family="paragraph">
      <loext:graphic-properties draw:fill="none"/>
      <style:text-properties fo:font-size="24pt" style:font-size-asian="24pt" style:font-size-complex="24pt"/>
    </style:style>
    <style:style style:name="P92" style:family="paragraph">
      <loext:graphic-properties draw:fill="none"/>
      <style:text-properties fo:font-size="20pt" style:font-size-asian="20pt" style:font-size-complex="20pt"/>
    </style:style>
    <style:style style:name="P93" style:family="paragraph">
      <loext:graphic-properties draw:fill="none" draw:fill-color="#ffffff"/>
    </style:style>
    <style:style style:name="P94" style:family="paragraph">
      <loext:graphic-properties draw:fill="solid" draw:fill-color="#111111"/>
    </style:style>
    <style:style style:name="P95" style:family="paragraph">
      <loext:graphic-properties draw:fill="solid" draw:fill-color="#131313"/>
    </style:style>
    <style:style style:name="P96" style:family="paragraph">
      <loext:graphic-properties draw:fill="solid" draw:fill-color="#151515"/>
    </style:style>
    <style:style style:name="P97" style:family="paragraph">
      <loext:graphic-properties draw:fill="solid" draw:fill-color="#171717"/>
    </style:style>
    <style:style style:name="P98" style:family="paragraph">
      <loext:graphic-properties draw:fill="solid" draw:fill-color="#191919"/>
    </style:style>
    <style:style style:name="P99" style:family="paragraph">
      <loext:graphic-properties draw:fill="solid" draw:fill-color="#1b1b1b"/>
    </style:style>
    <style:style style:name="P100" style:family="paragraph">
      <loext:graphic-properties draw:fill="solid" draw:fill-color="#1d1d1d"/>
    </style:style>
    <style:style style:name="P101" style:family="paragraph">
      <loext:graphic-properties draw:fill="solid" draw:fill-color="#1f1f1f"/>
    </style:style>
    <style:style style:name="P102" style:family="paragraph">
      <loext:graphic-properties draw:fill="solid" draw:fill-color="#212121"/>
    </style:style>
    <style:style style:name="P103" style:family="paragraph">
      <loext:graphic-properties draw:fill="solid" draw:fill-color="#232323"/>
    </style:style>
    <style:style style:name="P104" style:family="paragraph">
      <loext:graphic-properties draw:fill="solid" draw:fill-color="#252525"/>
    </style:style>
    <style:style style:name="P105" style:family="paragraph">
      <loext:graphic-properties draw:fill="solid" draw:fill-color="#272727"/>
    </style:style>
    <style:style style:name="P106" style:family="paragraph">
      <loext:graphic-properties draw:fill="solid" draw:fill-color="#292929"/>
    </style:style>
    <style:style style:name="P107" style:family="paragraph">
      <loext:graphic-properties draw:fill="solid" draw:fill-color="#2b2b2b"/>
    </style:style>
    <style:style style:name="P108" style:family="paragraph">
      <loext:graphic-properties draw:fill="solid" draw:fill-color="#2d2d2d"/>
    </style:style>
    <style:style style:name="P109" style:family="paragraph">
      <loext:graphic-properties draw:fill="solid" draw:fill-color="#2f2f2f"/>
    </style:style>
    <style:style style:name="P110" style:family="paragraph">
      <loext:graphic-properties draw:fill="solid" draw:fill-color="#313131"/>
    </style:style>
    <style:style style:name="P111" style:family="paragraph">
      <loext:graphic-properties draw:fill="solid" draw:fill-color="#707070"/>
    </style:style>
    <style:style style:name="P112" style:family="paragraph">
      <loext:graphic-properties draw:fill="solid" draw:fill-color="#727272"/>
    </style:style>
    <style:style style:name="P113" style:family="paragraph">
      <loext:graphic-properties draw:fill="solid" draw:fill-color="#747474"/>
    </style:style>
    <style:style style:name="P114" style:family="paragraph">
      <loext:graphic-properties draw:fill="solid" draw:fill-color="#767676"/>
    </style:style>
    <style:style style:name="P115" style:family="paragraph">
      <loext:graphic-properties draw:fill="solid" draw:fill-color="#787878"/>
    </style:style>
    <style:style style:name="P116" style:family="paragraph">
      <loext:graphic-properties draw:fill="solid" draw:fill-color="#7a7a7a"/>
    </style:style>
    <style:style style:name="P117" style:family="paragraph">
      <loext:graphic-properties draw:fill="solid" draw:fill-color="#7c7c7c"/>
    </style:style>
    <style:style style:name="P118" style:family="paragraph">
      <loext:graphic-properties draw:fill="solid" draw:fill-color="#7e7e7e"/>
    </style:style>
    <style:style style:name="P119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ffffff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ffffff" loext:opacity="100%" style:font-name="Liberation Sans" fo:font-size="36pt" fo:font-weight="normal" style:font-name-asian="Liberation Sans" style:font-size-asian="36pt" style:font-weight-asian="normal" style:font-name-complex="Liberation Sans" style:font-size-complex="36pt" style:font-weight-complex="normal"/>
    </style:style>
    <style:style style:name="T3" style:family="text">
      <style:text-properties fo:color="#ffffff" loext:opacity="100%" style:font-name="Liberation Sans" fo:font-size="40pt" fo:font-weight="normal" style:font-name-asian="Liberation Sans" style:font-size-asian="40pt" style:font-weight-asian="normal" style:font-name-complex="Liberation Sans" style:font-size-complex="40pt" style:font-weight-complex="normal"/>
    </style:style>
    <style:style style:name="T4" style:family="text">
      <style:text-properties fo:color="#ffffff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5" style:family="text">
      <style:text-properties fo:color="#ffffff" loext:opacity="100%" style:font-name="Liberation Sans" fo:font-size="44pt" fo:font-weight="normal" style:font-name-asian="Liberation Sans" style:font-size-asian="44pt" style:font-weight-asian="normal" style:font-name-complex="Liberation Sans" style:font-size-complex="44pt" style:font-weight-complex="normal"/>
    </style:style>
    <style:style style:name="T6" style:family="text">
      <style:text-properties fo:color="#ffffff" loext:opacity="100%" style:font-name="OpenSymbol" fo:font-size="7.19999980926514pt" fo:font-weight="normal" style:font-name-asian="OpenSymbol" style:font-size-asian="7.19999980926514pt" style:font-weight-asian="normal" style:font-name-complex="OpenSymbol" style:font-size-complex="7.19999980926514pt" style:font-weight-complex="normal"/>
    </style:style>
    <style:style style:name="T7" style:family="text">
      <style:text-properties fo:color="#ffffff" loext:opacity="100%"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8" style:family="text">
      <style:text-properties fo:color="#ffffff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9" style:family="text">
      <style:text-properties fo:color="#ffffff" loext:opacity="100%" style:font-name="Liberation Sans" fo:font-size="15pt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10" style:family="text">
      <style:text-properties fo:color="#ffffff" loext:opacity="100%" style:font-name="OpenSymbol" fo:font-size="10.8000001907349pt" fo:font-weight="normal" style:font-name-asian="OpenSymbol" style:font-size-asian="10.8000001907349pt" style:font-weight-asian="normal" style:font-name-complex="OpenSymbol" style:font-size-complex="10.8000001907349pt" style:font-weight-complex="normal"/>
    </style:style>
    <style:style style:name="T11" style:family="text">
      <style:text-properties fo:color="#ffffff" loext:opacity="100%" style:font-name="Liberation Sans" fo:font-size="24pt" fo:font-weight="normal" style:font-name-asian="Liberation Sans" style:font-size-asian="24pt" style:font-weight-asian="normal" style:font-name-complex="Liberation Sans" style:font-size-complex="24pt" style:font-weight-complex="normal"/>
    </style:style>
    <style:style style:name="T12" style:family="text">
      <style:text-properties fo:color="#ffffff" loext:opacity="100%" style:font-name="OpenSymbol" fo:font-size="18pt" fo:font-weight="normal" style:font-name-asian="OpenSymbol" style:font-size-asian="18pt" style:font-weight-asian="normal" style:font-name-complex="OpenSymbol" style:font-size-complex="18pt" style:font-weight-complex="normal"/>
    </style:style>
    <style:style style:name="T13" style:family="text">
      <style:text-properties fo:color="#ffffff" loext:opacity="100%" style:font-name="Liberation Sans" fo:font-size="20pt" fo:font-weight="normal" style:font-name-asian="Liberation Sans" style:font-size-asian="20pt" style:font-weight-asian="normal" style:font-name-complex="Liberation Sans" style:font-size-complex="20pt" style:font-weight-complex="normal"/>
    </style:style>
    <style:style style:name="T14" style:family="text">
      <style:text-properties fo:color="#ffffff" loext:opacity="100%" style:font-name="Liberation Sans" fo:font-size="32pt" fo:font-weight="normal" style:font-name-asian="Liberation Sans" style:font-size-asian="32pt" style:font-weight-asian="normal" style:font-name-complex="Liberation 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polygon draw:style-name="gr3" draw:text-style-name="P3" draw:layer="layout" svg:width="17cm" svg:height="0.051cm" svg:x="0.072cm" svg:y="12.858cm" svg:viewBox="0 0 17001 52" draw:points="0,0 17001,0 17001,52 0,52">
          <text:p/>
        </draw:polygon>
        <draw:polygon draw:style-name="gr4" draw:text-style-name="P4" draw:layer="layout" svg:width="16.779cm" svg:height="0.051cm" svg:x="0.293cm" svg:y="12.858cm" svg:viewBox="0 0 16780 52" draw:points="0,52 0,0 16780,0 16780,52">
          <text:p/>
        </draw:polygon>
        <draw:polygon draw:style-name="gr5" draw:text-style-name="P5" draw:layer="layout" svg:width="16.559cm" svg:height="0.051cm" svg:x="0.513cm" svg:y="12.858cm" svg:viewBox="0 0 16560 52" draw:points="0,52 0,0 16560,0 16560,52">
          <text:p/>
        </draw:polygon>
        <draw:polygon draw:style-name="gr6" draw:text-style-name="P6" draw:layer="layout" svg:width="16.339cm" svg:height="0.051cm" svg:x="0.733cm" svg:y="12.858cm" svg:viewBox="0 0 16340 52" draw:points="0,52 0,0 16340,0 16340,52">
          <text:p/>
        </draw:polygon>
        <draw:polygon draw:style-name="gr7" draw:text-style-name="P7" draw:layer="layout" svg:width="16.117cm" svg:height="0.051cm" svg:x="0.955cm" svg:y="12.858cm" svg:viewBox="0 0 16118 52" draw:points="0,52 0,0 16118,0 16118,52">
          <text:p/>
        </draw:polygon>
        <draw:polygon draw:style-name="gr8" draw:text-style-name="P8" draw:layer="layout" svg:width="15.897cm" svg:height="0.051cm" svg:x="1.175cm" svg:y="12.858cm" svg:viewBox="0 0 15898 52" draw:points="0,52 0,0 15898,0 15898,52">
          <text:p/>
        </draw:polygon>
        <draw:polygon draw:style-name="gr9" draw:text-style-name="P9" draw:layer="layout" svg:width="15.676cm" svg:height="0.051cm" svg:x="1.397cm" svg:y="12.858cm" svg:viewBox="0 0 15677 52" draw:points="0,52 0,0 15677,0 15677,52">
          <text:p/>
        </draw:polygon>
        <draw:polygon draw:style-name="gr10" draw:text-style-name="P10" draw:layer="layout" svg:width="15.454cm" svg:height="0.051cm" svg:x="1.618cm" svg:y="12.858cm" svg:viewBox="0 0 15455 52" draw:points="0,52 0,0 15455,0 15455,52">
          <text:p/>
        </draw:polygon>
        <draw:polygon draw:style-name="gr11" draw:text-style-name="P11" draw:layer="layout" svg:width="15.234cm" svg:height="0.051cm" svg:x="1.838cm" svg:y="12.858cm" svg:viewBox="0 0 15235 52" draw:points="0,52 0,0 15235,0 15235,52">
          <text:p/>
        </draw:polygon>
        <draw:polygon draw:style-name="gr12" draw:text-style-name="P12" draw:layer="layout" svg:width="15.014cm" svg:height="0.051cm" svg:x="2.058cm" svg:y="12.858cm" svg:viewBox="0 0 15015 52" draw:points="0,52 0,0 15015,0 15015,52">
          <text:p/>
        </draw:polygon>
        <draw:polygon draw:style-name="gr13" draw:text-style-name="P13" draw:layer="layout" svg:width="14.792cm" svg:height="0.051cm" svg:x="2.28cm" svg:y="12.858cm" svg:viewBox="0 0 14793 52" draw:points="0,52 0,0 14793,0 14793,52">
          <text:p/>
        </draw:polygon>
        <draw:polygon draw:style-name="gr14" draw:text-style-name="P14" draw:layer="layout" svg:width="14.572cm" svg:height="0.051cm" svg:x="2.5cm" svg:y="12.858cm" svg:viewBox="0 0 14573 52" draw:points="0,52 0,0 14573,0 14573,52">
          <text:p/>
        </draw:polygon>
        <draw:polygon draw:style-name="gr15" draw:text-style-name="P15" draw:layer="layout" svg:width="14.352cm" svg:height="0.051cm" svg:x="2.721cm" svg:y="12.858cm" svg:viewBox="0 0 14353 52" draw:points="0,52 0,0 14353,0 14353,52">
          <text:p/>
        </draw:polygon>
        <draw:polygon draw:style-name="gr16" draw:text-style-name="P16" draw:layer="layout" svg:width="14.131cm" svg:height="0.051cm" svg:x="2.941cm" svg:y="12.858cm" svg:viewBox="0 0 14132 52" draw:points="0,52 0,0 14132,0 14132,52">
          <text:p/>
        </draw:polygon>
        <draw:polygon draw:style-name="gr17" draw:text-style-name="P17" draw:layer="layout" svg:width="13.909cm" svg:height="0.051cm" svg:x="3.163cm" svg:y="12.858cm" svg:viewBox="0 0 13910 52" draw:points="0,52 0,0 13910,0 13910,52">
          <text:p/>
        </draw:polygon>
        <draw:polygon draw:style-name="gr18" draw:text-style-name="P18" draw:layer="layout" svg:width="13.689cm" svg:height="0.051cm" svg:x="3.383cm" svg:y="12.858cm" svg:viewBox="0 0 13690 52" draw:points="0,52 0,0 13690,0 13690,52">
          <text:p/>
        </draw:polygon>
        <draw:polygon draw:style-name="gr19" draw:text-style-name="P19" draw:layer="layout" svg:width="13.467cm" svg:height="0.051cm" svg:x="3.605cm" svg:y="12.858cm" svg:viewBox="0 0 13468 52" draw:points="0,52 0,0 13468,0 13468,52">
          <text:p/>
        </draw:polygon>
        <draw:polygon draw:style-name="gr20" draw:text-style-name="P20" draw:layer="layout" svg:width="13.248cm" svg:height="0.051cm" svg:x="3.824cm" svg:y="12.858cm" svg:viewBox="0 0 13249 52" draw:points="0,52 0,0 13249,0 13249,52">
          <text:p/>
        </draw:polygon>
        <draw:polygon draw:style-name="gr21" draw:text-style-name="P21" draw:layer="layout" svg:width="13.026cm" svg:height="0.051cm" svg:x="4.046cm" svg:y="12.858cm" svg:viewBox="0 0 13027 52" draw:points="0,52 0,0 13027,0 13027,52">
          <text:p/>
        </draw:polygon>
        <draw:polygon draw:style-name="gr22" draw:text-style-name="P22" draw:layer="layout" svg:width="12.806cm" svg:height="0.051cm" svg:x="4.266cm" svg:y="12.858cm" svg:viewBox="0 0 12807 52" draw:points="0,52 0,0 12807,0 12807,52">
          <text:p/>
        </draw:polygon>
        <draw:polygon draw:style-name="gr23" draw:text-style-name="P23" draw:layer="layout" svg:width="12.584cm" svg:height="0.051cm" svg:x="4.488cm" svg:y="12.858cm" svg:viewBox="0 0 12585 52" draw:points="0,52 0,0 12585,0 12585,52">
          <text:p/>
        </draw:polygon>
        <draw:polygon draw:style-name="gr24" draw:text-style-name="P24" draw:layer="layout" svg:width="12.364cm" svg:height="0.051cm" svg:x="4.708cm" svg:y="12.858cm" svg:viewBox="0 0 12365 52" draw:points="0,52 0,0 12365,0 12365,52">
          <text:p/>
        </draw:polygon>
        <draw:polygon draw:style-name="gr25" draw:text-style-name="P25" draw:layer="layout" svg:width="12.143cm" svg:height="0.051cm" svg:x="4.929cm" svg:y="12.858cm" svg:viewBox="0 0 12144 52" draw:points="0,52 0,0 12144,0 12144,52">
          <text:p/>
        </draw:polygon>
        <draw:polygon draw:style-name="gr26" draw:text-style-name="P26" draw:layer="layout" svg:width="11.923cm" svg:height="0.051cm" svg:x="5.149cm" svg:y="12.858cm" svg:viewBox="0 0 11924 52" draw:points="0,52 0,0 11924,0 11924,52">
          <text:p/>
        </draw:polygon>
        <draw:polygon draw:style-name="gr27" draw:text-style-name="P27" draw:layer="layout" svg:width="11.701cm" svg:height="0.051cm" svg:x="5.371cm" svg:y="12.858cm" svg:viewBox="0 0 11702 52" draw:points="0,52 0,0 11702,0 11702,52">
          <text:p/>
        </draw:polygon>
        <draw:polygon draw:style-name="gr28" draw:text-style-name="P28" draw:layer="layout" svg:width="11.481cm" svg:height="0.051cm" svg:x="5.591cm" svg:y="12.858cm" svg:viewBox="0 0 11482 52" draw:points="0,52 0,0 11482,0 11482,52">
          <text:p/>
        </draw:polygon>
        <draw:polygon draw:style-name="gr29" draw:text-style-name="P29" draw:layer="layout" svg:width="11.259cm" svg:height="0.051cm" svg:x="5.813cm" svg:y="12.858cm" svg:viewBox="0 0 11260 52" draw:points="0,52 0,0 11260,0 11260,52">
          <text:p/>
        </draw:polygon>
        <draw:polygon draw:style-name="gr30" draw:text-style-name="P30" draw:layer="layout" svg:width="11.04cm" svg:height="0.051cm" svg:x="6.032cm" svg:y="12.858cm" svg:viewBox="0 0 11041 52" draw:points="0,52 0,0 11041,0 11041,52">
          <text:p/>
        </draw:polygon>
        <draw:polygon draw:style-name="gr31" draw:text-style-name="P31" draw:layer="layout" svg:width="10.818cm" svg:height="0.051cm" svg:x="6.254cm" svg:y="12.858cm" svg:viewBox="0 0 10819 52" draw:points="0,52 0,0 10819,0 10819,52">
          <text:p/>
        </draw:polygon>
        <draw:polygon draw:style-name="gr32" draw:text-style-name="P32" draw:layer="layout" svg:width="10.598cm" svg:height="0.051cm" svg:x="6.474cm" svg:y="12.858cm" svg:viewBox="0 0 10599 52" draw:points="0,52 0,0 10599,0 10599,52">
          <text:p/>
        </draw:polygon>
        <draw:polygon draw:style-name="gr33" draw:text-style-name="P33" draw:layer="layout" svg:width="10.376cm" svg:height="0.051cm" svg:x="6.696cm" svg:y="12.858cm" svg:viewBox="0 0 10377 52" draw:points="0,52 0,0 10377,0 10377,52">
          <text:p/>
        </draw:polygon>
        <draw:polygon draw:style-name="gr34" draw:text-style-name="P34" draw:layer="layout" svg:width="10.156cm" svg:height="0.051cm" svg:x="6.916cm" svg:y="12.858cm" svg:viewBox="0 0 10157 52" draw:points="0,52 0,0 10157,0 10157,52">
          <text:p/>
        </draw:polygon>
        <draw:polygon draw:style-name="gr35" draw:text-style-name="P35" draw:layer="layout" svg:width="9.935cm" svg:height="0.051cm" svg:x="7.137cm" svg:y="12.858cm" svg:viewBox="0 0 9936 52" draw:points="0,52 0,0 9936,0 9936,52">
          <text:p/>
        </draw:polygon>
        <draw:polygon draw:style-name="gr36" draw:text-style-name="P36" draw:layer="layout" svg:width="9.715cm" svg:height="0.051cm" svg:x="7.357cm" svg:y="12.858cm" svg:viewBox="0 0 9716 52" draw:points="0,52 0,0 9716,0 9716,52">
          <text:p/>
        </draw:polygon>
        <draw:polygon draw:style-name="gr37" draw:text-style-name="P37" draw:layer="layout" svg:width="9.493cm" svg:height="0.051cm" svg:x="7.579cm" svg:y="12.858cm" svg:viewBox="0 0 9494 52" draw:points="0,52 0,0 9494,0 9494,52">
          <text:p/>
        </draw:polygon>
        <draw:polygon draw:style-name="gr38" draw:text-style-name="P38" draw:layer="layout" svg:width="9.273cm" svg:height="0.051cm" svg:x="7.799cm" svg:y="12.858cm" svg:viewBox="0 0 9274 52" draw:points="0,52 0,0 9274,0 9274,52">
          <text:p/>
        </draw:polygon>
        <draw:polygon draw:style-name="gr39" draw:text-style-name="P39" draw:layer="layout" svg:width="9.051cm" svg:height="0.051cm" svg:x="8.021cm" svg:y="12.858cm" svg:viewBox="0 0 9052 52" draw:points="0,52 0,0 9052,0 9052,52">
          <text:p/>
        </draw:polygon>
        <draw:polygon draw:style-name="gr40" draw:text-style-name="P40" draw:layer="layout" svg:width="8.832cm" svg:height="0.051cm" svg:x="8.24cm" svg:y="12.858cm" svg:viewBox="0 0 8833 52" draw:points="0,52 0,0 8833,0 8833,52">
          <text:p/>
        </draw:polygon>
        <draw:polygon draw:style-name="gr41" draw:text-style-name="P41" draw:layer="layout" svg:width="8.61cm" svg:height="0.051cm" svg:x="8.462cm" svg:y="12.858cm" svg:viewBox="0 0 8611 52" draw:points="0,52 0,0 8611,0 8611,52">
          <text:p/>
        </draw:polygon>
        <draw:polygon draw:style-name="gr42" draw:text-style-name="P42" draw:layer="layout" svg:width="8.39cm" svg:height="0.051cm" svg:x="8.682cm" svg:y="12.858cm" svg:viewBox="0 0 8391 52" draw:points="0,52 0,0 8391,0 8391,52">
          <text:p/>
        </draw:polygon>
        <draw:polygon draw:style-name="gr43" draw:text-style-name="P43" draw:layer="layout" svg:width="8.168cm" svg:height="0.051cm" svg:x="8.904cm" svg:y="12.858cm" svg:viewBox="0 0 8169 52" draw:points="0,52 0,0 8169,0 8169,52">
          <text:p/>
        </draw:polygon>
        <draw:polygon draw:style-name="gr44" draw:text-style-name="P44" draw:layer="layout" svg:width="7.949cm" svg:height="0.051cm" svg:x="9.123cm" svg:y="12.858cm" svg:viewBox="0 0 7950 52" draw:points="0,52 0,0 7950,0 7950,52">
          <text:p/>
        </draw:polygon>
        <draw:polygon draw:style-name="gr45" draw:text-style-name="P45" draw:layer="layout" svg:width="7.727cm" svg:height="0.051cm" svg:x="9.345cm" svg:y="12.858cm" svg:viewBox="0 0 7728 52" draw:points="0,52 0,0 7728,0 7728,52">
          <text:p/>
        </draw:polygon>
        <draw:polygon draw:style-name="gr46" draw:text-style-name="P46" draw:layer="layout" svg:width="7.507cm" svg:height="0.051cm" svg:x="9.565cm" svg:y="12.858cm" svg:viewBox="0 0 7508 52" draw:points="0,52 0,0 7508,0 7508,52">
          <text:p/>
        </draw:polygon>
        <draw:polygon draw:style-name="gr47" draw:text-style-name="P47" draw:layer="layout" svg:width="7.285cm" svg:height="0.051cm" svg:x="9.787cm" svg:y="12.858cm" svg:viewBox="0 0 7286 52" draw:points="0,52 0,0 7286,0 7286,52">
          <text:p/>
        </draw:polygon>
        <draw:polygon draw:style-name="gr48" draw:text-style-name="P48" draw:layer="layout" svg:width="7.065cm" svg:height="0.051cm" svg:x="10.007cm" svg:y="12.858cm" svg:viewBox="0 0 7066 52" draw:points="0,52 0,0 7066,0 7066,52">
          <text:p/>
        </draw:polygon>
        <draw:polygon draw:style-name="gr49" draw:text-style-name="P49" draw:layer="layout" svg:width="6.844cm" svg:height="0.051cm" svg:x="10.228cm" svg:y="12.858cm" svg:viewBox="0 0 6845 52" draw:points="0,52 0,0 6845,0 6845,52">
          <text:p/>
        </draw:polygon>
        <draw:polygon draw:style-name="gr50" draw:text-style-name="P50" draw:layer="layout" svg:width="6.624cm" svg:height="0.051cm" svg:x="10.448cm" svg:y="12.858cm" svg:viewBox="0 0 6625 52" draw:points="0,52 0,0 6625,0 6625,52">
          <text:p/>
        </draw:polygon>
        <draw:polygon draw:style-name="gr51" draw:text-style-name="P51" draw:layer="layout" svg:width="6.402cm" svg:height="0.051cm" svg:x="10.67cm" svg:y="12.858cm" svg:viewBox="0 0 6403 52" draw:points="0,52 0,0 6403,0 6403,52">
          <text:p/>
        </draw:polygon>
        <draw:polygon draw:style-name="gr52" draw:text-style-name="P52" draw:layer="layout" svg:width="6.182cm" svg:height="0.051cm" svg:x="10.89cm" svg:y="12.858cm" svg:viewBox="0 0 6183 52" draw:points="0,52 0,0 6183,0 6183,52">
          <text:p/>
        </draw:polygon>
        <draw:polygon draw:style-name="gr53" draw:text-style-name="P53" draw:layer="layout" svg:width="5.96cm" svg:height="0.051cm" svg:x="11.112cm" svg:y="12.858cm" svg:viewBox="0 0 5961 52" draw:points="0,52 0,0 5961,0 5961,52">
          <text:p/>
        </draw:polygon>
        <draw:polygon draw:style-name="gr54" draw:text-style-name="P54" draw:layer="layout" svg:width="5.741cm" svg:height="0.051cm" svg:x="11.331cm" svg:y="12.858cm" svg:viewBox="0 0 5742 52" draw:points="0,52 0,0 5742,0 5742,52">
          <text:p/>
        </draw:polygon>
        <draw:polygon draw:style-name="gr55" draw:text-style-name="P55" draw:layer="layout" svg:width="5.519cm" svg:height="0.051cm" svg:x="11.553cm" svg:y="12.858cm" svg:viewBox="0 0 5520 52" draw:points="0,52 0,0 5520,0 5520,52">
          <text:p/>
        </draw:polygon>
        <draw:polygon draw:style-name="gr56" draw:text-style-name="P56" draw:layer="layout" svg:width="5.299cm" svg:height="0.051cm" svg:x="11.773cm" svg:y="12.858cm" svg:viewBox="0 0 5300 52" draw:points="0,52 0,0 5300,0 5300,52">
          <text:p/>
        </draw:polygon>
        <draw:polygon draw:style-name="gr57" draw:text-style-name="P57" draw:layer="layout" svg:width="5.077cm" svg:height="0.051cm" svg:x="11.995cm" svg:y="12.858cm" svg:viewBox="0 0 5078 52" draw:points="0,52 0,0 5078,0 5078,52">
          <text:p/>
        </draw:polygon>
        <draw:polygon draw:style-name="gr58" draw:text-style-name="P58" draw:layer="layout" svg:width="4.857cm" svg:height="0.051cm" svg:x="12.215cm" svg:y="12.858cm" svg:viewBox="0 0 4858 52" draw:points="0,52 0,0 4858,0 4858,52">
          <text:p/>
        </draw:polygon>
        <draw:polygon draw:style-name="gr59" draw:text-style-name="P59" draw:layer="layout" svg:width="4.636cm" svg:height="0.051cm" svg:x="12.436cm" svg:y="12.858cm" svg:viewBox="0 0 4637 52" draw:points="0,52 0,0 4637,0 4637,52">
          <text:p/>
        </draw:polygon>
        <draw:polygon draw:style-name="gr60" draw:text-style-name="P60" draw:layer="layout" svg:width="4.416cm" svg:height="0.051cm" svg:x="12.656cm" svg:y="12.858cm" svg:viewBox="0 0 4417 52" draw:points="0,52 0,0 4417,0 4417,52">
          <text:p/>
        </draw:polygon>
        <draw:polygon draw:style-name="gr61" draw:text-style-name="P61" draw:layer="layout" svg:width="4.194cm" svg:height="0.051cm" svg:x="12.878cm" svg:y="12.858cm" svg:viewBox="0 0 4195 52" draw:points="0,52 0,0 4195,0 4195,52">
          <text:p/>
        </draw:polygon>
        <draw:polygon draw:style-name="gr62" draw:text-style-name="P62" draw:layer="layout" svg:width="3.974cm" svg:height="0.051cm" svg:x="13.098cm" svg:y="12.858cm" svg:viewBox="0 0 3975 52" draw:points="0,52 0,0 3975,0 3975,52">
          <text:p/>
        </draw:polygon>
        <draw:polygon draw:style-name="gr63" draw:text-style-name="P63" draw:layer="layout" svg:width="3.752cm" svg:height="0.051cm" svg:x="13.32cm" svg:y="12.858cm" svg:viewBox="0 0 3753 52" draw:points="0,52 0,0 3753,0 3753,52">
          <text:p/>
        </draw:polygon>
        <draw:polygon draw:style-name="gr64" draw:text-style-name="P64" draw:layer="layout" svg:width="3.533cm" svg:height="0.051cm" svg:x="13.539cm" svg:y="12.858cm" svg:viewBox="0 0 3534 52" draw:points="0,52 0,0 3534,0 3534,52">
          <text:p/>
        </draw:polygon>
        <draw:polygon draw:style-name="gr65" draw:text-style-name="P65" draw:layer="layout" svg:width="3.311cm" svg:height="0.051cm" svg:x="13.761cm" svg:y="12.858cm" svg:viewBox="0 0 3312 52" draw:points="0,52 0,0 3312,0 3312,52">
          <text:p/>
        </draw:polygon>
        <draw:polygon draw:style-name="gr66" draw:text-style-name="P66" draw:layer="layout" svg:width="3.091cm" svg:height="0.051cm" svg:x="13.981cm" svg:y="12.858cm" svg:viewBox="0 0 3092 52" draw:points="0,52 0,0 3092,0 3092,52">
          <text:p/>
        </draw:polygon>
        <draw:polygon draw:style-name="gr67" draw:text-style-name="P67" draw:layer="layout" svg:width="2.869cm" svg:height="0.051cm" svg:x="14.203cm" svg:y="12.858cm" svg:viewBox="0 0 2870 52" draw:points="0,52 0,0 2870,0 2870,52">
          <text:p/>
        </draw:polygon>
        <draw:polygon draw:style-name="gr68" draw:text-style-name="P68" draw:layer="layout" svg:width="2.649cm" svg:height="0.051cm" svg:x="14.423cm" svg:y="12.858cm" svg:viewBox="0 0 2650 52" draw:points="0,52 0,0 2650,0 2650,52">
          <text:p/>
        </draw:polygon>
        <draw:polygon draw:style-name="gr69" draw:text-style-name="P69" draw:layer="layout" svg:width="2.428cm" svg:height="0.051cm" svg:x="14.644cm" svg:y="12.858cm" svg:viewBox="0 0 2429 52" draw:points="0,52 0,0 2429,0 2429,52">
          <text:p/>
        </draw:polygon>
        <draw:polygon draw:style-name="gr70" draw:text-style-name="P70" draw:layer="layout" svg:width="2.208cm" svg:height="0.051cm" svg:x="14.864cm" svg:y="12.858cm" svg:viewBox="0 0 2209 52" draw:points="0,52 0,0 2209,0 2209,52">
          <text:p/>
        </draw:polygon>
        <draw:polygon draw:style-name="gr71" draw:text-style-name="P71" draw:layer="layout" svg:width="1.986cm" svg:height="0.051cm" svg:x="15.086cm" svg:y="12.858cm" svg:viewBox="0 0 1987 52" draw:points="0,52 0,0 1987,0 1987,52">
          <text:p/>
        </draw:polygon>
        <draw:polygon draw:style-name="gr72" draw:text-style-name="P72" draw:layer="layout" svg:width="1.766cm" svg:height="0.051cm" svg:x="15.306cm" svg:y="12.858cm" svg:viewBox="0 0 1767 52" draw:points="0,52 0,0 1767,0 1767,52">
          <text:p/>
        </draw:polygon>
        <draw:polygon draw:style-name="gr73" draw:text-style-name="P73" draw:layer="layout" svg:width="1.546cm" svg:height="0.051cm" svg:x="15.526cm" svg:y="12.858cm" svg:viewBox="0 0 1547 52" draw:points="0,52 0,0 1547,0 1547,52">
          <text:p/>
        </draw:polygon>
        <draw:polygon draw:style-name="gr74" draw:text-style-name="P74" draw:layer="layout" svg:width="1.325cm" svg:height="0.051cm" svg:x="15.748cm" svg:y="12.858cm" svg:viewBox="0 0 1326 52" draw:points="0,52 0,0 1326,0 1326,52">
          <text:p/>
        </draw:polygon>
        <draw:polygon draw:style-name="gr75" draw:text-style-name="P75" draw:layer="layout" svg:width="1.103cm" svg:height="0.051cm" svg:x="15.969cm" svg:y="12.858cm" svg:viewBox="0 0 1104 52" draw:points="0,52 0,0 1104,0 1104,52">
          <text:p/>
        </draw:polygon>
        <draw:polygon draw:style-name="gr76" draw:text-style-name="P76" draw:layer="layout" svg:width="0.883cm" svg:height="0.051cm" svg:x="16.189cm" svg:y="12.858cm" svg:viewBox="0 0 884 52" draw:points="0,52 0,0 884,0 884,52">
          <text:p/>
        </draw:polygon>
        <draw:polygon draw:style-name="gr77" draw:text-style-name="P77" draw:layer="layout" svg:width="0.661cm" svg:height="0.051cm" svg:x="16.411cm" svg:y="12.858cm" svg:viewBox="0 0 662 52" draw:points="0,52 0,0 662,0 662,52">
          <text:p/>
        </draw:polygon>
        <draw:polygon draw:style-name="gr78" draw:text-style-name="P78" draw:layer="layout" svg:width="0.441cm" svg:height="0.051cm" svg:x="16.631cm" svg:y="12.858cm" svg:viewBox="0 0 442 52" draw:points="0,52 0,0 442,0 442,52">
          <text:p/>
        </draw:polygon>
        <draw:polygon draw:style-name="gr79" draw:text-style-name="P79" draw:layer="layout" svg:width="0.221cm" svg:height="0.051cm" svg:x="16.851cm" svg:y="12.858cm" svg:viewBox="0 0 222 52" draw:points="0,52 0,0 222,0 222,52">
          <text:p/>
        </draw:polygon>
        <draw:polygon draw:style-name="gr3" draw:text-style-name="P3" draw:layer="layout" svg:width="17.336cm" svg:height="0.021cm" svg:x="10.719cm" svg:y="14.79cm" svg:viewBox="0 0 17337 22" draw:points="0,0 17337,0 17337,22 0,22">
          <text:p/>
        </draw:polygon>
        <draw:polygon draw:style-name="gr4" draw:text-style-name="P4" draw:layer="layout" svg:width="17.11cm" svg:height="0.021cm" svg:x="10.945cm" svg:y="14.79cm" svg:viewBox="0 0 17111 22" draw:points="0,22 0,0 17111,0 17111,22">
          <text:p/>
        </draw:polygon>
        <draw:polygon draw:style-name="gr5" draw:text-style-name="P5" draw:layer="layout" svg:width="16.885cm" svg:height="0.021cm" svg:x="11.17cm" svg:y="14.79cm" svg:viewBox="0 0 16886 22" draw:points="0,22 0,0 16886,0 16886,22">
          <text:p/>
        </draw:polygon>
        <draw:polygon draw:style-name="gr6" draw:text-style-name="P6" draw:layer="layout" svg:width="16.66cm" svg:height="0.021cm" svg:x="11.395cm" svg:y="14.79cm" svg:viewBox="0 0 16661 22" draw:points="0,22 0,0 16661,0 16661,22">
          <text:p/>
        </draw:polygon>
        <draw:polygon draw:style-name="gr7" draw:text-style-name="P7" draw:layer="layout" svg:width="16.435cm" svg:height="0.021cm" svg:x="11.62cm" svg:y="14.79cm" svg:viewBox="0 0 16436 22" draw:points="0,22 0,0 16436,0 16436,22">
          <text:p/>
        </draw:polygon>
        <draw:polygon draw:style-name="gr8" draw:text-style-name="P8" draw:layer="layout" svg:width="16.21cm" svg:height="0.021cm" svg:x="11.845cm" svg:y="14.79cm" svg:viewBox="0 0 16211 22" draw:points="0,22 0,0 16211,0 16211,22">
          <text:p/>
        </draw:polygon>
        <draw:polygon draw:style-name="gr9" draw:text-style-name="P9" draw:layer="layout" svg:width="15.985cm" svg:height="0.021cm" svg:x="12.07cm" svg:y="14.79cm" svg:viewBox="0 0 15986 22" draw:points="0,22 0,0 15986,0 15986,22">
          <text:p/>
        </draw:polygon>
        <draw:polygon draw:style-name="gr10" draw:text-style-name="P10" draw:layer="layout" svg:width="15.76cm" svg:height="0.021cm" svg:x="12.295cm" svg:y="14.79cm" svg:viewBox="0 0 15761 22" draw:points="0,22 0,0 15761,0 15761,22">
          <text:p/>
        </draw:polygon>
        <draw:polygon draw:style-name="gr11" draw:text-style-name="P11" draw:layer="layout" svg:width="15.534cm" svg:height="0.021cm" svg:x="12.521cm" svg:y="14.79cm" svg:viewBox="0 0 15535 22" draw:points="0,22 0,0 15535,0 15535,22">
          <text:p/>
        </draw:polygon>
        <draw:polygon draw:style-name="gr12" draw:text-style-name="P12" draw:layer="layout" svg:width="15.309cm" svg:height="0.021cm" svg:x="12.746cm" svg:y="14.79cm" svg:viewBox="0 0 15310 22" draw:points="0,22 0,0 15310,0 15310,22">
          <text:p/>
        </draw:polygon>
        <draw:polygon draw:style-name="gr13" draw:text-style-name="P13" draw:layer="layout" svg:width="15.084cm" svg:height="0.021cm" svg:x="12.971cm" svg:y="14.79cm" svg:viewBox="0 0 15085 22" draw:points="0,22 0,0 15085,0 15085,22">
          <text:p/>
        </draw:polygon>
        <draw:polygon draw:style-name="gr14" draw:text-style-name="P14" draw:layer="layout" svg:width="14.86cm" svg:height="0.021cm" svg:x="13.196cm" svg:y="14.79cm" svg:viewBox="0 0 14861 22" draw:points="0,22 0,0 14861,0 14861,22">
          <text:p/>
        </draw:polygon>
        <draw:polygon draw:style-name="gr15" draw:text-style-name="P15" draw:layer="layout" svg:width="14.634cm" svg:height="0.021cm" svg:x="13.421cm" svg:y="14.79cm" svg:viewBox="0 0 14635 22" draw:points="0,22 0,0 14635,0 14635,22">
          <text:p/>
        </draw:polygon>
        <draw:polygon draw:style-name="gr16" draw:text-style-name="P16" draw:layer="layout" svg:width="14.409cm" svg:height="0.021cm" svg:x="13.646cm" svg:y="14.79cm" svg:viewBox="0 0 14410 22" draw:points="0,22 0,0 14410,0 14410,22">
          <text:p/>
        </draw:polygon>
        <draw:polygon draw:style-name="gr17" draw:text-style-name="P17" draw:layer="layout" svg:width="14.184cm" svg:height="0.021cm" svg:x="13.871cm" svg:y="14.79cm" svg:viewBox="0 0 14185 22" draw:points="0,22 0,0 14185,0 14185,22">
          <text:p/>
        </draw:polygon>
        <draw:polygon draw:style-name="gr18" draw:text-style-name="P18" draw:layer="layout" svg:width="13.959cm" svg:height="0.021cm" svg:x="14.097cm" svg:y="14.79cm" svg:viewBox="0 0 13960 22" draw:points="0,22 0,0 13960,0 13960,22">
          <text:p/>
        </draw:polygon>
        <draw:polygon draw:style-name="gr19" draw:text-style-name="P19" draw:layer="layout" svg:width="13.733cm" svg:height="0.021cm" svg:x="14.322cm" svg:y="14.79cm" svg:viewBox="0 0 13734 22" draw:points="0,22 0,0 13734,0 13734,22">
          <text:p/>
        </draw:polygon>
        <draw:polygon draw:style-name="gr20" draw:text-style-name="P20" draw:layer="layout" svg:width="13.508cm" svg:height="0.021cm" svg:x="14.547cm" svg:y="14.79cm" svg:viewBox="0 0 13509 22" draw:points="0,22 0,0 13509,0 13509,22">
          <text:p/>
        </draw:polygon>
        <draw:polygon draw:style-name="gr21" draw:text-style-name="P21" draw:layer="layout" svg:width="13.283cm" svg:height="0.021cm" svg:x="14.772cm" svg:y="14.79cm" svg:viewBox="0 0 13284 22" draw:points="0,22 0,0 13284,0 13284,22">
          <text:p/>
        </draw:polygon>
        <draw:polygon draw:style-name="gr22" draw:text-style-name="P22" draw:layer="layout" svg:width="13.058cm" svg:height="0.021cm" svg:x="14.997cm" svg:y="14.79cm" svg:viewBox="0 0 13059 22" draw:points="0,22 0,0 13059,0 13059,22">
          <text:p/>
        </draw:polygon>
        <draw:polygon draw:style-name="gr23" draw:text-style-name="P23" draw:layer="layout" svg:width="12.833cm" svg:height="0.021cm" svg:x="15.222cm" svg:y="14.79cm" svg:viewBox="0 0 12834 22" draw:points="0,22 0,0 12834,0 12834,22">
          <text:p/>
        </draw:polygon>
        <draw:polygon draw:style-name="gr24" draw:text-style-name="P24" draw:layer="layout" svg:width="12.608cm" svg:height="0.021cm" svg:x="15.447cm" svg:y="14.79cm" svg:viewBox="0 0 12609 22" draw:points="0,22 0,0 12609,0 12609,22">
          <text:p/>
        </draw:polygon>
        <draw:polygon draw:style-name="gr25" draw:text-style-name="P25" draw:layer="layout" svg:width="12.383cm" svg:height="0.021cm" svg:x="15.672cm" svg:y="14.79cm" svg:viewBox="0 0 12384 22" draw:points="0,22 0,0 12384,0 12384,22">
          <text:p/>
        </draw:polygon>
        <draw:polygon draw:style-name="gr26" draw:text-style-name="P26" draw:layer="layout" svg:width="12.157cm" svg:height="0.021cm" svg:x="15.898cm" svg:y="14.79cm" svg:viewBox="0 0 12158 22" draw:points="0,22 0,0 12158,0 12158,22">
          <text:p/>
        </draw:polygon>
        <draw:polygon draw:style-name="gr27" draw:text-style-name="P27" draw:layer="layout" svg:width="11.932cm" svg:height="0.021cm" svg:x="16.123cm" svg:y="14.79cm" svg:viewBox="0 0 11933 22" draw:points="0,22 0,0 11933,0 11933,22">
          <text:p/>
        </draw:polygon>
        <draw:polygon draw:style-name="gr28" draw:text-style-name="P28" draw:layer="layout" svg:width="11.707cm" svg:height="0.021cm" svg:x="16.348cm" svg:y="14.79cm" svg:viewBox="0 0 11708 22" draw:points="0,22 0,0 11708,0 11708,22">
          <text:p/>
        </draw:polygon>
        <draw:polygon draw:style-name="gr29" draw:text-style-name="P29" draw:layer="layout" svg:width="11.482cm" svg:height="0.021cm" svg:x="16.573cm" svg:y="14.79cm" svg:viewBox="0 0 11483 22" draw:points="0,22 0,0 11483,0 11483,22">
          <text:p/>
        </draw:polygon>
        <draw:polygon draw:style-name="gr30" draw:text-style-name="P30" draw:layer="layout" svg:width="11.257cm" svg:height="0.021cm" svg:x="16.798cm" svg:y="14.79cm" svg:viewBox="0 0 11258 22" draw:points="0,22 0,0 11258,0 11258,22">
          <text:p/>
        </draw:polygon>
        <draw:polygon draw:style-name="gr31" draw:text-style-name="P31" draw:layer="layout" svg:width="11.032cm" svg:height="0.021cm" svg:x="17.023cm" svg:y="14.79cm" svg:viewBox="0 0 11033 22" draw:points="0,22 0,0 11033,0 11033,22">
          <text:p/>
        </draw:polygon>
        <draw:polygon draw:style-name="gr32" draw:text-style-name="P32" draw:layer="layout" svg:width="10.807cm" svg:height="0.021cm" svg:x="17.248cm" svg:y="14.79cm" svg:viewBox="0 0 10808 22" draw:points="0,22 0,0 10808,0 10808,22">
          <text:p/>
        </draw:polygon>
        <draw:polygon draw:style-name="gr33" draw:text-style-name="P33" draw:layer="layout" svg:width="10.581cm" svg:height="0.021cm" svg:x="17.474cm" svg:y="14.79cm" svg:viewBox="0 0 10582 22" draw:points="0,22 0,0 10582,0 10582,22">
          <text:p/>
        </draw:polygon>
        <draw:polygon draw:style-name="gr34" draw:text-style-name="P34" draw:layer="layout" svg:width="10.356cm" svg:height="0.021cm" svg:x="17.699cm" svg:y="14.79cm" svg:viewBox="0 0 10357 22" draw:points="0,22 0,0 10357,0 10357,22">
          <text:p/>
        </draw:polygon>
        <draw:polygon draw:style-name="gr35" draw:text-style-name="P35" draw:layer="layout" svg:width="10.131cm" svg:height="0.021cm" svg:x="17.924cm" svg:y="14.79cm" svg:viewBox="0 0 10132 22" draw:points="0,22 0,0 10132,0 10132,22">
          <text:p/>
        </draw:polygon>
        <draw:polygon draw:style-name="gr36" draw:text-style-name="P36" draw:layer="layout" svg:width="9.906cm" svg:height="0.021cm" svg:x="18.149cm" svg:y="14.79cm" svg:viewBox="0 0 9907 22" draw:points="0,22 0,0 9907,0 9907,22">
          <text:p/>
        </draw:polygon>
        <draw:polygon draw:style-name="gr37" draw:text-style-name="P37" draw:layer="layout" svg:width="9.681cm" svg:height="0.021cm" svg:x="18.374cm" svg:y="14.79cm" svg:viewBox="0 0 9682 22" draw:points="0,22 0,0 9682,0 9682,22">
          <text:p/>
        </draw:polygon>
        <draw:polygon draw:style-name="gr38" draw:text-style-name="P38" draw:layer="layout" svg:width="9.456cm" svg:height="0.021cm" svg:x="18.599cm" svg:y="14.79cm" svg:viewBox="0 0 9457 22" draw:points="0,22 0,0 9457,0 9457,22">
          <text:p/>
        </draw:polygon>
        <draw:polygon draw:style-name="gr39" draw:text-style-name="P39" draw:layer="layout" svg:width="9.231cm" svg:height="0.021cm" svg:x="18.824cm" svg:y="14.79cm" svg:viewBox="0 0 9232 22" draw:points="0,22 0,0 9232,0 9232,22">
          <text:p/>
        </draw:polygon>
        <draw:polygon draw:style-name="gr40" draw:text-style-name="P40" draw:layer="layout" svg:width="9.005cm" svg:height="0.021cm" svg:x="19.05cm" svg:y="14.79cm" svg:viewBox="0 0 9006 22" draw:points="0,22 0,0 9006,0 9006,22">
          <text:p/>
        </draw:polygon>
        <draw:polygon draw:style-name="gr41" draw:text-style-name="P41" draw:layer="layout" svg:width="8.78cm" svg:height="0.021cm" svg:x="19.275cm" svg:y="14.79cm" svg:viewBox="0 0 8781 22" draw:points="0,22 0,0 8781,0 8781,22">
          <text:p/>
        </draw:polygon>
        <draw:polygon draw:style-name="gr42" draw:text-style-name="P42" draw:layer="layout" svg:width="8.555cm" svg:height="0.021cm" svg:x="19.5cm" svg:y="14.79cm" svg:viewBox="0 0 8556 22" draw:points="0,22 0,0 8556,0 8556,22">
          <text:p/>
        </draw:polygon>
        <draw:polygon draw:style-name="gr43" draw:text-style-name="P43" draw:layer="layout" svg:width="8.33cm" svg:height="0.021cm" svg:x="19.725cm" svg:y="14.79cm" svg:viewBox="0 0 8331 22" draw:points="0,22 0,0 8331,0 8331,22">
          <text:p/>
        </draw:polygon>
        <draw:polygon draw:style-name="gr44" draw:text-style-name="P44" draw:layer="layout" svg:width="8.105cm" svg:height="0.021cm" svg:x="19.95cm" svg:y="14.79cm" svg:viewBox="0 0 8106 22" draw:points="0,22 0,0 8106,0 8106,22">
          <text:p/>
        </draw:polygon>
        <draw:polygon draw:style-name="gr45" draw:text-style-name="P45" draw:layer="layout" svg:width="7.88cm" svg:height="0.021cm" svg:x="20.175cm" svg:y="14.79cm" svg:viewBox="0 0 7881 22" draw:points="0,22 0,0 7881,0 7881,22">
          <text:p/>
        </draw:polygon>
        <draw:polygon draw:style-name="gr46" draw:text-style-name="P46" draw:layer="layout" svg:width="7.655cm" svg:height="0.021cm" svg:x="20.4cm" svg:y="14.79cm" svg:viewBox="0 0 7656 22" draw:points="0,22 0,0 7656,0 7656,22">
          <text:p/>
        </draw:polygon>
        <draw:polygon draw:style-name="gr47" draw:text-style-name="P47" draw:layer="layout" svg:width="7.43cm" svg:height="0.021cm" svg:x="20.625cm" svg:y="14.79cm" svg:viewBox="0 0 7431 22" draw:points="0,22 0,0 7431,0 7431,22">
          <text:p/>
        </draw:polygon>
        <draw:polygon draw:style-name="gr48" draw:text-style-name="P48" draw:layer="layout" svg:width="7.204cm" svg:height="0.021cm" svg:x="20.851cm" svg:y="14.79cm" svg:viewBox="0 0 7205 22" draw:points="0,22 0,0 7205,0 7205,22">
          <text:p/>
        </draw:polygon>
        <draw:polygon draw:style-name="gr49" draw:text-style-name="P49" draw:layer="layout" svg:width="6.979cm" svg:height="0.021cm" svg:x="21.076cm" svg:y="14.79cm" svg:viewBox="0 0 6980 22" draw:points="0,22 0,0 6980,0 6980,22">
          <text:p/>
        </draw:polygon>
        <draw:polygon draw:style-name="gr50" draw:text-style-name="P50" draw:layer="layout" svg:width="6.754cm" svg:height="0.021cm" svg:x="21.301cm" svg:y="14.79cm" svg:viewBox="0 0 6755 22" draw:points="0,22 0,0 6755,0 6755,22">
          <text:p/>
        </draw:polygon>
        <draw:polygon draw:style-name="gr51" draw:text-style-name="P51" draw:layer="layout" svg:width="6.529cm" svg:height="0.021cm" svg:x="21.526cm" svg:y="14.79cm" svg:viewBox="0 0 6530 22" draw:points="0,22 0,0 6530,0 6530,22">
          <text:p/>
        </draw:polygon>
        <draw:polygon draw:style-name="gr52" draw:text-style-name="P52" draw:layer="layout" svg:width="6.304cm" svg:height="0.021cm" svg:x="21.751cm" svg:y="14.79cm" svg:viewBox="0 0 6305 22" draw:points="0,22 0,0 6305,0 6305,22">
          <text:p/>
        </draw:polygon>
        <draw:polygon draw:style-name="gr53" draw:text-style-name="P53" draw:layer="layout" svg:width="6.079cm" svg:height="0.021cm" svg:x="21.976cm" svg:y="14.79cm" svg:viewBox="0 0 6080 22" draw:points="0,22 0,0 6080,0 6080,22">
          <text:p/>
        </draw:polygon>
        <draw:polygon draw:style-name="gr54" draw:text-style-name="P54" draw:layer="layout" svg:width="5.854cm" svg:height="0.021cm" svg:x="22.201cm" svg:y="14.79cm" svg:viewBox="0 0 5855 22" draw:points="0,22 0,0 5855,0 5855,22">
          <text:p/>
        </draw:polygon>
        <draw:polygon draw:style-name="gr55" draw:text-style-name="P55" draw:layer="layout" svg:width="5.628cm" svg:height="0.021cm" svg:x="22.427cm" svg:y="14.79cm" svg:viewBox="0 0 5629 22" draw:points="0,22 0,0 5629,0 5629,22">
          <text:p/>
        </draw:polygon>
        <draw:polygon draw:style-name="gr56" draw:text-style-name="P56" draw:layer="layout" svg:width="5.403cm" svg:height="0.021cm" svg:x="22.652cm" svg:y="14.79cm" svg:viewBox="0 0 5404 22" draw:points="0,22 0,0 5404,0 5404,22">
          <text:p/>
        </draw:polygon>
        <draw:polygon draw:style-name="gr57" draw:text-style-name="P57" draw:layer="layout" svg:width="5.178cm" svg:height="0.021cm" svg:x="22.877cm" svg:y="14.79cm" svg:viewBox="0 0 5179 22" draw:points="0,22 0,0 5179,0 5179,22">
          <text:p/>
        </draw:polygon>
        <draw:polygon draw:style-name="gr58" draw:text-style-name="P58" draw:layer="layout" svg:width="4.953cm" svg:height="0.021cm" svg:x="23.102cm" svg:y="14.79cm" svg:viewBox="0 0 4954 22" draw:points="0,22 0,0 4954,0 4954,22">
          <text:p/>
        </draw:polygon>
        <draw:polygon draw:style-name="gr59" draw:text-style-name="P59" draw:layer="layout" svg:width="4.728cm" svg:height="0.021cm" svg:x="23.327cm" svg:y="14.79cm" svg:viewBox="0 0 4729 22" draw:points="0,22 0,0 4729,0 4729,22">
          <text:p/>
        </draw:polygon>
        <draw:polygon draw:style-name="gr60" draw:text-style-name="P60" draw:layer="layout" svg:width="4.503cm" svg:height="0.021cm" svg:x="23.552cm" svg:y="14.79cm" svg:viewBox="0 0 4504 22" draw:points="0,22 0,0 4504,0 4504,22">
          <text:p/>
        </draw:polygon>
        <draw:polygon draw:style-name="gr61" draw:text-style-name="P61" draw:layer="layout" svg:width="4.278cm" svg:height="0.021cm" svg:x="23.777cm" svg:y="14.79cm" svg:viewBox="0 0 4279 22" draw:points="0,22 0,0 4279,0 4279,22">
          <text:p/>
        </draw:polygon>
        <draw:polygon draw:style-name="gr62" draw:text-style-name="P62" draw:layer="layout" svg:width="4.053cm" svg:height="0.021cm" svg:x="24.003cm" svg:y="14.79cm" svg:viewBox="0 0 4054 22" draw:points="0,22 0,0 4054,0 4054,22">
          <text:p/>
        </draw:polygon>
        <draw:polygon draw:style-name="gr63" draw:text-style-name="P63" draw:layer="layout" svg:width="3.827cm" svg:height="0.021cm" svg:x="24.228cm" svg:y="14.79cm" svg:viewBox="0 0 3828 22" draw:points="0,22 0,0 3828,0 3828,22">
          <text:p/>
        </draw:polygon>
        <draw:polygon draw:style-name="gr64" draw:text-style-name="P64" draw:layer="layout" svg:width="3.602cm" svg:height="0.021cm" svg:x="24.453cm" svg:y="14.79cm" svg:viewBox="0 0 3603 22" draw:points="0,22 0,0 3603,0 3603,22">
          <text:p/>
        </draw:polygon>
        <draw:polygon draw:style-name="gr65" draw:text-style-name="P65" draw:layer="layout" svg:width="3.377cm" svg:height="0.021cm" svg:x="24.678cm" svg:y="14.79cm" svg:viewBox="0 0 3378 22" draw:points="0,22 0,0 3378,0 3378,22">
          <text:p/>
        </draw:polygon>
        <draw:polygon draw:style-name="gr66" draw:text-style-name="P66" draw:layer="layout" svg:width="3.152cm" svg:height="0.021cm" svg:x="24.903cm" svg:y="14.79cm" svg:viewBox="0 0 3153 22" draw:points="0,22 0,0 3153,0 3153,22">
          <text:p/>
        </draw:polygon>
        <draw:polygon draw:style-name="gr67" draw:text-style-name="P67" draw:layer="layout" svg:width="2.927cm" svg:height="0.021cm" svg:x="25.128cm" svg:y="14.79cm" svg:viewBox="0 0 2928 22" draw:points="0,22 0,0 2928,0 2928,22">
          <text:p/>
        </draw:polygon>
        <draw:polygon draw:style-name="gr68" draw:text-style-name="P68" draw:layer="layout" svg:width="2.702cm" svg:height="0.021cm" svg:x="25.353cm" svg:y="14.79cm" svg:viewBox="0 0 2703 22" draw:points="0,22 0,0 2703,0 2703,22">
          <text:p/>
        </draw:polygon>
        <draw:polygon draw:style-name="gr69" draw:text-style-name="P69" draw:layer="layout" svg:width="2.477cm" svg:height="0.021cm" svg:x="25.578cm" svg:y="14.79cm" svg:viewBox="0 0 2478 22" draw:points="0,22 0,0 2478,0 2478,22">
          <text:p/>
        </draw:polygon>
        <draw:polygon draw:style-name="gr70" draw:text-style-name="P70" draw:layer="layout" svg:width="2.251cm" svg:height="0.021cm" svg:x="25.804cm" svg:y="14.79cm" svg:viewBox="0 0 2252 22" draw:points="0,22 0,0 2252,0 2252,22">
          <text:p/>
        </draw:polygon>
        <draw:polygon draw:style-name="gr71" draw:text-style-name="P71" draw:layer="layout" svg:width="2.026cm" svg:height="0.021cm" svg:x="26.029cm" svg:y="14.79cm" svg:viewBox="0 0 2027 22" draw:points="0,22 0,0 2027,0 2027,22">
          <text:p/>
        </draw:polygon>
        <draw:polygon draw:style-name="gr72" draw:text-style-name="P72" draw:layer="layout" svg:width="1.801cm" svg:height="0.021cm" svg:x="26.254cm" svg:y="14.79cm" svg:viewBox="0 0 1802 22" draw:points="0,22 0,0 1802,0 1802,22">
          <text:p/>
        </draw:polygon>
        <draw:polygon draw:style-name="gr73" draw:text-style-name="P73" draw:layer="layout" svg:width="1.576cm" svg:height="0.021cm" svg:x="26.479cm" svg:y="14.79cm" svg:viewBox="0 0 1577 22" draw:points="0,22 0,0 1577,0 1577,22">
          <text:p/>
        </draw:polygon>
        <draw:polygon draw:style-name="gr74" draw:text-style-name="P74" draw:layer="layout" svg:width="1.351cm" svg:height="0.021cm" svg:x="26.704cm" svg:y="14.79cm" svg:viewBox="0 0 1352 22" draw:points="0,22 0,0 1352,0 1352,22">
          <text:p/>
        </draw:polygon>
        <draw:polygon draw:style-name="gr75" draw:text-style-name="P75" draw:layer="layout" svg:width="1.126cm" svg:height="0.021cm" svg:x="26.929cm" svg:y="14.79cm" svg:viewBox="0 0 1127 22" draw:points="0,22 0,0 1127,0 1127,22">
          <text:p/>
        </draw:polygon>
        <draw:polygon draw:style-name="gr76" draw:text-style-name="P76" draw:layer="layout" svg:width="0.901cm" svg:height="0.021cm" svg:x="27.154cm" svg:y="14.79cm" svg:viewBox="0 0 902 22" draw:points="0,22 0,0 902,0 902,22">
          <text:p/>
        </draw:polygon>
        <draw:polygon draw:style-name="gr77" draw:text-style-name="P77" draw:layer="layout" svg:width="0.675cm" svg:height="0.021cm" svg:x="27.38cm" svg:y="14.79cm" svg:viewBox="0 0 676 22" draw:points="0,22 0,0 676,0 676,22">
          <text:p/>
        </draw:polygon>
        <draw:polygon draw:style-name="gr78" draw:text-style-name="P78" draw:layer="layout" svg:width="0.45cm" svg:height="0.021cm" svg:x="27.605cm" svg:y="14.79cm" svg:viewBox="0 0 451 22" draw:points="0,22 0,0 451,0 451,22">
          <text:p/>
        </draw:polygon>
        <draw:polygon draw:style-name="gr79" draw:text-style-name="P79" draw:layer="layout" svg:width="0.225cm" svg:height="0.021cm" svg:x="27.83cm" svg:y="14.79cm" svg:viewBox="0 0 226 22" draw:points="0,22 0,0 226,0 226,22">
          <text:p/>
        </draw:polygon>
        <draw:path draw:style-name="gr3" draw:text-style-name="P3" draw:layer="layout" svg:width="0.02cm" svg:height="1.355cm" svg:x="11.236cm" svg:y="13.736cm" svg:viewBox="0 0 21 1356" svg:d="M9 0h2c-2 0-5 0-6 1-2 1-4 3-5 4 0 2 0 4 0 6v1334 1c0 1 0 3 0 5 1 1 3 3 5 4 1 1 4 1 6 1h-2 2c1 0 4 0 5-1 2-1 3-3 5-4 0-2 0-4 0-5v-1336 1c0-2 0-4 0-6-2-1-3-3-5-4-1-1-4-1-5-1z">
          <text:p/>
        </draw:path>
        <draw:frame draw:style-name="gr80" draw:text-style-name="P81" draw:layer="layout" svg:width="0.634cm" svg:height="0.712cm" svg:x="11.65cm" svg:y="13.726cm">
          <draw:text-box>
            <text:p text:style-name="P80"><text:span text:style-name="T1"><text:s/></text:span></text:p>
          </draw:text-box>
        </draw:frame>
        <draw:frame draw:style-name="gr81" draw:text-style-name="P82" draw:layer="layout" svg:width="4.095cm" svg:height="1.423cm" svg:x="2.938cm" svg:y="9.828cm">
          <draw:text-box>
            <text:p text:style-name="P80"><text:span text:style-name="T2">gRPC: </text:span></text:p>
          </draw:text-box>
        </draw:frame>
        <draw:frame draw:style-name="gr82" draw:text-style-name="P83" draw:layer="layout" svg:width="4.815cm" svg:height="1.576cm" svg:x="7.031cm" svg:y="9.7cm">
          <draw:text-box>
            <text:p text:style-name="P80"><text:span text:style-name="T3">основы</text:span></text:p>
          </draw:text-box>
        </draw:frame>
        <draw:frame draw:style-name="gr81" draw:text-style-name="P82" draw:layer="layout" svg:width="10.16cm" svg:height="1.423cm" svg:x="11.844cm" svg:y="9.828cm">
          <draw:text-box>
            <text:p text:style-name="P80"><text:span text:style-name="T2">, безопасность и </text:span></text:p>
          </draw:text-box>
        </draw:frame>
        <draw:frame draw:style-name="gr81" draw:text-style-name="P82" draw:layer="layout" svg:width="7.5cm" svg:height="1.423cm" svg:x="8.537cm" svg:y="11.28cm">
          <draw:text-box>
            <text:p text:style-name="P80"><text:span text:style-name="T2">авторизация</text:span></text:p>
          </draw:text-box>
        </draw:frame>
        <draw:frame draw:style-name="gr80" draw:text-style-name="P81" draw:layer="layout" svg:width="8.019cm" svg:height="0.712cm" svg:x="11.68cm" svg:y="13.769cm">
          <draw:text-box>
            <text:p text:style-name="P80"><text:span text:style-name="T1">Николаев Михаил, БИБ23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2</text:span></text:p>
          </draw:text-box>
        </draw:frame>
        <draw:frame draw:style-name="gr84" draw:text-style-name="P85" draw:layer="layout" svg:width="12.468cm" svg:height="1.737cm" svg:x="0.4cm" svg:y="0.232cm">
          <draw:text-box>
            <text:p text:style-name="P80"><text:span text:style-name="T5">Что такое gRPC?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8.605cm" svg:height="0.628cm" svg:x="2.6cm" svg:y="3.683cm">
          <draw:text-box>
            <text:p text:style-name="P80"><text:span text:style-name="T7">RPC*-фреймворк с открытым исходным кодом, разработанный Google</text:span></text:p>
          </draw:text-box>
        </draw:frame>
        <draw:frame draw:style-name="gr85" draw:text-style-name="P86" draw:layer="layout" svg:width="0.253cm" svg:height="0.253cm" svg:x="1.7cm" svg:y="4.9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7.681cm" svg:height="0.628cm" svg:x="2.6cm" svg:y="4.73cm">
          <draw:text-box>
            <text:p text:style-name="P80"><text:span text:style-name="T7">Использует протокол HTTP/2</text:span></text:p>
          </draw:text-box>
        </draw:frame>
        <draw:frame draw:style-name="gr85" draw:text-style-name="P86" draw:layer="layout" svg:width="0.253cm" svg:height="0.253cm" svg:x="1.7cm" svg:y="5.97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0.868cm" svg:height="0.628cm" svg:x="2.6cm" svg:y="5.777cm">
          <draw:text-box>
            <text:p text:style-name="P80"><text:span text:style-name="T7">Позволяет определять сервисы и методы с помощью Protocol Buffers (protobuf)</text:span></text:p>
          </draw:text-box>
        </draw:frame>
        <draw:frame draw:style-name="gr85" draw:text-style-name="P86" draw:layer="layout" svg:width="0.253cm" svg:height="0.253cm" svg:x="1.7cm" svg:y="7.024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6.829cm" svg:height="0.628cm" svg:x="2.6cm" svg:y="6.824cm">
          <draw:text-box>
            <text:p text:style-name="P80"><text:span text:style-name="T7">Основные преимущества:</text:span></text:p>
          </draw:text-box>
        </draw:frame>
        <draw:frame draw:style-name="gr87" draw:text-style-name="P88" draw:layer="layout" svg:width="0.422cm" svg:height="0.422cm" svg:x="2.9cm" svg:y="7.974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7.806cm" svg:height="0.628cm" svg:x="3.8cm" svg:y="7.851cm">
          <draw:text-box>
            <text:p text:style-name="P80"><text:span text:style-name="T7">Высокая производительность</text:span></text:p>
          </draw:text-box>
        </draw:frame>
        <draw:frame draw:style-name="gr87" draw:text-style-name="P88" draw:layer="layout" svg:width="0.422cm" svg:height="0.422cm" svg:x="2.9cm" svg:y="9.001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9.647cm" svg:height="0.628cm" svg:x="3.8cm" svg:y="8.878cm">
          <draw:text-box>
            <text:p text:style-name="P80"><text:span text:style-name="T7">Эффективная сериализация данных</text:span></text:p>
          </draw:text-box>
        </draw:frame>
        <draw:frame draw:style-name="gr87" draw:text-style-name="P88" draw:layer="layout" svg:width="0.422cm" svg:height="0.422cm" svg:x="2.9cm" svg:y="10.028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11.065cm" svg:height="0.628cm" svg:x="3.8cm" svg:y="9.905cm">
          <draw:text-box>
            <text:p text:style-name="P80"><text:span text:style-name="T7">Поддерджка большого количества языков</text:span></text:p>
          </draw:text-box>
        </draw:frame>
        <draw:frame draw:style-name="gr88" draw:text-style-name="P89" draw:layer="layout" svg:width="7.031cm" svg:height="0.589cm" svg:x="5.965cm" svg:y="14.729cm">
          <draw:text-box>
            <text:p text:style-name="P80"><text:span text:style-name="T9">*RPC – remote procedure call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3</text:span></text:p>
          </draw:text-box>
        </draw:frame>
        <draw:frame draw:style-name="gr84" draw:text-style-name="P85" draw:layer="layout" svg:width="20.696cm" svg:height="1.737cm" svg:x="0.4cm" svg:y="0.232cm">
          <draw:text-box>
            <text:p text:style-name="P80"><text:span text:style-name="T5">Обзор безопасности в gRPC</text:span></text:p>
          </draw:text-box>
        </draw:frame>
        <draw:frame draw:style-name="gr89" draw:text-style-name="P90" draw:layer="layout" svg:width="0.38cm" svg:height="0.38cm" svg:x="1.7cm" svg:y="3.982cm">
          <draw:text-box>
            <text:p text:style-name="P80"><text:span text:style-name="T10">●</text:span></text:p>
          </draw:text-box>
        </draw:frame>
        <draw:frame draw:style-name="gr90" draw:text-style-name="P91" draw:layer="layout" svg:width="14.705cm" svg:height="0.945cm" svg:x="2.6cm" svg:y="3.685cm">
          <draw:text-box>
            <text:p text:style-name="P80"><text:span text:style-name="T11">Безопасность в gRPC базируется на:</text:span></text:p>
          </draw:text-box>
        </draw:frame>
        <draw:frame draw:style-name="gr80" draw:text-style-name="P81" draw:layer="layout" svg:width="0.634cm" svg:height="0.634cm" svg:x="2.9cm" svg:y="5.311cm">
          <draw:text-box>
            <text:p text:style-name="P80"><text:span text:style-name="T12">–</text:span></text:p>
          </draw:text-box>
        </draw:frame>
        <draw:frame draw:style-name="gr90" draw:text-style-name="P91" draw:layer="layout" svg:width="12.809cm" svg:height="0.945cm" svg:x="3.8cm" svg:y="5.128cm">
          <draw:text-box>
            <text:p text:style-name="P80"><text:span text:style-name="T11">Шифровании соединения (TLS*)</text:span></text:p>
          </draw:text-box>
        </draw:frame>
        <draw:frame draw:style-name="gr80" draw:text-style-name="P81" draw:layer="layout" svg:width="0.634cm" svg:height="0.634cm" svg:x="2.9cm" svg:y="6.755cm">
          <draw:text-box>
            <text:p text:style-name="P80"><text:span text:style-name="T12">–</text:span></text:p>
          </draw:text-box>
        </draw:frame>
        <draw:frame draw:style-name="gr90" draw:text-style-name="P91" draw:layer="layout" svg:width="20.047cm" svg:height="0.945cm" svg:x="3.8cm" svg:y="6.573cm">
          <draw:text-box>
            <text:p text:style-name="P80"><text:span text:style-name="T11">Механизмах аутентификации (JWT, OAuth2 и т. д.)</text:span></text:p>
          </draw:text-box>
        </draw:frame>
        <draw:frame draw:style-name="gr80" draw:text-style-name="P81" draw:layer="layout" svg:width="0.634cm" svg:height="0.634cm" svg:x="2.9cm" svg:y="8.199cm">
          <draw:text-box>
            <text:p text:style-name="P80"><text:span text:style-name="T12">–</text:span></text:p>
          </draw:text-box>
        </draw:frame>
        <draw:frame draw:style-name="gr90" draw:text-style-name="P91" draw:layer="layout" svg:width="14.71cm" svg:height="0.945cm" svg:x="3.8cm" svg:y="8.017cm">
          <draw:text-box>
            <text:p text:style-name="P80"><text:span text:style-name="T11">mTLS для взаимной аутентификации</text:span></text:p>
          </draw:text-box>
        </draw:frame>
        <draw:frame draw:style-name="gr80" draw:text-style-name="P81" draw:layer="layout" svg:width="14.824cm" svg:height="0.712cm" svg:x="5.565cm" svg:y="14.731cm">
          <draw:text-box>
            <text:p text:style-name="P80"><text:span text:style-name="T1">TLS – Transport Layer Security; mTLS – mutual TL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4</text:span></text:p>
          </draw:text-box>
        </draw:frame>
        <draw:frame draw:style-name="gr84" draw:text-style-name="P85" draw:layer="layout" svg:width="16.663cm" svg:height="1.737cm" svg:x="0.4cm" svg:y="0.232cm">
          <draw:text-box>
            <text:p text:style-name="P80"><text:span text:style-name="T5">Преимущества HTTP/2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425cm" svg:height="0.628cm" svg:x="2.6cm" svg:y="3.683cm">
          <draw:text-box>
            <text:p text:style-name="P80"><text:span text:style-name="T7">Использует бинарные фреймы для </text:span></text:p>
          </draw:text-box>
        </draw:frame>
        <draw:frame draw:style-name="gr86" draw:text-style-name="P87" draw:layer="layout" svg:width="4.602cm" svg:height="0.628cm" svg:x="2.6cm" svg:y="4.31cm">
          <draw:text-box>
            <text:p text:style-name="P80"><text:span text:style-name="T7">передачи данных</text:span></text:p>
          </draw:text-box>
        </draw:frame>
        <draw:frame draw:style-name="gr85" draw:text-style-name="P86" draw:layer="layout" svg:width="0.253cm" svg:height="0.253cm" svg:x="1.7cm" svg:y="5.55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0.687cm" svg:height="0.628cm" svg:x="2.6cm" svg:y="5.357cm">
          <draw:text-box>
            <text:p text:style-name="P80"><text:span text:style-name="T7">Заголовки сжимаются, что существенно </text:span></text:p>
          </draw:text-box>
        </draw:frame>
        <draw:frame draw:style-name="gr86" draw:text-style-name="P87" draw:layer="layout" svg:width="10.915cm" svg:height="0.628cm" svg:x="2.6cm" svg:y="5.984cm">
          <draw:text-box>
            <text:p text:style-name="P80"><text:span text:style-name="T7">уменьшает объём передаваемых данных</text:span></text:p>
          </draw:text-box>
        </draw:frame>
        <draw:frame draw:style-name="gr85" draw:text-style-name="P86" draw:layer="layout" svg:width="0.253cm" svg:height="0.253cm" svg:x="1.7cm" svg:y="7.231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0.502cm" svg:height="0.628cm" svg:x="2.6cm" svg:y="7.031cm">
          <draw:text-box>
            <text:p text:style-name="P80"><text:span text:style-name="T7">Позволяет серверу отправлять данные </text:span></text:p>
          </draw:text-box>
        </draw:frame>
        <draw:frame draw:style-name="gr86" draw:text-style-name="P87" draw:layer="layout" svg:width="7.262cm" svg:height="0.628cm" svg:x="2.6cm" svg:y="7.658cm">
          <draw:text-box>
            <text:p text:style-name="P80"><text:span text:style-name="T7">клиенту без явного запроса</text:span></text:p>
          </draw:text-box>
        </draw:frame>
        <draw:frame draw:style-name="gr85" draw:text-style-name="P86" draw:layer="layout" svg:width="0.253cm" svg:height="0.253cm" svg:x="1.7cm" svg:y="8.905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13cm" svg:height="0.628cm" svg:x="2.6cm" svg:y="8.705cm">
          <draw:text-box>
            <text:p text:style-name="P80"><text:span text:style-name="T7">Можно одновременно передавать </text:span></text:p>
          </draw:text-box>
        </draw:frame>
        <draw:frame draw:style-name="gr86" draw:text-style-name="P87" draw:layer="layout" svg:width="10.504cm" svg:height="0.628cm" svg:x="2.6cm" svg:y="9.332cm">
          <draw:text-box>
            <text:p text:style-name="P80"><text:span text:style-name="T7">несколько запросов и ответов в рамках </text:span></text:p>
          </draw:text-box>
        </draw:frame>
        <draw:frame draw:style-name="gr86" draw:text-style-name="P87" draw:layer="layout" svg:width="6.361cm" svg:height="0.628cm" svg:x="2.6cm" svg:y="9.959cm">
          <draw:text-box>
            <text:p text:style-name="P80"><text:span text:style-name="T7">одного TCP-соединения</text:span></text:p>
          </draw:text-box>
        </draw:frame>
        <draw:frame draw:style-name="gr85" draw:text-style-name="P86" draw:layer="layout" svg:width="0.253cm" svg:height="0.253cm" svg:x="14.613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726cm" svg:height="0.628cm" svg:x="15.513cm" svg:y="3.683cm">
          <draw:text-box>
            <text:p text:style-name="P80"><text:span text:style-name="T7">Основан на текстовом формате, что </text:span></text:p>
          </draw:text-box>
        </draw:frame>
        <draw:frame draw:style-name="gr86" draw:text-style-name="P87" draw:layer="layout" svg:width="9.581cm" svg:height="0.628cm" svg:x="15.513cm" svg:y="4.31cm">
          <draw:text-box>
            <text:p text:style-name="P80"><text:span text:style-name="T7">влечёт дополнительные накладные </text:span></text:p>
          </draw:text-box>
        </draw:frame>
        <draw:frame draw:style-name="gr86" draw:text-style-name="P87" draw:layer="layout" svg:width="5.218cm" svg:height="0.628cm" svg:x="15.513cm" svg:y="4.937cm">
          <draw:text-box>
            <text:p text:style-name="P80"><text:span text:style-name="T7">расходы на парсинг</text:span></text:p>
          </draw:text-box>
        </draw:frame>
        <draw:frame draw:style-name="gr85" draw:text-style-name="P86" draw:layer="layout" svg:width="0.253cm" svg:height="0.253cm" svg:x="14.613cm" svg:y="6.184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306cm" svg:height="0.628cm" svg:x="15.513cm" svg:y="5.984cm">
          <draw:text-box>
            <text:p text:style-name="P80"><text:span text:style-name="T7">Заголовки передаются в несжатом </text:span></text:p>
          </draw:text-box>
        </draw:frame>
        <draw:frame draw:style-name="gr86" draw:text-style-name="P87" draw:layer="layout" svg:width="4.083cm" svg:height="0.628cm" svg:x="15.513cm" svg:y="6.611cm">
          <draw:text-box>
            <text:p text:style-name="P80"><text:span text:style-name="T7">текстовом виде</text:span></text:p>
          </draw:text-box>
        </draw:frame>
        <draw:frame draw:style-name="gr85" draw:text-style-name="P86" draw:layer="layout" svg:width="0.253cm" svg:height="0.253cm" svg:x="14.613cm" svg:y="7.858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048cm" svg:height="0.628cm" svg:x="15.513cm" svg:y="7.658cm">
          <draw:text-box>
            <text:p text:style-name="P80"><text:span text:style-name="T7">Сервер может отвечать только на запрос </text:span></text:p>
          </draw:text-box>
        </draw:frame>
        <draw:frame draw:style-name="gr86" draw:text-style-name="P87" draw:layer="layout" svg:width="8.272cm" svg:height="0.628cm" svg:x="15.513cm" svg:y="8.285cm">
          <draw:text-box>
            <text:p text:style-name="P80"><text:span text:style-name="T7">клиента и не имеет механизма </text:span></text:p>
          </draw:text-box>
        </draw:frame>
        <draw:frame draw:style-name="gr86" draw:text-style-name="P87" draw:layer="layout" svg:width="7.115cm" svg:height="0.628cm" svg:x="15.513cm" svg:y="8.912cm">
          <draw:text-box>
            <text:p text:style-name="P80"><text:span text:style-name="T7">«проталкивания» ресурсов</text:span></text:p>
          </draw:text-box>
        </draw:frame>
        <draw:frame draw:style-name="gr91" draw:text-style-name="P92" draw:layer="layout" svg:width="2.437cm" svg:height="0.788cm" svg:x="5.966cm" svg:y="2.665cm">
          <draw:text-box>
            <text:p text:style-name="P80"><text:span text:style-name="T13">HTTP/2</text:span></text:p>
          </draw:text-box>
        </draw:frame>
        <draw:frame draw:style-name="gr91" draw:text-style-name="P92" draw:layer="layout" svg:width="3.027cm" svg:height="0.788cm" svg:x="19.3cm" svg:y="2.665cm">
          <draw:text-box>
            <text:p text:style-name="P80"><text:span text:style-name="T13">HTTP/1.1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9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5</text:span></text:p>
          </draw:text-box>
        </draw:frame>
        <draw:frame draw:style-name="gr84" draw:text-style-name="P85" draw:layer="layout" svg:width="23.264cm" svg:height="1.737cm" svg:x="0.4cm" svg:y="0.232cm">
          <draw:text-box>
            <text:p text:style-name="P80"><text:span text:style-name="T5">Проблемы, связанные с HTTP/2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4.777cm" svg:height="0.628cm" svg:x="2.6cm" svg:y="3.683cm">
          <draw:text-box>
            <text:p text:style-name="P80"><text:span text:style-name="T7">Downgrade-атаки и попытки переключиться на HTTP/1.1</text:span></text:p>
          </draw:text-box>
        </draw:frame>
        <draw:frame draw:style-name="gr87" draw:text-style-name="P88" draw:layer="layout" svg:width="0.422cm" svg:height="0.422cm" svg:x="2.9cm" svg:y="4.853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21.307cm" svg:height="0.628cm" svg:x="3.8cm" svg:y="4.73cm">
          <draw:text-box>
            <text:p text:style-name="P80"><text:span text:style-name="T7">При подключении по HTTPS клиент и сервер согласовывают версию протокола, </text:span></text:p>
          </draw:text-box>
        </draw:frame>
        <draw:frame draw:style-name="gr86" draw:text-style-name="P87" draw:layer="layout" svg:width="7.032cm" svg:height="0.628cm" svg:x="3.8cm" svg:y="5.357cm">
          <draw:text-box>
            <text:p text:style-name="P80"><text:span text:style-name="T7">используя механизм ALPN</text:span></text:p>
          </draw:text-box>
        </draw:frame>
        <draw:frame draw:style-name="gr87" draw:text-style-name="P88" draw:layer="layout" svg:width="0.422cm" svg:height="0.422cm" svg:x="2.9cm" svg:y="6.527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22.824cm" svg:height="0.628cm" svg:x="3.8cm" svg:y="6.404cm">
          <draw:text-box>
            <text:p text:style-name="P80"><text:span text:style-name="T7">Злоумышленник может попытаться перехватить трафик и заставить стороны перейти </text:span></text:p>
          </draw:text-box>
        </draw:frame>
        <draw:frame draw:style-name="gr86" draw:text-style-name="P87" draw:layer="layout" svg:width="8.456cm" svg:height="0.628cm" svg:x="3.8cm" svg:y="7.031cm">
          <draw:text-box>
            <text:p text:style-name="P80"><text:span text:style-name="T7">на HTTP/1.1, где защита слабее</text:span></text:p>
          </draw:text-box>
        </draw:frame>
        <draw:frame draw:style-name="gr87" draw:text-style-name="P88" draw:layer="layout" svg:width="0.422cm" svg:height="0.422cm" svg:x="2.9cm" svg:y="8.201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21.015cm" svg:height="0.628cm" svg:x="3.8cm" svg:y="8.078cm">
          <draw:text-box>
            <text:p text:style-name="P80"><text:span text:style-name="T7">Итог: теряются преимущества HTTP/2 (мультиплексирование, более надёжное </text:span></text:p>
          </draw:text-box>
        </draw:frame>
        <draw:frame draw:style-name="gr86" draw:text-style-name="P87" draw:layer="layout" svg:width="21.94cm" svg:height="0.628cm" svg:x="3.8cm" svg:y="8.705cm">
          <draw:text-box>
            <text:p text:style-name="P80"><text:span text:style-name="T7">шифрование), что может привести к уязвимостям и снижению производительности</text:span></text:p>
          </draw:text-box>
        </draw:frame>
        <draw:frame draw:style-name="gr85" draw:text-style-name="P86" draw:layer="layout" svg:width="0.253cm" svg:height="0.253cm" svg:x="1.7cm" svg:y="9.952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1.915cm" svg:height="0.628cm" svg:x="2.6cm" svg:y="9.752cm">
          <draw:text-box>
            <text:p text:style-name="P80"><text:span text:style-name="T7">Возможные уязвимости на уровне TLS/HTTP/2, влияющие на конфиденциальность</text:span></text:p>
          </draw:text-box>
        </draw:frame>
        <draw:frame draw:style-name="gr85" draw:text-style-name="P86" draw:layer="layout" svg:width="0.253cm" svg:height="0.253cm" svg:x="1.7cm" svg:y="10.999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3.374cm" svg:height="0.628cm" svg:x="2.6cm" svg:y="10.799cm">
          <draw:text-box>
            <text:p text:style-name="P80"><text:span text:style-name="T7">DoS-атаки: чрезмерное использование ресурсов сервера из-за большого числа потоков </text:span></text:p>
          </draw:text-box>
        </draw:frame>
        <draw:frame draw:style-name="gr86" draw:text-style-name="P87" draw:layer="layout" svg:width="3.512cm" svg:height="0.628cm" svg:x="2.6cm" svg:y="11.426cm">
          <draw:text-box>
            <text:p text:style-name="P80"><text:span text:style-name="T7">или запросов</text:span></text:p>
          </draw:text-box>
        </draw:frame>
        <draw:frame draw:style-name="gr93" draw:text-style-name="P93" draw:layer="layout" svg:width="14.777cm" svg:height="0.629cm" svg:x="5.543cm" svg:y="14.611cm">
          <draw:text-box>
            <text:p><text:span text:style-name="T7">ALPN- <text:s/>Application-Layer Protocol Negotiation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6</text:span></text:p>
          </draw:text-box>
        </draw:frame>
        <draw:frame draw:style-name="gr84" draw:text-style-name="P85" draw:layer="layout" svg:width="23.847cm" svg:height="1.737cm" svg:x="0.4cm" svg:y="0.232cm">
          <draw:text-box>
            <text:p text:style-name="P80"><text:span text:style-name="T5">Механизмы защиты от MitM-атак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2.256cm" svg:height="0.628cm" svg:x="2.6cm" svg:y="3.683cm">
          <draw:text-box>
            <text:p text:style-name="P80"><text:span text:style-name="T7">TLS: Шифрование трафика для предотвращения пассивных атак и подслушивания, </text:span></text:p>
          </draw:text-box>
        </draw:frame>
        <draw:frame draw:style-name="gr86" draw:text-style-name="P87" draw:layer="layout" svg:width="17.446cm" svg:height="0.628cm" svg:x="2.6cm" svg:y="4.31cm">
          <draw:text-box>
            <text:p text:style-name="P80"><text:span text:style-name="T7">валидация сертификата сервера для защиты от ложных сервисов</text:span></text:p>
          </draw:text-box>
        </draw:frame>
        <draw:frame draw:style-name="gr85" draw:text-style-name="P86" draw:layer="layout" svg:width="0.253cm" svg:height="0.253cm" svg:x="1.7cm" svg:y="5.55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0.584cm" svg:height="0.628cm" svg:x="2.6cm" svg:y="5.357cm">
          <draw:text-box>
            <text:p text:style-name="P80"><text:span text:style-name="T7">mTLS: Дополнительно проверяет сертификат клиента на сервере, исключает </text:span></text:p>
          </draw:text-box>
        </draw:frame>
        <draw:frame draw:style-name="gr86" draw:text-style-name="P87" draw:layer="layout" svg:width="7.469cm" svg:height="0.628cm" svg:x="2.6cm" svg:y="5.984cm">
          <draw:text-box>
            <text:p text:style-name="P80"><text:span text:style-name="T7">неавторизованных клиентов</text:span></text:p>
          </draw:text-box>
        </draw:frame>
        <draw:frame draw:style-name="gr85" draw:text-style-name="P86" draw:layer="layout" svg:width="0.253cm" svg:height="0.253cm" svg:x="1.7cm" svg:y="7.231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2.639cm" svg:height="0.628cm" svg:x="2.6cm" svg:y="7.031cm">
          <draw:text-box>
            <text:p text:style-name="P80"><text:span text:style-name="T7">Дополнительные меры проверки сертификатов:</text:span></text:p>
          </draw:text-box>
        </draw:frame>
        <draw:frame draw:style-name="gr87" draw:text-style-name="P88" draw:layer="layout" svg:width="0.422cm" svg:height="0.422cm" svg:x="2.9cm" svg:y="8.201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21.287cm" svg:height="0.628cm" svg:x="3.8cm" svg:y="8.078cm">
          <draw:text-box>
            <text:p text:style-name="P80"><text:span text:style-name="T7">Регулярная проверка на отзыв сертификатов для своевременного обнаружения </text:span></text:p>
          </draw:text-box>
        </draw:frame>
        <draw:frame draw:style-name="gr86" draw:text-style-name="P87" draw:layer="layout" svg:width="4.102cm" svg:height="0.628cm" svg:x="3.8cm" svg:y="8.705cm">
          <draw:text-box>
            <text:p text:style-name="P80"><text:span text:style-name="T7">компрометации</text:span></text:p>
          </draw:text-box>
        </draw:frame>
        <draw:frame draw:style-name="gr87" draw:text-style-name="P88" draw:layer="layout" svg:width="0.422cm" svg:height="0.422cm" svg:x="2.9cm" svg:y="9.875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21.111cm" svg:height="0.628cm" svg:x="3.8cm" svg:y="9.752cm">
          <draw:text-box>
            <text:p text:style-name="P80"><text:span text:style-name="T7">Убедиться, что сертификат сервера (и клиента при mTLS) выпущен и подписан </text:span></text:p>
          </draw:text-box>
        </draw:frame>
        <draw:frame draw:style-name="gr86" draw:text-style-name="P87" draw:layer="layout" svg:width="13.196cm" svg:height="0.628cm" svg:x="3.8cm" svg:y="10.379cm">
          <draw:text-box>
            <text:p text:style-name="P80"><text:span text:style-name="T7">известным корневым CA* или промежуточным CA</text:span></text:p>
          </draw:text-box>
        </draw:frame>
        <draw:frame draw:style-name="gr80" draw:text-style-name="P81" draw:layer="layout" svg:width="7.131cm" svg:height="0.712cm" svg:x="5.965cm" svg:y="14.731cm">
          <draw:text-box>
            <text:p text:style-name="P80"><text:span text:style-name="T1">CA – Certificate Authority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8</text:span></text:p>
          </draw:text-box>
        </draw:frame>
        <draw:frame draw:style-name="gr84" draw:text-style-name="P85" draw:layer="layout" svg:width="11.103cm" svg:height="1.737cm" svg:x="0.4cm" svg:y="0.232cm">
          <draw:text-box>
            <text:p text:style-name="P80"><text:span text:style-name="T5">OAuth2 в gRPC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0.947cm" svg:height="0.628cm" svg:x="2.6cm" svg:y="3.683cm">
          <draw:text-box>
            <text:p text:style-name="P80"><text:span text:style-name="T7">Использование JWT при аутентификации</text:span></text:p>
          </draw:text-box>
        </draw:frame>
        <draw:frame draw:style-name="gr85" draw:text-style-name="P86" draw:layer="layout" svg:width="0.253cm" svg:height="0.253cm" svg:x="1.7cm" svg:y="4.9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874cm" svg:height="0.628cm" svg:x="2.6cm" svg:y="4.73cm">
          <draw:text-box>
            <text:p text:style-name="P80"><text:span text:style-name="T7">Передача Bearer-токена в метаданных gRPC</text:span></text:p>
          </draw:text-box>
        </draw:frame>
        <draw:frame draw:style-name="gr85" draw:text-style-name="P86" draw:layer="layout" svg:width="0.253cm" svg:height="0.253cm" svg:x="1.7cm" svg:y="5.97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157cm" svg:height="0.628cm" svg:x="2.6cm" svg:y="5.777cm">
          <draw:text-box>
            <text:p text:style-name="P80"><text:span text:style-name="T7">Валидность токена и проверка на сервере</text:span></text:p>
          </draw:text-box>
        </draw:frame>
        <draw:frame draw:style-name="gr85" draw:text-style-name="P86" draw:layer="layout" svg:width="0.253cm" svg:height="0.253cm" svg:x="1.7cm" svg:y="7.024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4.1cm" svg:height="0.628cm" svg:x="2.6cm" svg:y="6.824cm">
          <draw:text-box>
            <text:p text:style-name="P80"><text:span text:style-name="T7">Преимущества:</text:span></text:p>
          </draw:text-box>
        </draw:frame>
        <draw:frame draw:style-name="gr85" draw:text-style-name="P86" draw:layer="layout" svg:width="0.253cm" svg:height="0.253cm" svg:x="1.7cm" svg:y="8.071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792cm" svg:height="0.628cm" svg:x="2.6cm" svg:y="7.871cm">
          <draw:text-box>
            <text:p text:style-name="P80"><text:span text:style-name="T7">Централизованная система аутентификации</text:span></text:p>
          </draw:text-box>
        </draw:frame>
        <draw:frame draw:style-name="gr85" draw:text-style-name="P86" draw:layer="layout" svg:width="0.253cm" svg:height="0.253cm" svg:x="1.7cm" svg:y="9.118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0.546cm" svg:height="0.628cm" svg:x="2.6cm" svg:y="8.918cm">
          <draw:text-box>
            <text:p text:style-name="P80"><text:span text:style-name="T7">Хорошо интегрируется со многими сервисами (Google, Auth0, Keycloak и т. д.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493cm" svg:height="0.556cm" svg:x="25.226cm" svg:y="14.602cm">
          <draw:text-box>
            <text:p text:style-name="P80"><text:span text:style-name="T4">9</text:span></text:p>
          </draw:text-box>
        </draw:frame>
        <draw:frame draw:style-name="gr84" draw:text-style-name="P85" draw:layer="layout" svg:width="21.277cm" svg:height="1.737cm" svg:x="0.4cm" svg:y="0.232cm">
          <draw:text-box>
            <text:p text:style-name="P80"><text:span text:style-name="T5">mTLS как метод авторизации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7.22cm" svg:height="0.628cm" svg:x="2.6cm" svg:y="3.683cm">
          <draw:text-box>
            <text:p text:style-name="P80"><text:span text:style-name="T7">Взаимная аутентификация:</text:span></text:p>
          </draw:text-box>
        </draw:frame>
        <draw:frame draw:style-name="gr87" draw:text-style-name="P88" draw:layer="layout" svg:width="0.422cm" svg:height="0.422cm" svg:x="2.9cm" svg:y="4.833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6.733cm" svg:height="0.628cm" svg:x="3.8cm" svg:y="4.71cm">
          <draw:text-box>
            <text:p text:style-name="P80"><text:span text:style-name="T7">Клиент проверяет сервер</text:span></text:p>
          </draw:text-box>
        </draw:frame>
        <draw:frame draw:style-name="gr87" draw:text-style-name="P88" draw:layer="layout" svg:width="0.422cm" svg:height="0.422cm" svg:x="2.9cm" svg:y="5.86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7.09cm" svg:height="0.628cm" svg:x="3.8cm" svg:y="5.737cm">
          <draw:text-box>
            <text:p text:style-name="P80"><text:span text:style-name="T7">Сервер проверяет клиента</text:span></text:p>
          </draw:text-box>
        </draw:frame>
        <draw:frame draw:style-name="gr85" draw:text-style-name="P86" draw:layer="layout" svg:width="0.253cm" svg:height="0.253cm" svg:x="1.7cm" svg:y="6.984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9.83cm" svg:height="0.628cm" svg:x="2.6cm" svg:y="6.784cm">
          <draw:text-box>
            <text:p text:style-name="P80"><text:span text:style-name="T7">Применяется в высокобезопасных окружениях (internal API, микросервисы)</text:span></text:p>
          </draw:text-box>
        </draw:frame>
        <draw:frame draw:style-name="gr85" draw:text-style-name="P86" draw:layer="layout" svg:width="0.253cm" svg:height="0.253cm" svg:x="1.7cm" svg:y="8.031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3.46cm" svg:height="0.628cm" svg:x="2.6cm" svg:y="7.831cm">
          <draw:text-box>
            <text:p text:style-name="P80"><text:span text:style-name="T7">Управление сертификатами (PKI-инфраструктура):</text:span></text:p>
          </draw:text-box>
        </draw:frame>
        <draw:frame draw:style-name="gr87" draw:text-style-name="P88" draw:layer="layout" svg:width="0.422cm" svg:height="0.422cm" svg:x="2.9cm" svg:y="8.981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5.705cm" svg:height="0.628cm" svg:x="3.8cm" svg:y="8.858cm">
          <draw:text-box>
            <text:p text:style-name="P80"><text:span text:style-name="T7">Сложность настройки</text:span></text:p>
          </draw:text-box>
        </draw:frame>
        <draw:frame draw:style-name="gr87" draw:text-style-name="P88" draw:layer="layout" svg:width="0.422cm" svg:height="0.422cm" svg:x="2.9cm" svg:y="10.008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8.938cm" svg:height="0.628cm" svg:x="3.8cm" svg:y="9.885cm">
          <draw:text-box>
            <text:p text:style-name="P80"><text:span text:style-name="T7">Проблемы ротации сертификатов</text:span></text:p>
          </draw:text-box>
        </draw:frame>
        <draw:frame draw:style-name="gr87" draw:text-style-name="P88" draw:layer="layout" svg:width="0.422cm" svg:height="0.422cm" svg:x="2.9cm" svg:y="11.035cm">
          <draw:text-box>
            <text:p text:style-name="P80"><text:span text:style-name="T8">–</text:span></text:p>
          </draw:text-box>
        </draw:frame>
        <draw:frame draw:style-name="gr86" draw:text-style-name="P87" draw:layer="layout" svg:width="6.815cm" svg:height="0.628cm" svg:x="3.8cm" svg:y="10.912cm">
          <draw:text-box>
            <text:p text:style-name="P80"><text:span text:style-name="T7">Высокая степень доверия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10.341cm" svg:height="0.021cm" svg:x="15.676cm" svg:y="14.43cm" svg:viewBox="0 0 10342 22" draw:points="0,0 10342,0 10342,22 0,22">
          <text:p/>
        </draw:polygon>
        <draw:polygon draw:style-name="gr78" draw:text-style-name="P78" draw:layer="layout" svg:width="10.206cm" svg:height="0.021cm" svg:x="15.811cm" svg:y="14.43cm" svg:viewBox="0 0 10207 22" draw:points="0,22 0,0 10207,0 10207,22">
          <text:p/>
        </draw:polygon>
        <draw:polygon draw:style-name="gr77" draw:text-style-name="P77" draw:layer="layout" svg:width="10.071cm" svg:height="0.021cm" svg:x="15.946cm" svg:y="14.43cm" svg:viewBox="0 0 10072 22" draw:points="0,22 0,0 10072,0 10072,22">
          <text:p/>
        </draw:polygon>
        <draw:polygon draw:style-name="gr76" draw:text-style-name="P76" draw:layer="layout" svg:width="9.938cm" svg:height="0.021cm" svg:x="16.079cm" svg:y="14.43cm" svg:viewBox="0 0 9939 22" draw:points="0,22 0,0 9939,0 9939,22">
          <text:p/>
        </draw:polygon>
        <draw:polygon draw:style-name="gr75" draw:text-style-name="P75" draw:layer="layout" svg:width="9.804cm" svg:height="0.021cm" svg:x="16.213cm" svg:y="14.43cm" svg:viewBox="0 0 9805 22" draw:points="0,22 0,0 9805,0 9805,22">
          <text:p/>
        </draw:polygon>
        <draw:polygon draw:style-name="gr74" draw:text-style-name="P74" draw:layer="layout" svg:width="9.669cm" svg:height="0.021cm" svg:x="16.348cm" svg:y="14.43cm" svg:viewBox="0 0 9670 22" draw:points="0,22 0,0 9670,0 9670,22">
          <text:p/>
        </draw:polygon>
        <draw:polygon draw:style-name="gr73" draw:text-style-name="P73" draw:layer="layout" svg:width="9.534cm" svg:height="0.021cm" svg:x="16.483cm" svg:y="14.43cm" svg:viewBox="0 0 9535 22" draw:points="0,22 0,0 9535,0 9535,22">
          <text:p/>
        </draw:polygon>
        <draw:polygon draw:style-name="gr72" draw:text-style-name="P72" draw:layer="layout" svg:width="9.401cm" svg:height="0.021cm" svg:x="16.616cm" svg:y="14.43cm" svg:viewBox="0 0 9402 22" draw:points="0,22 0,0 9402,0 9402,22">
          <text:p/>
        </draw:polygon>
        <draw:polygon draw:style-name="gr71" draw:text-style-name="P71" draw:layer="layout" svg:width="9.267cm" svg:height="0.021cm" svg:x="16.75cm" svg:y="14.43cm" svg:viewBox="0 0 9268 22" draw:points="0,22 0,0 9268,0 9268,22">
          <text:p/>
        </draw:polygon>
        <draw:polygon draw:style-name="gr70" draw:text-style-name="P70" draw:layer="layout" svg:width="9.132cm" svg:height="0.021cm" svg:x="16.885cm" svg:y="14.43cm" svg:viewBox="0 0 9133 22" draw:points="0,22 0,0 9133,0 9133,22">
          <text:p/>
        </draw:polygon>
        <draw:polygon draw:style-name="gr69" draw:text-style-name="P69" draw:layer="layout" svg:width="8.997cm" svg:height="0.021cm" svg:x="17.02cm" svg:y="14.43cm" svg:viewBox="0 0 8998 22" draw:points="0,22 0,0 8998,0 8998,22">
          <text:p/>
        </draw:polygon>
        <draw:polygon draw:style-name="gr68" draw:text-style-name="P68" draw:layer="layout" svg:width="8.864cm" svg:height="0.021cm" svg:x="17.153cm" svg:y="14.43cm" svg:viewBox="0 0 8865 22" draw:points="0,22 0,0 8865,0 8865,22">
          <text:p/>
        </draw:polygon>
        <draw:polygon draw:style-name="gr67" draw:text-style-name="P67" draw:layer="layout" svg:width="8.729cm" svg:height="0.021cm" svg:x="17.288cm" svg:y="14.43cm" svg:viewBox="0 0 8730 22" draw:points="0,22 0,0 8730,0 8730,22">
          <text:p/>
        </draw:polygon>
        <draw:polygon draw:style-name="gr66" draw:text-style-name="P66" draw:layer="layout" svg:width="8.595cm" svg:height="0.021cm" svg:x="17.422cm" svg:y="14.43cm" svg:viewBox="0 0 8596 22" draw:points="0,22 0,0 8596,0 8596,22">
          <text:p/>
        </draw:polygon>
        <draw:polygon draw:style-name="gr65" draw:text-style-name="P65" draw:layer="layout" svg:width="8.46cm" svg:height="0.021cm" svg:x="17.557cm" svg:y="14.43cm" svg:viewBox="0 0 8461 22" draw:points="0,22 0,0 8461,0 8461,22">
          <text:p/>
        </draw:polygon>
        <draw:polygon draw:style-name="gr64" draw:text-style-name="P64" draw:layer="layout" svg:width="8.327cm" svg:height="0.021cm" svg:x="17.69cm" svg:y="14.43cm" svg:viewBox="0 0 8328 22" draw:points="0,22 0,0 8328,0 8328,22">
          <text:p/>
        </draw:polygon>
        <draw:polygon draw:style-name="gr63" draw:text-style-name="P63" draw:layer="layout" svg:width="8.191cm" svg:height="0.021cm" svg:x="17.826cm" svg:y="14.43cm" svg:viewBox="0 0 8192 22" draw:points="0,22 0,0 8192,0 8192,22">
          <text:p/>
        </draw:polygon>
        <draw:polygon draw:style-name="gr62" draw:text-style-name="P62" draw:layer="layout" svg:width="8.058cm" svg:height="0.021cm" svg:x="17.959cm" svg:y="14.43cm" svg:viewBox="0 0 8059 22" draw:points="0,22 0,0 8059,0 8059,22">
          <text:p/>
        </draw:polygon>
        <draw:polygon draw:style-name="gr61" draw:text-style-name="P61" draw:layer="layout" svg:width="7.923cm" svg:height="0.021cm" svg:x="18.094cm" svg:y="14.43cm" svg:viewBox="0 0 7924 22" draw:points="0,22 0,0 7924,0 7924,22">
          <text:p/>
        </draw:polygon>
        <draw:polygon draw:style-name="gr60" draw:text-style-name="P60" draw:layer="layout" svg:width="7.79cm" svg:height="0.021cm" svg:x="18.227cm" svg:y="14.43cm" svg:viewBox="0 0 7791 22" draw:points="0,22 0,0 7791,0 7791,22">
          <text:p/>
        </draw:polygon>
        <draw:polygon draw:style-name="gr59" draw:text-style-name="P59" draw:layer="layout" svg:width="7.654cm" svg:height="0.021cm" svg:x="18.363cm" svg:y="14.43cm" svg:viewBox="0 0 7655 22" draw:points="0,22 0,0 7655,0 7655,22">
          <text:p/>
        </draw:polygon>
        <draw:polygon draw:style-name="gr58" draw:text-style-name="P58" draw:layer="layout" svg:width="7.521cm" svg:height="0.021cm" svg:x="18.496cm" svg:y="14.43cm" svg:viewBox="0 0 7522 22" draw:points="0,22 0,0 7522,0 7522,22">
          <text:p/>
        </draw:polygon>
        <draw:polygon draw:style-name="gr57" draw:text-style-name="P57" draw:layer="layout" svg:width="7.386cm" svg:height="0.021cm" svg:x="18.631cm" svg:y="14.43cm" svg:viewBox="0 0 7387 22" draw:points="0,22 0,0 7387,0 7387,22">
          <text:p/>
        </draw:polygon>
        <draw:polygon draw:style-name="gr56" draw:text-style-name="P56" draw:layer="layout" svg:width="7.251cm" svg:height="0.021cm" svg:x="18.766cm" svg:y="14.43cm" svg:viewBox="0 0 7252 22" draw:points="0,22 0,0 7252,0 7252,22">
          <text:p/>
        </draw:polygon>
        <draw:polygon draw:style-name="gr55" draw:text-style-name="P55" draw:layer="layout" svg:width="7.118cm" svg:height="0.021cm" svg:x="18.899cm" svg:y="14.43cm" svg:viewBox="0 0 7119 22" draw:points="0,22 0,0 7119,0 7119,22">
          <text:p/>
        </draw:polygon>
        <draw:polygon draw:style-name="gr54" draw:text-style-name="P54" draw:layer="layout" svg:width="6.984cm" svg:height="0.021cm" svg:x="19.033cm" svg:y="14.43cm" svg:viewBox="0 0 6985 22" draw:points="0,22 0,0 6985,0 6985,22">
          <text:p/>
        </draw:polygon>
        <draw:polygon draw:style-name="gr53" draw:text-style-name="P53" draw:layer="layout" svg:width="6.849cm" svg:height="0.021cm" svg:x="19.168cm" svg:y="14.43cm" svg:viewBox="0 0 6850 22" draw:points="0,22 0,0 6850,0 6850,22">
          <text:p/>
        </draw:polygon>
        <draw:polygon draw:style-name="gr52" draw:text-style-name="P52" draw:layer="layout" svg:width="6.714cm" svg:height="0.021cm" svg:x="19.303cm" svg:y="14.43cm" svg:viewBox="0 0 6715 22" draw:points="0,22 0,0 6715,0 6715,22">
          <text:p/>
        </draw:polygon>
        <draw:polygon draw:style-name="gr51" draw:text-style-name="P51" draw:layer="layout" svg:width="6.581cm" svg:height="0.021cm" svg:x="19.436cm" svg:y="14.43cm" svg:viewBox="0 0 6582 22" draw:points="0,22 0,0 6582,0 6582,22">
          <text:p/>
        </draw:polygon>
        <draw:polygon draw:style-name="gr50" draw:text-style-name="P50" draw:layer="layout" svg:width="6.446cm" svg:height="0.021cm" svg:x="19.571cm" svg:y="14.43cm" svg:viewBox="0 0 6447 22" draw:points="0,22 0,0 6447,0 6447,22">
          <text:p/>
        </draw:polygon>
        <draw:polygon draw:style-name="gr49" draw:text-style-name="P49" draw:layer="layout" svg:width="6.312cm" svg:height="0.021cm" svg:x="19.705cm" svg:y="14.43cm" svg:viewBox="0 0 6313 22" draw:points="0,22 0,0 6313,0 6313,22">
          <text:p/>
        </draw:polygon>
        <draw:polygon draw:style-name="gr48" draw:text-style-name="P48" draw:layer="layout" svg:width="6.177cm" svg:height="0.021cm" svg:x="19.84cm" svg:y="14.43cm" svg:viewBox="0 0 6178 22" draw:points="0,22 0,0 6178,0 6178,22">
          <text:p/>
        </draw:polygon>
        <draw:polygon draw:style-name="gr47" draw:text-style-name="P47" draw:layer="layout" svg:width="6.044cm" svg:height="0.021cm" svg:x="19.973cm" svg:y="14.43cm" svg:viewBox="0 0 6045 22" draw:points="0,22 0,0 6045,0 6045,22">
          <text:p/>
        </draw:polygon>
        <draw:polygon draw:style-name="gr46" draw:text-style-name="P46" draw:layer="layout" svg:width="5.909cm" svg:height="0.021cm" svg:x="20.108cm" svg:y="14.43cm" svg:viewBox="0 0 5910 22" draw:points="0,22 0,0 5910,0 5910,22">
          <text:p/>
        </draw:polygon>
        <draw:polygon draw:style-name="gr45" draw:text-style-name="P45" draw:layer="layout" svg:width="5.775cm" svg:height="0.021cm" svg:x="20.242cm" svg:y="14.43cm" svg:viewBox="0 0 5776 22" draw:points="0,22 0,0 5776,0 5776,22">
          <text:p/>
        </draw:polygon>
        <draw:polygon draw:style-name="gr44" draw:text-style-name="P44" draw:layer="layout" svg:width="5.64cm" svg:height="0.021cm" svg:x="20.377cm" svg:y="14.43cm" svg:viewBox="0 0 5641 22" draw:points="0,22 0,0 5641,0 5641,22">
          <text:p/>
        </draw:polygon>
        <draw:polygon draw:style-name="gr43" draw:text-style-name="P43" draw:layer="layout" svg:width="5.507cm" svg:height="0.021cm" svg:x="20.51cm" svg:y="14.43cm" svg:viewBox="0 0 5508 22" draw:points="0,22 0,0 5508,0 5508,22">
          <text:p/>
        </draw:polygon>
        <draw:polygon draw:style-name="gr42" draw:text-style-name="P42" draw:layer="layout" svg:width="5.371cm" svg:height="0.021cm" svg:x="20.646cm" svg:y="14.43cm" svg:viewBox="0 0 5372 22" draw:points="0,22 0,0 5372,0 5372,22">
          <text:p/>
        </draw:polygon>
        <draw:polygon draw:style-name="gr41" draw:text-style-name="P41" draw:layer="layout" svg:width="5.238cm" svg:height="0.021cm" svg:x="20.779cm" svg:y="14.43cm" svg:viewBox="0 0 5239 22" draw:points="0,22 0,0 5239,0 5239,22">
          <text:p/>
        </draw:polygon>
        <draw:polygon draw:style-name="gr40" draw:text-style-name="P40" draw:layer="layout" svg:width="5.103cm" svg:height="0.021cm" svg:x="20.914cm" svg:y="14.43cm" svg:viewBox="0 0 5104 22" draw:points="0,22 0,0 5104,0 5104,22">
          <text:p/>
        </draw:polygon>
        <draw:polygon draw:style-name="gr39" draw:text-style-name="P39" draw:layer="layout" svg:width="4.97cm" svg:height="0.021cm" svg:x="21.047cm" svg:y="14.43cm" svg:viewBox="0 0 4971 22" draw:points="0,22 0,0 4971,0 4971,22">
          <text:p/>
        </draw:polygon>
        <draw:polygon draw:style-name="gr38" draw:text-style-name="P38" draw:layer="layout" svg:width="4.834cm" svg:height="0.021cm" svg:x="21.183cm" svg:y="14.43cm" svg:viewBox="0 0 4835 22" draw:points="0,22 0,0 4835,0 4835,22">
          <text:p/>
        </draw:polygon>
        <draw:polygon draw:style-name="gr37" draw:text-style-name="P37" draw:layer="layout" svg:width="4.701cm" svg:height="0.021cm" svg:x="21.316cm" svg:y="14.43cm" svg:viewBox="0 0 4702 22" draw:points="0,22 0,0 4702,0 4702,22">
          <text:p/>
        </draw:polygon>
        <draw:polygon draw:style-name="gr36" draw:text-style-name="P36" draw:layer="layout" svg:width="4.566cm" svg:height="0.021cm" svg:x="21.451cm" svg:y="14.43cm" svg:viewBox="0 0 4567 22" draw:points="0,22 0,0 4567,0 4567,22">
          <text:p/>
        </draw:polygon>
        <draw:polygon draw:style-name="gr35" draw:text-style-name="P35" draw:layer="layout" svg:width="4.431cm" svg:height="0.021cm" svg:x="21.586cm" svg:y="14.43cm" svg:viewBox="0 0 4432 22" draw:points="0,22 0,0 4432,0 4432,22">
          <text:p/>
        </draw:polygon>
        <draw:polygon draw:style-name="gr34" draw:text-style-name="P34" draw:layer="layout" svg:width="4.298cm" svg:height="0.021cm" svg:x="21.719cm" svg:y="14.43cm" svg:viewBox="0 0 4299 22" draw:points="0,22 0,0 4299,0 4299,22">
          <text:p/>
        </draw:polygon>
        <draw:polygon draw:style-name="gr33" draw:text-style-name="P33" draw:layer="layout" svg:width="4.164cm" svg:height="0.021cm" svg:x="21.853cm" svg:y="14.43cm" svg:viewBox="0 0 4165 22" draw:points="0,22 0,0 4165,0 4165,22">
          <text:p/>
        </draw:polygon>
        <draw:polygon draw:style-name="gr32" draw:text-style-name="P32" draw:layer="layout" svg:width="4.029cm" svg:height="0.021cm" svg:x="21.988cm" svg:y="14.43cm" svg:viewBox="0 0 4030 22" draw:points="0,22 0,0 4030,0 4030,22">
          <text:p/>
        </draw:polygon>
        <draw:polygon draw:style-name="gr31" draw:text-style-name="P31" draw:layer="layout" svg:width="3.894cm" svg:height="0.021cm" svg:x="22.123cm" svg:y="14.43cm" svg:viewBox="0 0 3895 22" draw:points="0,22 0,0 3895,0 3895,22">
          <text:p/>
        </draw:polygon>
        <draw:polygon draw:style-name="gr30" draw:text-style-name="P30" draw:layer="layout" svg:width="3.761cm" svg:height="0.021cm" svg:x="22.256cm" svg:y="14.43cm" svg:viewBox="0 0 3762 22" draw:points="0,22 0,0 3762,0 3762,22">
          <text:p/>
        </draw:polygon>
        <draw:polygon draw:style-name="gr29" draw:text-style-name="P29" draw:layer="layout" svg:width="3.626cm" svg:height="0.021cm" svg:x="22.391cm" svg:y="14.43cm" svg:viewBox="0 0 3627 22" draw:points="0,22 0,0 3627,0 3627,22">
          <text:p/>
        </draw:polygon>
        <draw:polygon draw:style-name="gr28" draw:text-style-name="P28" draw:layer="layout" svg:width="3.492cm" svg:height="0.021cm" svg:x="22.525cm" svg:y="14.43cm" svg:viewBox="0 0 3493 22" draw:points="0,22 0,0 3493,0 3493,22">
          <text:p/>
        </draw:polygon>
        <draw:polygon draw:style-name="gr27" draw:text-style-name="P27" draw:layer="layout" svg:width="3.357cm" svg:height="0.021cm" svg:x="22.66cm" svg:y="14.43cm" svg:viewBox="0 0 3358 22" draw:points="0,22 0,0 3358,0 3358,22">
          <text:p/>
        </draw:polygon>
        <draw:polygon draw:style-name="gr26" draw:text-style-name="P26" draw:layer="layout" svg:width="3.224cm" svg:height="0.021cm" svg:x="22.793cm" svg:y="14.43cm" svg:viewBox="0 0 3225 22" draw:points="0,22 0,0 3225,0 3225,22">
          <text:p/>
        </draw:polygon>
        <draw:polygon draw:style-name="gr25" draw:text-style-name="P25" draw:layer="layout" svg:width="3.089cm" svg:height="0.021cm" svg:x="22.928cm" svg:y="14.43cm" svg:viewBox="0 0 3090 22" draw:points="0,22 0,0 3090,0 3090,22">
          <text:p/>
        </draw:polygon>
        <draw:polygon draw:style-name="gr24" draw:text-style-name="P24" draw:layer="layout" svg:width="2.955cm" svg:height="0.021cm" svg:x="23.062cm" svg:y="14.43cm" svg:viewBox="0 0 2956 22" draw:points="0,22 0,0 2956,0 2956,22">
          <text:p/>
        </draw:polygon>
        <draw:polygon draw:style-name="gr23" draw:text-style-name="P23" draw:layer="layout" svg:width="2.82cm" svg:height="0.021cm" svg:x="23.197cm" svg:y="14.43cm" svg:viewBox="0 0 2821 22" draw:points="0,22 0,0 2821,0 2821,22">
          <text:p/>
        </draw:polygon>
        <draw:polygon draw:style-name="gr22" draw:text-style-name="P22" draw:layer="layout" svg:width="2.687cm" svg:height="0.021cm" svg:x="23.33cm" svg:y="14.43cm" svg:viewBox="0 0 2688 22" draw:points="0,22 0,0 2688,0 2688,22">
          <text:p/>
        </draw:polygon>
        <draw:polygon draw:style-name="gr21" draw:text-style-name="P21" draw:layer="layout" svg:width="2.551cm" svg:height="0.021cm" svg:x="23.466cm" svg:y="14.43cm" svg:viewBox="0 0 2552 22" draw:points="0,22 0,0 2552,0 2552,22">
          <text:p/>
        </draw:polygon>
        <draw:polygon draw:style-name="gr20" draw:text-style-name="P20" draw:layer="layout" svg:width="2.418cm" svg:height="0.021cm" svg:x="23.599cm" svg:y="14.43cm" svg:viewBox="0 0 2419 22" draw:points="0,22 0,0 2419,0 2419,22">
          <text:p/>
        </draw:polygon>
        <draw:polygon draw:style-name="gr19" draw:text-style-name="P19" draw:layer="layout" svg:width="2.283cm" svg:height="0.021cm" svg:x="23.734cm" svg:y="14.43cm" svg:viewBox="0 0 2284 22" draw:points="0,22 0,0 2284,0 2284,22">
          <text:p/>
        </draw:polygon>
        <draw:polygon draw:style-name="gr18" draw:text-style-name="P18" draw:layer="layout" svg:width="2.15cm" svg:height="0.021cm" svg:x="23.867cm" svg:y="14.43cm" svg:viewBox="0 0 2151 22" draw:points="0,22 0,0 2151,0 2151,22">
          <text:p/>
        </draw:polygon>
        <draw:polygon draw:style-name="gr17" draw:text-style-name="P17" draw:layer="layout" svg:width="2.015cm" svg:height="0.021cm" svg:x="24.003cm" svg:y="14.43cm" svg:viewBox="0 0 2016 22" draw:points="0,22 0,0 2016,0 2016,22">
          <text:p/>
        </draw:polygon>
        <draw:polygon draw:style-name="gr16" draw:text-style-name="P16" draw:layer="layout" svg:width="1.881cm" svg:height="0.021cm" svg:x="24.136cm" svg:y="14.43cm" svg:viewBox="0 0 1882 22" draw:points="0,22 0,0 1882,0 1882,22">
          <text:p/>
        </draw:polygon>
        <draw:polygon draw:style-name="gr15" draw:text-style-name="P15" draw:layer="layout" svg:width="1.746cm" svg:height="0.021cm" svg:x="24.271cm" svg:y="14.43cm" svg:viewBox="0 0 1747 22" draw:points="0,22 0,0 1747,0 1747,22">
          <text:p/>
        </draw:polygon>
        <draw:polygon draw:style-name="gr14" draw:text-style-name="P14" draw:layer="layout" svg:width="1.611cm" svg:height="0.021cm" svg:x="24.406cm" svg:y="14.43cm" svg:viewBox="0 0 1612 22" draw:points="0,22 0,0 1612,0 1612,22">
          <text:p/>
        </draw:polygon>
        <draw:polygon draw:style-name="gr13" draw:text-style-name="P13" draw:layer="layout" svg:width="1.478cm" svg:height="0.021cm" svg:x="24.539cm" svg:y="14.43cm" svg:viewBox="0 0 1479 22" draw:points="0,22 0,0 1479,0 1479,22">
          <text:p/>
        </draw:polygon>
        <draw:polygon draw:style-name="gr12" draw:text-style-name="P12" draw:layer="layout" svg:width="1.344cm" svg:height="0.021cm" svg:x="24.673cm" svg:y="14.43cm" svg:viewBox="0 0 1345 22" draw:points="0,22 0,0 1345,0 1345,22">
          <text:p/>
        </draw:polygon>
        <draw:polygon draw:style-name="gr11" draw:text-style-name="P11" draw:layer="layout" svg:width="1.209cm" svg:height="0.021cm" svg:x="24.808cm" svg:y="14.43cm" svg:viewBox="0 0 1210 22" draw:points="0,22 0,0 1210,0 1210,22">
          <text:p/>
        </draw:polygon>
        <draw:polygon draw:style-name="gr10" draw:text-style-name="P10" draw:layer="layout" svg:width="1.074cm" svg:height="0.021cm" svg:x="24.943cm" svg:y="14.43cm" svg:viewBox="0 0 1075 22" draw:points="0,22 0,0 1075,0 1075,22">
          <text:p/>
        </draw:polygon>
        <draw:polygon draw:style-name="gr9" draw:text-style-name="P9" draw:layer="layout" svg:width="0.941cm" svg:height="0.021cm" svg:x="25.076cm" svg:y="14.43cm" svg:viewBox="0 0 942 22" draw:points="0,22 0,0 942,0 942,22">
          <text:p/>
        </draw:polygon>
        <draw:polygon draw:style-name="gr8" draw:text-style-name="P8" draw:layer="layout" svg:width="0.806cm" svg:height="0.021cm" svg:x="25.211cm" svg:y="14.43cm" svg:viewBox="0 0 807 22" draw:points="0,22 0,0 807,0 807,22">
          <text:p/>
        </draw:polygon>
        <draw:polygon draw:style-name="gr7" draw:text-style-name="P7" draw:layer="layout" svg:width="0.672cm" svg:height="0.021cm" svg:x="25.345cm" svg:y="14.43cm" svg:viewBox="0 0 673 22" draw:points="0,22 0,0 673,0 673,22">
          <text:p/>
        </draw:polygon>
        <draw:polygon draw:style-name="gr6" draw:text-style-name="P6" draw:layer="layout" svg:width="0.537cm" svg:height="0.021cm" svg:x="25.48cm" svg:y="14.43cm" svg:viewBox="0 0 538 22" draw:points="0,22 0,0 538,0 538,22">
          <text:p/>
        </draw:polygon>
        <draw:polygon draw:style-name="gr5" draw:text-style-name="P5" draw:layer="layout" svg:width="0.404cm" svg:height="0.021cm" svg:x="25.613cm" svg:y="14.43cm" svg:viewBox="0 0 405 22" draw:points="0,22 0,0 405,0 405,22">
          <text:p/>
        </draw:polygon>
        <draw:polygon draw:style-name="gr4" draw:text-style-name="P4" draw:layer="layout" svg:width="0.269cm" svg:height="0.021cm" svg:x="25.748cm" svg:y="14.43cm" svg:viewBox="0 0 270 22" draw:points="0,22 0,0 270,0 270,22">
          <text:p/>
        </draw:polygon>
        <draw:polygon draw:style-name="gr3" draw:text-style-name="P3" draw:layer="layout" svg:width="0.135cm" svg:height="0.021cm" svg:x="25.882cm" svg:y="14.43cm" svg:viewBox="0 0 136 22" draw:points="0,22 0,0 136,0 136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polygon draw:style-name="gr79" draw:text-style-name="P79" draw:layer="layout" svg:width="10.341cm" svg:height="0.022cm" svg:x="2.704cm" svg:y="14.429cm" svg:viewBox="0 0 10342 23" draw:points="0,0 10342,0 10342,23 0,23">
          <text:p/>
        </draw:polygon>
        <draw:polygon draw:style-name="gr78" draw:text-style-name="P78" draw:layer="layout" svg:width="10.206cm" svg:height="0.022cm" svg:x="2.839cm" svg:y="14.429cm" svg:viewBox="0 0 10207 23" draw:points="0,23 0,0 10207,0 10207,23">
          <text:p/>
        </draw:polygon>
        <draw:polygon draw:style-name="gr77" draw:text-style-name="P77" draw:layer="layout" svg:width="10.072cm" svg:height="0.022cm" svg:x="2.973cm" svg:y="14.429cm" svg:viewBox="0 0 10073 23" draw:points="0,23 0,0 10073,0 10073,23">
          <text:p/>
        </draw:polygon>
        <draw:polygon draw:style-name="gr76" draw:text-style-name="P76" draw:layer="layout" svg:width="9.937cm" svg:height="0.022cm" svg:x="3.108cm" svg:y="14.429cm" svg:viewBox="0 0 9938 23" draw:points="0,23 0,0 9938,0 9938,23">
          <text:p/>
        </draw:polygon>
        <draw:polygon draw:style-name="gr75" draw:text-style-name="P75" draw:layer="layout" svg:width="9.804cm" svg:height="0.022cm" svg:x="3.241cm" svg:y="14.429cm" svg:viewBox="0 0 9805 23" draw:points="0,23 0,0 9805,0 9805,23">
          <text:p/>
        </draw:polygon>
        <draw:polygon draw:style-name="gr74" draw:text-style-name="P74" draw:layer="layout" svg:width="9.669cm" svg:height="0.022cm" svg:x="3.376cm" svg:y="14.429cm" svg:viewBox="0 0 9670 23" draw:points="0,23 0,0 9670,0 9670,23">
          <text:p/>
        </draw:polygon>
        <draw:polygon draw:style-name="gr73" draw:text-style-name="P73" draw:layer="layout" svg:width="9.535cm" svg:height="0.022cm" svg:x="3.51cm" svg:y="14.429cm" svg:viewBox="0 0 9536 23" draw:points="0,23 0,0 9536,0 9536,23">
          <text:p/>
        </draw:polygon>
        <draw:polygon draw:style-name="gr72" draw:text-style-name="P72" draw:layer="layout" svg:width="9.4cm" svg:height="0.022cm" svg:x="3.645cm" svg:y="14.429cm" svg:viewBox="0 0 9401 23" draw:points="0,23 0,0 9401,0 9401,23">
          <text:p/>
        </draw:polygon>
        <draw:polygon draw:style-name="gr71" draw:text-style-name="P71" draw:layer="layout" svg:width="9.267cm" svg:height="0.022cm" svg:x="3.778cm" svg:y="14.429cm" svg:viewBox="0 0 9268 23" draw:points="0,23 0,0 9268,0 9268,23">
          <text:p/>
        </draw:polygon>
        <draw:polygon draw:style-name="gr70" draw:text-style-name="P70" draw:layer="layout" svg:width="9.132cm" svg:height="0.022cm" svg:x="3.913cm" svg:y="14.429cm" svg:viewBox="0 0 9133 23" draw:points="0,23 0,0 9133,0 9133,23">
          <text:p/>
        </draw:polygon>
        <draw:polygon draw:style-name="gr69" draw:text-style-name="P69" draw:layer="layout" svg:width="8.998cm" svg:height="0.022cm" svg:x="4.047cm" svg:y="14.429cm" svg:viewBox="0 0 8999 23" draw:points="0,23 0,0 8999,0 8999,23">
          <text:p/>
        </draw:polygon>
        <draw:polygon draw:style-name="gr68" draw:text-style-name="P68" draw:layer="layout" svg:width="8.863cm" svg:height="0.022cm" svg:x="4.182cm" svg:y="14.429cm" svg:viewBox="0 0 8864 23" draw:points="0,23 0,0 8864,0 8864,23">
          <text:p/>
        </draw:polygon>
        <draw:polygon draw:style-name="gr67" draw:text-style-name="P67" draw:layer="layout" svg:width="8.73cm" svg:height="0.022cm" svg:x="4.315cm" svg:y="14.429cm" svg:viewBox="0 0 8731 23" draw:points="0,23 0,0 8731,0 8731,23">
          <text:p/>
        </draw:polygon>
        <draw:polygon draw:style-name="gr66" draw:text-style-name="P66" draw:layer="layout" svg:width="8.595cm" svg:height="0.022cm" svg:x="4.45cm" svg:y="14.429cm" svg:viewBox="0 0 8596 23" draw:points="0,23 0,0 8596,0 8596,23">
          <text:p/>
        </draw:polygon>
        <draw:polygon draw:style-name="gr65" draw:text-style-name="P65" draw:layer="layout" svg:width="8.46cm" svg:height="0.022cm" svg:x="4.585cm" svg:y="14.429cm" svg:viewBox="0 0 8461 23" draw:points="0,23 0,0 8461,0 8461,23">
          <text:p/>
        </draw:polygon>
        <draw:polygon draw:style-name="gr64" draw:text-style-name="P64" draw:layer="layout" svg:width="8.326cm" svg:height="0.022cm" svg:x="4.719cm" svg:y="14.429cm" svg:viewBox="0 0 8327 23" draw:points="0,23 0,0 8327,0 8327,23">
          <text:p/>
        </draw:polygon>
        <draw:polygon draw:style-name="gr63" draw:text-style-name="P63" draw:layer="layout" svg:width="8.191cm" svg:height="0.022cm" svg:x="4.854cm" svg:y="14.429cm" svg:viewBox="0 0 8192 23" draw:points="0,23 0,0 8192,0 8192,23">
          <text:p/>
        </draw:polygon>
        <draw:polygon draw:style-name="gr62" draw:text-style-name="P62" draw:layer="layout" svg:width="8.058cm" svg:height="0.022cm" svg:x="4.987cm" svg:y="14.429cm" svg:viewBox="0 0 8059 23" draw:points="0,23 0,0 8059,0 8059,23">
          <text:p/>
        </draw:polygon>
        <draw:polygon draw:style-name="gr61" draw:text-style-name="P61" draw:layer="layout" svg:width="7.923cm" svg:height="0.022cm" svg:x="5.122cm" svg:y="14.429cm" svg:viewBox="0 0 7924 23" draw:points="0,23 0,0 7924,0 7924,23">
          <text:p/>
        </draw:polygon>
        <draw:polygon draw:style-name="gr60" draw:text-style-name="P60" draw:layer="layout" svg:width="7.789cm" svg:height="0.022cm" svg:x="5.256cm" svg:y="14.429cm" svg:viewBox="0 0 7790 23" draw:points="0,23 0,0 7790,0 7790,23">
          <text:p/>
        </draw:polygon>
        <draw:polygon draw:style-name="gr59" draw:text-style-name="P59" draw:layer="layout" svg:width="7.654cm" svg:height="0.022cm" svg:x="5.391cm" svg:y="14.429cm" svg:viewBox="0 0 7655 23" draw:points="0,23 0,0 7655,0 7655,23">
          <text:p/>
        </draw:polygon>
        <draw:polygon draw:style-name="gr58" draw:text-style-name="P58" draw:layer="layout" svg:width="7.521cm" svg:height="0.022cm" svg:x="5.524cm" svg:y="14.429cm" svg:viewBox="0 0 7522 23" draw:points="0,23 0,0 7522,0 7522,23">
          <text:p/>
        </draw:polygon>
        <draw:polygon draw:style-name="gr57" draw:text-style-name="P57" draw:layer="layout" svg:width="7.386cm" svg:height="0.022cm" svg:x="5.659cm" svg:y="14.429cm" svg:viewBox="0 0 7387 23" draw:points="0,23 0,0 7387,0 7387,23">
          <text:p/>
        </draw:polygon>
        <draw:polygon draw:style-name="gr56" draw:text-style-name="P56" draw:layer="layout" svg:width="7.252cm" svg:height="0.022cm" svg:x="5.793cm" svg:y="14.429cm" svg:viewBox="0 0 7253 23" draw:points="0,23 0,0 7253,0 7253,23">
          <text:p/>
        </draw:polygon>
        <draw:polygon draw:style-name="gr55" draw:text-style-name="P55" draw:layer="layout" svg:width="7.117cm" svg:height="0.022cm" svg:x="5.928cm" svg:y="14.429cm" svg:viewBox="0 0 7118 23" draw:points="0,23 0,0 7118,0 7118,23">
          <text:p/>
        </draw:polygon>
        <draw:polygon draw:style-name="gr54" draw:text-style-name="P54" draw:layer="layout" svg:width="6.984cm" svg:height="0.022cm" svg:x="6.061cm" svg:y="14.429cm" svg:viewBox="0 0 6985 23" draw:points="0,23 0,0 6985,0 6985,23">
          <text:p/>
        </draw:polygon>
        <draw:polygon draw:style-name="gr53" draw:text-style-name="P53" draw:layer="layout" svg:width="6.849cm" svg:height="0.022cm" svg:x="6.196cm" svg:y="14.429cm" svg:viewBox="0 0 6850 23" draw:points="0,23 0,0 6850,0 6850,23">
          <text:p/>
        </draw:polygon>
        <draw:polygon draw:style-name="gr52" draw:text-style-name="P52" draw:layer="layout" svg:width="6.715cm" svg:height="0.022cm" svg:x="6.33cm" svg:y="14.429cm" svg:viewBox="0 0 6716 23" draw:points="0,23 0,0 6716,0 6716,23">
          <text:p/>
        </draw:polygon>
        <draw:polygon draw:style-name="gr51" draw:text-style-name="P51" draw:layer="layout" svg:width="6.58cm" svg:height="0.022cm" svg:x="6.465cm" svg:y="14.429cm" svg:viewBox="0 0 6581 23" draw:points="0,23 0,0 6581,0 6581,23">
          <text:p/>
        </draw:polygon>
        <draw:polygon draw:style-name="gr50" draw:text-style-name="P50" draw:layer="layout" svg:width="6.447cm" svg:height="0.022cm" svg:x="6.598cm" svg:y="14.429cm" svg:viewBox="0 0 6448 23" draw:points="0,23 0,0 6448,0 6448,23">
          <text:p/>
        </draw:polygon>
        <draw:polygon draw:style-name="gr49" draw:text-style-name="P49" draw:layer="layout" svg:width="6.312cm" svg:height="0.022cm" svg:x="6.733cm" svg:y="14.429cm" svg:viewBox="0 0 6313 23" draw:points="0,23 0,0 6313,0 6313,23">
          <text:p/>
        </draw:polygon>
        <draw:polygon draw:style-name="gr48" draw:text-style-name="P48" draw:layer="layout" svg:width="6.178cm" svg:height="0.022cm" svg:x="6.867cm" svg:y="14.429cm" svg:viewBox="0 0 6179 23" draw:points="0,23 0,0 6179,0 6179,23">
          <text:p/>
        </draw:polygon>
        <draw:polygon draw:style-name="gr47" draw:text-style-name="P47" draw:layer="layout" svg:width="6.043cm" svg:height="0.022cm" svg:x="7.002cm" svg:y="14.429cm" svg:viewBox="0 0 6044 23" draw:points="0,23 0,0 6044,0 6044,23">
          <text:p/>
        </draw:polygon>
        <draw:polygon draw:style-name="gr46" draw:text-style-name="P46" draw:layer="layout" svg:width="5.91cm" svg:height="0.022cm" svg:x="7.135cm" svg:y="14.429cm" svg:viewBox="0 0 5911 23" draw:points="0,23 0,0 5911,0 5911,23">
          <text:p/>
        </draw:polygon>
        <draw:polygon draw:style-name="gr45" draw:text-style-name="P45" draw:layer="layout" svg:width="5.775cm" svg:height="0.022cm" svg:x="7.27cm" svg:y="14.429cm" svg:viewBox="0 0 5776 23" draw:points="0,23 0,0 5776,0 5776,23">
          <text:p/>
        </draw:polygon>
        <draw:polygon draw:style-name="gr44" draw:text-style-name="P44" draw:layer="layout" svg:width="5.64cm" svg:height="0.022cm" svg:x="7.405cm" svg:y="14.429cm" svg:viewBox="0 0 5641 23" draw:points="0,23 0,0 5641,0 5641,23">
          <text:p/>
        </draw:polygon>
        <draw:polygon draw:style-name="gr43" draw:text-style-name="P43" draw:layer="layout" svg:width="5.506cm" svg:height="0.022cm" svg:x="7.539cm" svg:y="14.429cm" svg:viewBox="0 0 5507 23" draw:points="0,23 0,0 5507,0 5507,23">
          <text:p/>
        </draw:polygon>
        <draw:polygon draw:style-name="gr42" draw:text-style-name="P42" draw:layer="layout" svg:width="5.371cm" svg:height="0.022cm" svg:x="7.674cm" svg:y="14.429cm" svg:viewBox="0 0 5372 23" draw:points="0,23 0,0 5372,0 5372,23">
          <text:p/>
        </draw:polygon>
        <draw:polygon draw:style-name="gr41" draw:text-style-name="P41" draw:layer="layout" svg:width="5.238cm" svg:height="0.022cm" svg:x="7.807cm" svg:y="14.429cm" svg:viewBox="0 0 5239 23" draw:points="0,23 0,0 5239,0 5239,23">
          <text:p/>
        </draw:polygon>
        <draw:polygon draw:style-name="gr40" draw:text-style-name="P40" draw:layer="layout" svg:width="5.103cm" svg:height="0.022cm" svg:x="7.942cm" svg:y="14.429cm" svg:viewBox="0 0 5104 23" draw:points="0,23 0,0 5104,0 5104,23">
          <text:p/>
        </draw:polygon>
        <draw:polygon draw:style-name="gr39" draw:text-style-name="P39" draw:layer="layout" svg:width="4.969cm" svg:height="0.022cm" svg:x="8.076cm" svg:y="14.429cm" svg:viewBox="0 0 4970 23" draw:points="0,23 0,0 4970,0 4970,23">
          <text:p/>
        </draw:polygon>
        <draw:polygon draw:style-name="gr38" draw:text-style-name="P38" draw:layer="layout" svg:width="4.834cm" svg:height="0.022cm" svg:x="8.211cm" svg:y="14.429cm" svg:viewBox="0 0 4835 23" draw:points="0,23 0,0 4835,0 4835,23">
          <text:p/>
        </draw:polygon>
        <draw:polygon draw:style-name="gr37" draw:text-style-name="P37" draw:layer="layout" svg:width="4.701cm" svg:height="0.022cm" svg:x="8.344cm" svg:y="14.429cm" svg:viewBox="0 0 4702 23" draw:points="0,23 0,0 4702,0 4702,23">
          <text:p/>
        </draw:polygon>
        <draw:polygon draw:style-name="gr36" draw:text-style-name="P36" draw:layer="layout" svg:width="4.566cm" svg:height="0.022cm" svg:x="8.479cm" svg:y="14.429cm" svg:viewBox="0 0 4567 23" draw:points="0,23 0,0 4567,0 4567,23">
          <text:p/>
        </draw:polygon>
        <draw:polygon draw:style-name="gr35" draw:text-style-name="P35" draw:layer="layout" svg:width="4.432cm" svg:height="0.022cm" svg:x="8.613cm" svg:y="14.429cm" svg:viewBox="0 0 4433 23" draw:points="0,23 0,0 4433,0 4433,23">
          <text:p/>
        </draw:polygon>
        <draw:polygon draw:style-name="gr34" draw:text-style-name="P34" draw:layer="layout" svg:width="4.297cm" svg:height="0.022cm" svg:x="8.748cm" svg:y="14.429cm" svg:viewBox="0 0 4298 23" draw:points="0,23 0,0 4298,0 4298,23">
          <text:p/>
        </draw:polygon>
        <draw:polygon draw:style-name="gr33" draw:text-style-name="P33" draw:layer="layout" svg:width="4.164cm" svg:height="0.022cm" svg:x="8.881cm" svg:y="14.429cm" svg:viewBox="0 0 4165 23" draw:points="0,23 0,0 4165,0 4165,23">
          <text:p/>
        </draw:polygon>
        <draw:polygon draw:style-name="gr32" draw:text-style-name="P32" draw:layer="layout" svg:width="4.029cm" svg:height="0.022cm" svg:x="9.016cm" svg:y="14.429cm" svg:viewBox="0 0 4030 23" draw:points="0,23 0,0 4030,0 4030,23">
          <text:p/>
        </draw:polygon>
        <draw:polygon draw:style-name="gr31" draw:text-style-name="P31" draw:layer="layout" svg:width="3.895cm" svg:height="0.022cm" svg:x="9.15cm" svg:y="14.429cm" svg:viewBox="0 0 3896 23" draw:points="0,23 0,0 3896,0 3896,23">
          <text:p/>
        </draw:polygon>
        <draw:polygon draw:style-name="gr30" draw:text-style-name="P30" draw:layer="layout" svg:width="3.76cm" svg:height="0.022cm" svg:x="9.285cm" svg:y="14.429cm" svg:viewBox="0 0 3761 23" draw:points="0,23 0,0 3761,0 3761,23">
          <text:p/>
        </draw:polygon>
        <draw:polygon draw:style-name="gr29" draw:text-style-name="P29" draw:layer="layout" svg:width="3.627cm" svg:height="0.022cm" svg:x="9.418cm" svg:y="14.429cm" svg:viewBox="0 0 3628 23" draw:points="0,23 0,0 3628,0 3628,23">
          <text:p/>
        </draw:polygon>
        <draw:polygon draw:style-name="gr28" draw:text-style-name="P28" draw:layer="layout" svg:width="3.492cm" svg:height="0.022cm" svg:x="9.553cm" svg:y="14.429cm" svg:viewBox="0 0 3493 23" draw:points="0,23 0,0 3493,0 3493,23">
          <text:p/>
        </draw:polygon>
        <draw:polygon draw:style-name="gr27" draw:text-style-name="P27" draw:layer="layout" svg:width="3.358cm" svg:height="0.022cm" svg:x="9.687cm" svg:y="14.429cm" svg:viewBox="0 0 3359 23" draw:points="0,23 0,0 3359,0 3359,23">
          <text:p/>
        </draw:polygon>
        <draw:polygon draw:style-name="gr26" draw:text-style-name="P26" draw:layer="layout" svg:width="3.223cm" svg:height="0.022cm" svg:x="9.822cm" svg:y="14.429cm" svg:viewBox="0 0 3224 23" draw:points="0,23 0,0 3224,0 3224,23">
          <text:p/>
        </draw:polygon>
        <draw:polygon draw:style-name="gr25" draw:text-style-name="P25" draw:layer="layout" svg:width="3.09cm" svg:height="0.022cm" svg:x="9.955cm" svg:y="14.429cm" svg:viewBox="0 0 3091 23" draw:points="0,23 0,0 3091,0 3091,23">
          <text:p/>
        </draw:polygon>
        <draw:polygon draw:style-name="gr24" draw:text-style-name="P24" draw:layer="layout" svg:width="2.955cm" svg:height="0.022cm" svg:x="10.09cm" svg:y="14.429cm" svg:viewBox="0 0 2956 23" draw:points="0,23 0,0 2956,0 2956,23">
          <text:p/>
        </draw:polygon>
        <draw:polygon draw:style-name="gr23" draw:text-style-name="P23" draw:layer="layout" svg:width="2.82cm" svg:height="0.022cm" svg:x="10.225cm" svg:y="14.429cm" svg:viewBox="0 0 2821 23" draw:points="0,23 0,0 2821,0 2821,23">
          <text:p/>
        </draw:polygon>
        <draw:polygon draw:style-name="gr22" draw:text-style-name="P22" draw:layer="layout" svg:width="2.686cm" svg:height="0.022cm" svg:x="10.359cm" svg:y="14.429cm" svg:viewBox="0 0 2687 23" draw:points="0,23 0,0 2687,0 2687,23">
          <text:p/>
        </draw:polygon>
        <draw:polygon draw:style-name="gr21" draw:text-style-name="P21" draw:layer="layout" svg:width="2.551cm" svg:height="0.022cm" svg:x="10.494cm" svg:y="14.429cm" svg:viewBox="0 0 2552 23" draw:points="0,23 0,0 2552,0 2552,23">
          <text:p/>
        </draw:polygon>
        <draw:polygon draw:style-name="gr20" draw:text-style-name="P20" draw:layer="layout" svg:width="2.418cm" svg:height="0.022cm" svg:x="10.627cm" svg:y="14.429cm" svg:viewBox="0 0 2419 23" draw:points="0,23 0,0 2419,0 2419,23">
          <text:p/>
        </draw:polygon>
        <draw:polygon draw:style-name="gr19" draw:text-style-name="P19" draw:layer="layout" svg:width="2.283cm" svg:height="0.022cm" svg:x="10.762cm" svg:y="14.429cm" svg:viewBox="0 0 2284 23" draw:points="0,23 0,0 2284,0 2284,23">
          <text:p/>
        </draw:polygon>
        <draw:polygon draw:style-name="gr18" draw:text-style-name="P18" draw:layer="layout" svg:width="2.149cm" svg:height="0.022cm" svg:x="10.896cm" svg:y="14.429cm" svg:viewBox="0 0 2150 23" draw:points="0,23 0,0 2150,0 2150,23">
          <text:p/>
        </draw:polygon>
        <draw:polygon draw:style-name="gr17" draw:text-style-name="P17" draw:layer="layout" svg:width="2.014cm" svg:height="0.022cm" svg:x="11.031cm" svg:y="14.429cm" svg:viewBox="0 0 2015 23" draw:points="0,23 0,0 2015,0 2015,23">
          <text:p/>
        </draw:polygon>
        <draw:polygon draw:style-name="gr16" draw:text-style-name="P16" draw:layer="layout" svg:width="1.881cm" svg:height="0.022cm" svg:x="11.164cm" svg:y="14.429cm" svg:viewBox="0 0 1882 23" draw:points="0,23 0,0 1882,0 1882,23">
          <text:p/>
        </draw:polygon>
        <draw:polygon draw:style-name="gr15" draw:text-style-name="P15" draw:layer="layout" svg:width="1.746cm" svg:height="0.022cm" svg:x="11.299cm" svg:y="14.429cm" svg:viewBox="0 0 1747 23" draw:points="0,23 0,0 1747,0 1747,23">
          <text:p/>
        </draw:polygon>
        <draw:polygon draw:style-name="gr14" draw:text-style-name="P14" draw:layer="layout" svg:width="1.612cm" svg:height="0.022cm" svg:x="11.433cm" svg:y="14.429cm" svg:viewBox="0 0 1613 23" draw:points="0,23 0,0 1613,0 1613,23">
          <text:p/>
        </draw:polygon>
        <draw:polygon draw:style-name="gr13" draw:text-style-name="P13" draw:layer="layout" svg:width="1.477cm" svg:height="0.022cm" svg:x="11.568cm" svg:y="14.429cm" svg:viewBox="0 0 1478 23" draw:points="0,23 0,0 1478,0 1478,23">
          <text:p/>
        </draw:polygon>
        <draw:polygon draw:style-name="gr12" draw:text-style-name="P12" draw:layer="layout" svg:width="1.344cm" svg:height="0.022cm" svg:x="11.701cm" svg:y="14.429cm" svg:viewBox="0 0 1345 23" draw:points="0,23 0,0 1345,0 1345,23">
          <text:p/>
        </draw:polygon>
        <draw:polygon draw:style-name="gr11" draw:text-style-name="P11" draw:layer="layout" svg:width="1.209cm" svg:height="0.022cm" svg:x="11.836cm" svg:y="14.429cm" svg:viewBox="0 0 1210 23" draw:points="0,23 0,0 1210,0 1210,23">
          <text:p/>
        </draw:polygon>
        <draw:polygon draw:style-name="gr10" draw:text-style-name="P10" draw:layer="layout" svg:width="1.075cm" svg:height="0.022cm" svg:x="11.97cm" svg:y="14.429cm" svg:viewBox="0 0 1076 23" draw:points="0,23 0,0 1076,0 1076,23">
          <text:p/>
        </draw:polygon>
        <draw:polygon draw:style-name="gr9" draw:text-style-name="P9" draw:layer="layout" svg:width="0.94cm" svg:height="0.022cm" svg:x="12.105cm" svg:y="14.429cm" svg:viewBox="0 0 941 23" draw:points="0,23 0,0 941,0 941,23">
          <text:p/>
        </draw:polygon>
        <draw:polygon draw:style-name="gr8" draw:text-style-name="P8" draw:layer="layout" svg:width="0.807cm" svg:height="0.022cm" svg:x="12.238cm" svg:y="14.429cm" svg:viewBox="0 0 808 23" draw:points="0,23 0,0 808,0 808,23">
          <text:p/>
        </draw:polygon>
        <draw:polygon draw:style-name="gr7" draw:text-style-name="P7" draw:layer="layout" svg:width="0.672cm" svg:height="0.022cm" svg:x="12.373cm" svg:y="14.429cm" svg:viewBox="0 0 673 23" draw:points="0,23 0,0 673,0 673,23">
          <text:p/>
        </draw:polygon>
        <draw:polygon draw:style-name="gr6" draw:text-style-name="P6" draw:layer="layout" svg:width="0.538cm" svg:height="0.022cm" svg:x="12.507cm" svg:y="14.429cm" svg:viewBox="0 0 539 23" draw:points="0,23 0,0 539,0 539,23">
          <text:p/>
        </draw:polygon>
        <draw:polygon draw:style-name="gr5" draw:text-style-name="P5" draw:layer="layout" svg:width="0.403cm" svg:height="0.022cm" svg:x="12.642cm" svg:y="14.429cm" svg:viewBox="0 0 404 23" draw:points="0,23 0,0 404,0 404,23">
          <text:p/>
        </draw:polygon>
        <draw:polygon draw:style-name="gr4" draw:text-style-name="P4" draw:layer="layout" svg:width="0.27cm" svg:height="0.022cm" svg:x="12.775cm" svg:y="14.429cm" svg:viewBox="0 0 271 23" draw:points="0,23 0,0 271,0 271,23">
          <text:p/>
        </draw:polygon>
        <draw:polygon draw:style-name="gr3" draw:text-style-name="P3" draw:layer="layout" svg:width="0.135cm" svg:height="0.022cm" svg:x="12.91cm" svg:y="14.429cm" svg:viewBox="0 0 136 23" draw:points="0,23 0,0 136,0 136,23">
          <text:p/>
        </draw:polygon>
        <draw:path draw:style-name="gr3" draw:text-style-name="P3" draw:layer="layout" svg:width="0.022cm" svg:height="0.972cm" svg:x="12.749cm" svg:y="13.649cm" svg:viewBox="0 0 23 973" svg:d="M12 0c-2 0-4 0-7 1 0 1-3 3-3 4-2 2-2 4-2 6v951 1c0 1 0 3 2 5 0 1 3 3 3 4 3 1 5 1 7 1v-1 1c1 0 3 0 6-1 0-1 3-3 3-4 2-2 2-4 2-5v-953 1c0-2 0-4-2-6 0-1-3-3-3-4-3-1-5-1-6-1z">
          <text:p/>
        </draw:path>
        <draw:polygon draw:style-name="gr94" draw:text-style-name="P94" draw:layer="layout" svg:width="0.031cm" svg:height="10.281cm" svg:x="14.042cm" svg:y="2.881cm" svg:viewBox="0 0 32 10282" draw:points="0,0 32,0 32,10282 0,10282">
          <text:p/>
        </draw:polygon>
        <draw:polygon draw:style-name="gr95" draw:text-style-name="P95" draw:layer="layout" svg:width="0.031cm" svg:height="10.171cm" svg:x="14.042cm" svg:y="2.936cm" svg:viewBox="0 0 32 10172" draw:points="0,0 32,0 32,10172 0,10172">
          <text:p/>
        </draw:polygon>
        <draw:polygon draw:style-name="gr96" draw:text-style-name="P96" draw:layer="layout" svg:width="0.031cm" svg:height="10.063cm" svg:x="14.042cm" svg:y="2.99cm" svg:viewBox="0 0 32 10064" draw:points="0,0 32,0 32,10064 0,10064">
          <text:p/>
        </draw:polygon>
        <draw:polygon draw:style-name="gr97" draw:text-style-name="P97" draw:layer="layout" svg:width="0.031cm" svg:height="9.953cm" svg:x="14.042cm" svg:y="3.045cm" svg:viewBox="0 0 32 9954" draw:points="0,0 32,0 32,9954 0,9954">
          <text:p/>
        </draw:polygon>
        <draw:polygon draw:style-name="gr98" draw:text-style-name="P98" draw:layer="layout" svg:width="0.031cm" svg:height="9.843cm" svg:x="14.042cm" svg:y="3.1cm" svg:viewBox="0 0 32 9844" draw:points="0,0 32,0 32,9844 0,9844">
          <text:p/>
        </draw:polygon>
        <draw:polygon draw:style-name="gr99" draw:text-style-name="P99" draw:layer="layout" svg:width="0.031cm" svg:height="9.735cm" svg:x="14.042cm" svg:y="3.154cm" svg:viewBox="0 0 32 9736" draw:points="0,0 32,0 32,9736 0,9736">
          <text:p/>
        </draw:polygon>
        <draw:polygon draw:style-name="gr100" draw:text-style-name="P100" draw:layer="layout" svg:width="0.031cm" svg:height="9.625cm" svg:x="14.042cm" svg:y="3.209cm" svg:viewBox="0 0 32 9626" draw:points="0,0 32,0 32,9626 0,9626">
          <text:p/>
        </draw:polygon>
        <draw:polygon draw:style-name="gr101" draw:text-style-name="P101" draw:layer="layout" svg:width="0.031cm" svg:height="9.515cm" svg:x="14.042cm" svg:y="3.264cm" svg:viewBox="0 0 32 9516" draw:points="0,0 32,0 32,9516 0,9516">
          <text:p/>
        </draw:polygon>
        <draw:polygon draw:style-name="gr102" draw:text-style-name="P102" draw:layer="layout" svg:width="0.031cm" svg:height="9.407cm" svg:x="14.042cm" svg:y="3.318cm" svg:viewBox="0 0 32 9408" draw:points="0,0 32,0 32,9408 0,9408">
          <text:p/>
        </draw:polygon>
        <draw:polygon draw:style-name="gr103" draw:text-style-name="P103" draw:layer="layout" svg:width="0.031cm" svg:height="9.297cm" svg:x="14.042cm" svg:y="3.373cm" svg:viewBox="0 0 32 9298" draw:points="0,0 32,0 32,9298 0,9298">
          <text:p/>
        </draw:polygon>
        <draw:polygon draw:style-name="gr104" draw:text-style-name="P104" draw:layer="layout" svg:width="0.031cm" svg:height="9.187cm" svg:x="14.042cm" svg:y="3.428cm" svg:viewBox="0 0 32 9188" draw:points="0,0 32,0 32,9188 0,9188">
          <text:p/>
        </draw:polygon>
        <draw:polygon draw:style-name="gr105" draw:text-style-name="P105" draw:layer="layout" svg:width="0.031cm" svg:height="9.077cm" svg:x="14.042cm" svg:y="3.483cm" svg:viewBox="0 0 32 9078" draw:points="0,0 32,0 32,9078 0,9078">
          <text:p/>
        </draw:polygon>
        <draw:polygon draw:style-name="gr106" draw:text-style-name="P106" draw:layer="layout" svg:width="0.031cm" svg:height="8.969cm" svg:x="14.042cm" svg:y="3.537cm" svg:viewBox="0 0 32 8970" draw:points="0,0 32,0 32,8970 0,8970">
          <text:p/>
        </draw:polygon>
        <draw:polygon draw:style-name="gr107" draw:text-style-name="P107" draw:layer="layout" svg:width="0.031cm" svg:height="8.859cm" svg:x="14.042cm" svg:y="3.592cm" svg:viewBox="0 0 32 8860" draw:points="0,0 32,0 32,8860 0,8860">
          <text:p/>
        </draw:polygon>
        <draw:polygon draw:style-name="gr108" draw:text-style-name="P108" draw:layer="layout" svg:width="0.031cm" svg:height="8.749cm" svg:x="14.042cm" svg:y="3.647cm" svg:viewBox="0 0 32 8750" draw:points="0,0 32,0 32,8750 0,8750">
          <text:p/>
        </draw:polygon>
        <draw:polygon draw:style-name="gr109" draw:text-style-name="P109" draw:layer="layout" svg:width="0.031cm" svg:height="8.641cm" svg:x="14.042cm" svg:y="3.701cm" svg:viewBox="0 0 32 8642" draw:points="0,0 32,0 32,8642 0,8642">
          <text:p/>
        </draw:polygon>
        <draw:polygon draw:style-name="gr110" draw:text-style-name="P110" draw:layer="layout" svg:width="0.031cm" svg:height="8.531cm" svg:x="14.042cm" svg:y="3.756cm" svg:viewBox="0 0 32 8532" draw:points="0,0 32,0 32,8532 0,8532">
          <text:p/>
        </draw:polygon>
        <draw:polygon draw:style-name="gr79" draw:text-style-name="P79" draw:layer="layout" svg:width="0.031cm" svg:height="8.421cm" svg:x="14.042cm" svg:y="3.811cm" svg:viewBox="0 0 32 8422" draw:points="0,0 32,0 32,8422 0,8422">
          <text:p/>
        </draw:polygon>
        <draw:polygon draw:style-name="gr78" draw:text-style-name="P78" draw:layer="layout" svg:width="0.031cm" svg:height="8.313cm" svg:x="14.042cm" svg:y="3.865cm" svg:viewBox="0 0 32 8314" draw:points="0,0 32,0 32,8314 0,8314">
          <text:p/>
        </draw:polygon>
        <draw:polygon draw:style-name="gr77" draw:text-style-name="P77" draw:layer="layout" svg:width="0.031cm" svg:height="8.203cm" svg:x="14.042cm" svg:y="3.92cm" svg:viewBox="0 0 32 8204" draw:points="0,0 32,0 32,8204 0,8204">
          <text:p/>
        </draw:polygon>
        <draw:polygon draw:style-name="gr76" draw:text-style-name="P76" draw:layer="layout" svg:width="0.031cm" svg:height="8.093cm" svg:x="14.042cm" svg:y="3.975cm" svg:viewBox="0 0 32 8094" draw:points="0,0 32,0 32,8094 0,8094">
          <text:p/>
        </draw:polygon>
        <draw:polygon draw:style-name="gr75" draw:text-style-name="P75" draw:layer="layout" svg:width="0.031cm" svg:height="7.985cm" svg:x="14.042cm" svg:y="4.029cm" svg:viewBox="0 0 32 7986" draw:points="0,0 32,0 32,7986 0,7986">
          <text:p/>
        </draw:polygon>
        <draw:polygon draw:style-name="gr74" draw:text-style-name="P74" draw:layer="layout" svg:width="0.031cm" svg:height="7.875cm" svg:x="14.042cm" svg:y="4.084cm" svg:viewBox="0 0 32 7876" draw:points="0,0 32,0 32,7876 0,7876">
          <text:p/>
        </draw:polygon>
        <draw:polygon draw:style-name="gr73" draw:text-style-name="P73" draw:layer="layout" svg:width="0.031cm" svg:height="7.765cm" svg:x="14.042cm" svg:y="4.139cm" svg:viewBox="0 0 32 7766" draw:points="0,0 32,0 32,7766 0,7766">
          <text:p/>
        </draw:polygon>
        <draw:polygon draw:style-name="gr72" draw:text-style-name="P72" draw:layer="layout" svg:width="0.031cm" svg:height="7.657cm" svg:x="14.042cm" svg:y="4.193cm" svg:viewBox="0 0 32 7658" draw:points="0,0 32,0 32,7658 0,7658">
          <text:p/>
        </draw:polygon>
        <draw:polygon draw:style-name="gr71" draw:text-style-name="P71" draw:layer="layout" svg:width="0.031cm" svg:height="7.547cm" svg:x="14.042cm" svg:y="4.248cm" svg:viewBox="0 0 32 7548" draw:points="0,0 32,0 32,7548 0,7548">
          <text:p/>
        </draw:polygon>
        <draw:polygon draw:style-name="gr70" draw:text-style-name="P70" draw:layer="layout" svg:width="0.031cm" svg:height="7.437cm" svg:x="14.042cm" svg:y="4.303cm" svg:viewBox="0 0 32 7438" draw:points="0,0 32,0 32,7438 0,7438">
          <text:p/>
        </draw:polygon>
        <draw:polygon draw:style-name="gr69" draw:text-style-name="P69" draw:layer="layout" svg:width="0.031cm" svg:height="7.327cm" svg:x="14.042cm" svg:y="4.358cm" svg:viewBox="0 0 32 7328" draw:points="0,0 32,0 32,7328 0,7328">
          <text:p/>
        </draw:polygon>
        <draw:polygon draw:style-name="gr68" draw:text-style-name="P68" draw:layer="layout" svg:width="0.031cm" svg:height="7.219cm" svg:x="14.042cm" svg:y="4.412cm" svg:viewBox="0 0 32 7220" draw:points="0,0 32,0 32,7220 0,7220">
          <text:p/>
        </draw:polygon>
        <draw:polygon draw:style-name="gr67" draw:text-style-name="P67" draw:layer="layout" svg:width="0.031cm" svg:height="7.109cm" svg:x="14.042cm" svg:y="4.467cm" svg:viewBox="0 0 32 7110" draw:points="0,0 32,0 32,7110 0,7110">
          <text:p/>
        </draw:polygon>
        <draw:polygon draw:style-name="gr66" draw:text-style-name="P66" draw:layer="layout" svg:width="0.031cm" svg:height="6.999cm" svg:x="14.042cm" svg:y="4.522cm" svg:viewBox="0 0 32 7000" draw:points="0,0 32,0 32,7000 0,7000">
          <text:p/>
        </draw:polygon>
        <draw:polygon draw:style-name="gr65" draw:text-style-name="P65" draw:layer="layout" svg:width="0.031cm" svg:height="6.891cm" svg:x="14.042cm" svg:y="4.576cm" svg:viewBox="0 0 32 6892" draw:points="0,0 32,0 32,6892 0,6892">
          <text:p/>
        </draw:polygon>
        <draw:polygon draw:style-name="gr64" draw:text-style-name="P64" draw:layer="layout" svg:width="0.031cm" svg:height="6.781cm" svg:x="14.042cm" svg:y="4.631cm" svg:viewBox="0 0 32 6782" draw:points="0,0 32,0 32,6782 0,6782">
          <text:p/>
        </draw:polygon>
        <draw:polygon draw:style-name="gr63" draw:text-style-name="P63" draw:layer="layout" svg:width="0.031cm" svg:height="6.671cm" svg:x="14.042cm" svg:y="4.686cm" svg:viewBox="0 0 32 6672" draw:points="0,0 32,0 32,6672 0,6672">
          <text:p/>
        </draw:polygon>
        <draw:polygon draw:style-name="gr62" draw:text-style-name="P62" draw:layer="layout" svg:width="0.031cm" svg:height="6.563cm" svg:x="14.042cm" svg:y="4.74cm" svg:viewBox="0 0 32 6564" draw:points="0,0 32,0 32,6564 0,6564">
          <text:p/>
        </draw:polygon>
        <draw:polygon draw:style-name="gr61" draw:text-style-name="P61" draw:layer="layout" svg:width="0.031cm" svg:height="6.453cm" svg:x="14.042cm" svg:y="4.795cm" svg:viewBox="0 0 32 6454" draw:points="0,0 32,0 32,6454 0,6454">
          <text:p/>
        </draw:polygon>
        <draw:polygon draw:style-name="gr60" draw:text-style-name="P60" draw:layer="layout" svg:width="0.031cm" svg:height="6.343cm" svg:x="14.042cm" svg:y="4.85cm" svg:viewBox="0 0 32 6344" draw:points="0,0 32,0 32,6344 0,6344">
          <text:p/>
        </draw:polygon>
        <draw:polygon draw:style-name="gr59" draw:text-style-name="P59" draw:layer="layout" svg:width="0.031cm" svg:height="6.235cm" svg:x="14.042cm" svg:y="4.904cm" svg:viewBox="0 0 32 6236" draw:points="0,0 32,0 32,6236 0,6236">
          <text:p/>
        </draw:polygon>
        <draw:polygon draw:style-name="gr58" draw:text-style-name="P58" draw:layer="layout" svg:width="0.031cm" svg:height="6.125cm" svg:x="14.042cm" svg:y="4.959cm" svg:viewBox="0 0 32 6126" draw:points="0,0 32,0 32,6126 0,6126">
          <text:p/>
        </draw:polygon>
        <draw:polygon draw:style-name="gr57" draw:text-style-name="P57" draw:layer="layout" svg:width="0.031cm" svg:height="6.015cm" svg:x="14.042cm" svg:y="5.014cm" svg:viewBox="0 0 32 6016" draw:points="0,0 32,0 32,6016 0,6016">
          <text:p/>
        </draw:polygon>
        <draw:polygon draw:style-name="gr56" draw:text-style-name="P56" draw:layer="layout" svg:width="0.031cm" svg:height="5.907cm" svg:x="14.042cm" svg:y="5.068cm" svg:viewBox="0 0 32 5908" draw:points="0,0 32,0 32,5908 0,5908">
          <text:p/>
        </draw:polygon>
        <draw:polygon draw:style-name="gr55" draw:text-style-name="P55" draw:layer="layout" svg:width="0.031cm" svg:height="5.797cm" svg:x="14.042cm" svg:y="5.123cm" svg:viewBox="0 0 32 5798" draw:points="0,0 32,0 32,5798 0,5798">
          <text:p/>
        </draw:polygon>
        <draw:polygon draw:style-name="gr54" draw:text-style-name="P54" draw:layer="layout" svg:width="0.031cm" svg:height="5.687cm" svg:x="14.042cm" svg:y="5.178cm" svg:viewBox="0 0 32 5688" draw:points="0,0 32,0 32,5688 0,5688">
          <text:p/>
        </draw:polygon>
        <draw:polygon draw:style-name="gr53" draw:text-style-name="P53" draw:layer="layout" svg:width="0.031cm" svg:height="5.577cm" svg:x="14.042cm" svg:y="5.233cm" svg:viewBox="0 0 32 5578" draw:points="0,0 32,0 32,5578 0,5578">
          <text:p/>
        </draw:polygon>
        <draw:polygon draw:style-name="gr52" draw:text-style-name="P52" draw:layer="layout" svg:width="0.031cm" svg:height="5.469cm" svg:x="14.042cm" svg:y="5.287cm" svg:viewBox="0 0 32 5470" draw:points="0,0 32,0 32,5470 0,5470">
          <text:p/>
        </draw:polygon>
        <draw:polygon draw:style-name="gr51" draw:text-style-name="P51" draw:layer="layout" svg:width="0.031cm" svg:height="5.359cm" svg:x="14.042cm" svg:y="5.342cm" svg:viewBox="0 0 32 5360" draw:points="0,0 32,0 32,5360 0,5360">
          <text:p/>
        </draw:polygon>
        <draw:polygon draw:style-name="gr50" draw:text-style-name="P50" draw:layer="layout" svg:width="0.031cm" svg:height="5.249cm" svg:x="14.042cm" svg:y="5.397cm" svg:viewBox="0 0 32 5250" draw:points="0,0 32,0 32,5250 0,5250">
          <text:p/>
        </draw:polygon>
        <draw:polygon draw:style-name="gr111" draw:text-style-name="P111" draw:layer="layout" svg:width="0.031cm" svg:height="5.141cm" svg:x="14.042cm" svg:y="5.451cm" svg:viewBox="0 0 32 5142" draw:points="0,0 32,0 32,5142 0,5142">
          <text:p/>
        </draw:polygon>
        <draw:polygon draw:style-name="gr112" draw:text-style-name="P112" draw:layer="layout" svg:width="0.031cm" svg:height="5.031cm" svg:x="14.042cm" svg:y="5.506cm" svg:viewBox="0 0 32 5032" draw:points="0,0 32,0 32,5032 0,5032">
          <text:p/>
        </draw:polygon>
        <draw:polygon draw:style-name="gr113" draw:text-style-name="P113" draw:layer="layout" svg:width="0.031cm" svg:height="4.921cm" svg:x="14.042cm" svg:y="5.561cm" svg:viewBox="0 0 32 4922" draw:points="0,0 32,0 32,4922 0,4922">
          <text:p/>
        </draw:polygon>
        <draw:polygon draw:style-name="gr114" draw:text-style-name="P114" draw:layer="layout" svg:width="0.031cm" svg:height="4.813cm" svg:x="14.042cm" svg:y="5.615cm" svg:viewBox="0 0 32 4814" draw:points="0,0 32,0 32,4814 0,4814">
          <text:p/>
        </draw:polygon>
        <draw:polygon draw:style-name="gr115" draw:text-style-name="P115" draw:layer="layout" svg:width="0.031cm" svg:height="4.703cm" svg:x="14.042cm" svg:y="5.67cm" svg:viewBox="0 0 32 4704" draw:points="0,0 32,0 32,4704 0,4704">
          <text:p/>
        </draw:polygon>
        <draw:polygon draw:style-name="gr116" draw:text-style-name="P116" draw:layer="layout" svg:width="0.031cm" svg:height="4.593cm" svg:x="14.042cm" svg:y="5.725cm" svg:viewBox="0 0 32 4594" draw:points="0,0 32,0 32,4594 0,4594">
          <text:p/>
        </draw:polygon>
        <draw:polygon draw:style-name="gr117" draw:text-style-name="P117" draw:layer="layout" svg:width="0.031cm" svg:height="4.485cm" svg:x="14.042cm" svg:y="5.779cm" svg:viewBox="0 0 32 4486" draw:points="0,0 32,0 32,4486 0,4486">
          <text:p/>
        </draw:polygon>
        <draw:polygon draw:style-name="gr118" draw:text-style-name="P118" draw:layer="layout" svg:width="0.031cm" svg:height="4.375cm" svg:x="14.042cm" svg:y="5.834cm" svg:viewBox="0 0 32 4376" draw:points="0,0 32,0 32,4376 0,4376">
          <text:p/>
        </draw:polygon>
        <draw:polygon draw:style-name="gr41" draw:text-style-name="P41" draw:layer="layout" svg:width="0.031cm" svg:height="4.265cm" svg:x="14.042cm" svg:y="5.889cm" svg:viewBox="0 0 32 4266" draw:points="0,0 32,0 32,4266 0,4266">
          <text:p/>
        </draw:polygon>
        <draw:polygon draw:style-name="gr40" draw:text-style-name="P40" draw:layer="layout" svg:width="0.031cm" svg:height="4.157cm" svg:x="14.042cm" svg:y="5.943cm" svg:viewBox="0 0 32 4158" draw:points="0,0 32,0 32,4158 0,4158">
          <text:p/>
        </draw:polygon>
        <draw:polygon draw:style-name="gr39" draw:text-style-name="P39" draw:layer="layout" svg:width="0.031cm" svg:height="4.047cm" svg:x="14.042cm" svg:y="5.998cm" svg:viewBox="0 0 32 4048" draw:points="0,0 32,0 32,4048 0,4048">
          <text:p/>
        </draw:polygon>
        <draw:polygon draw:style-name="gr38" draw:text-style-name="P38" draw:layer="layout" svg:width="0.031cm" svg:height="3.938cm" svg:x="14.042cm" svg:y="6.053cm" svg:viewBox="0 0 32 3939" draw:points="0,0 32,0 32,3939 0,3939">
          <text:p/>
        </draw:polygon>
        <draw:polygon draw:style-name="gr37" draw:text-style-name="P37" draw:layer="layout" svg:width="0.031cm" svg:height="3.829cm" svg:x="14.042cm" svg:y="6.107cm" svg:viewBox="0 0 32 3830" draw:points="0,0 32,0 32,3830 0,3830">
          <text:p/>
        </draw:polygon>
        <draw:polygon draw:style-name="gr36" draw:text-style-name="P36" draw:layer="layout" svg:width="0.031cm" svg:height="3.719cm" svg:x="14.042cm" svg:y="6.162cm" svg:viewBox="0 0 32 3720" draw:points="0,0 32,0 32,3720 0,3720">
          <text:p/>
        </draw:polygon>
        <draw:polygon draw:style-name="gr35" draw:text-style-name="P35" draw:layer="layout" svg:width="0.031cm" svg:height="3.609cm" svg:x="14.042cm" svg:y="6.217cm" svg:viewBox="0 0 32 3610" draw:points="0,0 32,0 32,3610 0,3610">
          <text:p/>
        </draw:polygon>
        <draw:polygon draw:style-name="gr34" draw:text-style-name="P34" draw:layer="layout" svg:width="0.031cm" svg:height="3.499cm" svg:x="14.042cm" svg:y="6.272cm" svg:viewBox="0 0 32 3500" draw:points="0,0 32,0 32,3500 0,3500">
          <text:p/>
        </draw:polygon>
        <draw:polygon draw:style-name="gr33" draw:text-style-name="P33" draw:layer="layout" svg:width="0.031cm" svg:height="3.391cm" svg:x="14.042cm" svg:y="6.326cm" svg:viewBox="0 0 32 3392" draw:points="0,0 32,0 32,3392 0,3392">
          <text:p/>
        </draw:polygon>
        <draw:polygon draw:style-name="gr32" draw:text-style-name="P32" draw:layer="layout" svg:width="0.031cm" svg:height="3.281cm" svg:x="14.042cm" svg:y="6.381cm" svg:viewBox="0 0 32 3282" draw:points="0,0 32,0 32,3282 0,3282">
          <text:p/>
        </draw:polygon>
        <draw:polygon draw:style-name="gr31" draw:text-style-name="P31" draw:layer="layout" svg:width="0.031cm" svg:height="3.171cm" svg:x="14.042cm" svg:y="6.436cm" svg:viewBox="0 0 32 3172" draw:points="0,0 32,0 32,3172 0,3172">
          <text:p/>
        </draw:polygon>
        <draw:polygon draw:style-name="gr30" draw:text-style-name="P30" draw:layer="layout" svg:width="0.031cm" svg:height="3.063cm" svg:x="14.042cm" svg:y="6.49cm" svg:viewBox="0 0 32 3064" draw:points="0,0 32,0 32,3064 0,3064">
          <text:p/>
        </draw:polygon>
        <draw:polygon draw:style-name="gr29" draw:text-style-name="P29" draw:layer="layout" svg:width="0.031cm" svg:height="2.953cm" svg:x="14.042cm" svg:y="6.545cm" svg:viewBox="0 0 32 2954" draw:points="0,0 32,0 32,2954 0,2954">
          <text:p/>
        </draw:polygon>
        <draw:polygon draw:style-name="gr28" draw:text-style-name="P28" draw:layer="layout" svg:width="0.031cm" svg:height="2.843cm" svg:x="14.042cm" svg:y="6.6cm" svg:viewBox="0 0 32 2844" draw:points="0,0 32,0 32,2844 0,2844">
          <text:p/>
        </draw:polygon>
        <draw:polygon draw:style-name="gr27" draw:text-style-name="P27" draw:layer="layout" svg:width="0.031cm" svg:height="2.735cm" svg:x="14.042cm" svg:y="6.654cm" svg:viewBox="0 0 32 2736" draw:points="0,0 32,0 32,2736 0,2736">
          <text:p/>
        </draw:polygon>
        <draw:polygon draw:style-name="gr26" draw:text-style-name="P26" draw:layer="layout" svg:width="0.031cm" svg:height="2.625cm" svg:x="14.042cm" svg:y="6.709cm" svg:viewBox="0 0 32 2626" draw:points="0,0 32,0 32,2626 0,2626">
          <text:p/>
        </draw:polygon>
        <draw:polygon draw:style-name="gr25" draw:text-style-name="P25" draw:layer="layout" svg:width="0.031cm" svg:height="2.515cm" svg:x="14.042cm" svg:y="6.764cm" svg:viewBox="0 0 32 2516" draw:points="0,0 32,0 32,2516 0,2516">
          <text:p/>
        </draw:polygon>
        <draw:polygon draw:style-name="gr24" draw:text-style-name="P24" draw:layer="layout" svg:width="0.031cm" svg:height="2.407cm" svg:x="14.042cm" svg:y="6.818cm" svg:viewBox="0 0 32 2408" draw:points="0,0 32,0 32,2408 0,2408">
          <text:p/>
        </draw:polygon>
        <draw:polygon draw:style-name="gr23" draw:text-style-name="P23" draw:layer="layout" svg:width="0.031cm" svg:height="2.297cm" svg:x="14.042cm" svg:y="6.873cm" svg:viewBox="0 0 32 2298" draw:points="0,0 32,0 32,2298 0,2298">
          <text:p/>
        </draw:polygon>
        <draw:polygon draw:style-name="gr22" draw:text-style-name="P22" draw:layer="layout" svg:width="0.031cm" svg:height="2.187cm" svg:x="14.042cm" svg:y="6.928cm" svg:viewBox="0 0 32 2188" draw:points="0,0 32,0 32,2188 0,2188">
          <text:p/>
        </draw:polygon>
        <draw:polygon draw:style-name="gr21" draw:text-style-name="P21" draw:layer="layout" svg:width="0.031cm" svg:height="2.079cm" svg:x="14.042cm" svg:y="6.982cm" svg:viewBox="0 0 32 2080" draw:points="0,0 32,0 32,2080 0,2080">
          <text:p/>
        </draw:polygon>
        <draw:polygon draw:style-name="gr20" draw:text-style-name="P20" draw:layer="layout" svg:width="0.031cm" svg:height="1.969cm" svg:x="14.042cm" svg:y="7.037cm" svg:viewBox="0 0 32 1970" draw:points="0,0 32,0 32,1970 0,1970">
          <text:p/>
        </draw:polygon>
        <draw:polygon draw:style-name="gr19" draw:text-style-name="P19" draw:layer="layout" svg:width="0.031cm" svg:height="1.859cm" svg:x="14.042cm" svg:y="7.092cm" svg:viewBox="0 0 32 1860" draw:points="0,0 32,0 32,1860 0,1860">
          <text:p/>
        </draw:polygon>
        <draw:polygon draw:style-name="gr18" draw:text-style-name="P18" draw:layer="layout" svg:width="0.031cm" svg:height="1.749cm" svg:x="14.042cm" svg:y="7.147cm" svg:viewBox="0 0 32 1750" draw:points="0,0 32,0 32,1750 0,1750">
          <text:p/>
        </draw:polygon>
        <draw:polygon draw:style-name="gr17" draw:text-style-name="P17" draw:layer="layout" svg:width="0.031cm" svg:height="1.641cm" svg:x="14.042cm" svg:y="7.201cm" svg:viewBox="0 0 32 1642" draw:points="0,0 32,0 32,1642 0,1642">
          <text:p/>
        </draw:polygon>
        <draw:polygon draw:style-name="gr16" draw:text-style-name="P16" draw:layer="layout" svg:width="0.031cm" svg:height="1.531cm" svg:x="14.042cm" svg:y="7.256cm" svg:viewBox="0 0 32 1532" draw:points="0,0 32,0 32,1532 0,1532">
          <text:p/>
        </draw:polygon>
        <draw:polygon draw:style-name="gr15" draw:text-style-name="P15" draw:layer="layout" svg:width="0.031cm" svg:height="1.421cm" svg:x="14.042cm" svg:y="7.311cm" svg:viewBox="0 0 32 1422" draw:points="0,0 32,0 32,1422 0,1422">
          <text:p/>
        </draw:polygon>
        <draw:polygon draw:style-name="gr14" draw:text-style-name="P14" draw:layer="layout" svg:width="0.031cm" svg:height="1.313cm" svg:x="14.042cm" svg:y="7.365cm" svg:viewBox="0 0 32 1314" draw:points="0,0 32,0 32,1314 0,1314">
          <text:p/>
        </draw:polygon>
        <draw:polygon draw:style-name="gr13" draw:text-style-name="P13" draw:layer="layout" svg:width="0.031cm" svg:height="1.203cm" svg:x="14.042cm" svg:y="7.42cm" svg:viewBox="0 0 32 1204" draw:points="0,0 32,0 32,1204 0,1204">
          <text:p/>
        </draw:polygon>
        <draw:polygon draw:style-name="gr12" draw:text-style-name="P12" draw:layer="layout" svg:width="0.031cm" svg:height="1.093cm" svg:x="14.042cm" svg:y="7.475cm" svg:viewBox="0 0 32 1094" draw:points="0,0 32,0 32,1094 0,1094">
          <text:p/>
        </draw:polygon>
        <draw:polygon draw:style-name="gr11" draw:text-style-name="P11" draw:layer="layout" svg:width="0.031cm" svg:height="0.985cm" svg:x="14.042cm" svg:y="7.529cm" svg:viewBox="0 0 32 986" draw:points="0,0 32,0 32,986 0,986">
          <text:p/>
        </draw:polygon>
        <draw:polygon draw:style-name="gr10" draw:text-style-name="P10" draw:layer="layout" svg:width="0.031cm" svg:height="0.875cm" svg:x="14.042cm" svg:y="7.584cm" svg:viewBox="0 0 32 876" draw:points="0,0 32,0 32,876 0,876">
          <text:p/>
        </draw:polygon>
        <draw:polygon draw:style-name="gr9" draw:text-style-name="P9" draw:layer="layout" svg:width="0.031cm" svg:height="0.765cm" svg:x="14.042cm" svg:y="7.639cm" svg:viewBox="0 0 32 766" draw:points="0,0 32,0 32,766 0,766">
          <text:p/>
        </draw:polygon>
        <draw:polygon draw:style-name="gr8" draw:text-style-name="P8" draw:layer="layout" svg:width="0.031cm" svg:height="0.657cm" svg:x="14.042cm" svg:y="7.693cm" svg:viewBox="0 0 32 658" draw:points="0,0 32,0 32,658 0,658">
          <text:p/>
        </draw:polygon>
        <draw:polygon draw:style-name="gr7" draw:text-style-name="P7" draw:layer="layout" svg:width="0.031cm" svg:height="0.547cm" svg:x="14.042cm" svg:y="7.748cm" svg:viewBox="0 0 32 548" draw:points="0,0 32,0 32,548 0,548">
          <text:p/>
        </draw:polygon>
        <draw:polygon draw:style-name="gr6" draw:text-style-name="P6" draw:layer="layout" svg:width="0.031cm" svg:height="0.437cm" svg:x="14.042cm" svg:y="7.803cm" svg:viewBox="0 0 32 438" draw:points="0,0 32,0 32,438 0,438">
          <text:p/>
        </draw:polygon>
        <draw:polygon draw:style-name="gr5" draw:text-style-name="P5" draw:layer="layout" svg:width="0.031cm" svg:height="0.329cm" svg:x="14.042cm" svg:y="7.857cm" svg:viewBox="0 0 32 330" draw:points="0,0 32,0 32,330 0,330">
          <text:p/>
        </draw:polygon>
        <draw:polygon draw:style-name="gr4" draw:text-style-name="P4" draw:layer="layout" svg:width="0.031cm" svg:height="0.219cm" svg:x="14.042cm" svg:y="7.912cm" svg:viewBox="0 0 32 220" draw:points="0,0 32,0 32,220 0,220">
          <text:p/>
        </draw:polygon>
        <draw:polygon draw:style-name="gr3" draw:text-style-name="P3" draw:layer="layout" svg:width="0.031cm" svg:height="0.109cm" svg:x="14.042cm" svg:y="7.967cm" svg:viewBox="0 0 32 110" draw:points="0,0 32,0 32,110 0,110">
          <text:p/>
        </draw:polygon>
        <draw:frame draw:style-name="gr83" draw:text-style-name="P84" draw:layer="layout" svg:width="0.553cm" svg:height="0.556cm" svg:x="24.95cm" svg:y="14.602cm">
          <draw:text-box>
            <text:p text:style-name="P80"><text:span text:style-name="T4">10</text:span></text:p>
          </draw:text-box>
        </draw:frame>
        <draw:frame draw:style-name="gr84" draw:text-style-name="P85" draw:layer="layout" svg:width="19.564cm" svg:height="1.737cm" svg:x="0.4cm" svg:y="0.232cm">
          <draw:text-box>
            <text:p text:style-name="P80"><text:span text:style-name="T5">Сравнение OAuth2 и mTLS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101cm" svg:height="0.628cm" svg:x="2.6cm" svg:y="3.683cm">
          <draw:text-box>
            <text:p text:style-name="P80"><text:span text:style-name="T7">Простая реализация для клиентов</text:span></text:p>
          </draw:text-box>
        </draw:frame>
        <draw:frame draw:style-name="gr85" draw:text-style-name="P86" draw:layer="layout" svg:width="0.253cm" svg:height="0.253cm" svg:x="1.7cm" svg:y="4.9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7.725cm" svg:height="0.628cm" svg:x="2.6cm" svg:y="4.73cm">
          <draw:text-box>
            <text:p text:style-name="P80"><text:span text:style-name="T7">Подходит для публичных API</text:span></text:p>
          </draw:text-box>
        </draw:frame>
        <draw:frame draw:style-name="gr85" draw:text-style-name="P86" draw:layer="layout" svg:width="0.253cm" svg:height="0.253cm" svg:x="1.7cm" svg:y="5.97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8.876cm" svg:height="0.628cm" svg:x="2.6cm" svg:y="5.777cm">
          <draw:text-box>
            <text:p text:style-name="P80"><text:span text:style-name="T7">Гибкие механизмы контроля прав</text:span></text:p>
          </draw:text-box>
        </draw:frame>
        <draw:frame draw:style-name="gr85" draw:text-style-name="P86" draw:layer="layout" svg:width="0.253cm" svg:height="0.253cm" svg:x="14.613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088cm" svg:height="0.628cm" svg:x="15.513cm" svg:y="3.683cm">
          <draw:text-box>
            <text:p text:style-name="P80"><text:span text:style-name="T7">Высокий уровень доверия и безопасности</text:span></text:p>
          </draw:text-box>
        </draw:frame>
        <draw:frame draw:style-name="gr85" draw:text-style-name="P86" draw:layer="layout" svg:width="0.253cm" svg:height="0.253cm" svg:x="14.613cm" svg:y="4.9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6.773cm" svg:height="0.628cm" svg:x="15.513cm" svg:y="4.73cm">
          <draw:text-box>
            <text:p text:style-name="P80"><text:span text:style-name="T7">Сложная инфраструктура</text:span></text:p>
          </draw:text-box>
        </draw:frame>
        <draw:frame draw:style-name="gr85" draw:text-style-name="P86" draw:layer="layout" svg:width="0.253cm" svg:height="0.253cm" svg:x="14.613cm" svg:y="5.97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1.114cm" svg:height="0.628cm" svg:x="15.513cm" svg:y="5.777cm">
          <draw:text-box>
            <text:p text:style-name="P80"><text:span text:style-name="T7">Подходит для внутренних микросервисов </text:span></text:p>
          </draw:text-box>
        </draw:frame>
        <draw:frame draw:style-name="gr86" draw:text-style-name="P87" draw:layer="layout" svg:width="6.45cm" svg:height="0.628cm" svg:x="15.513cm" svg:y="6.404cm">
          <draw:text-box>
            <text:p text:style-name="P80"><text:span text:style-name="T7">и корпоративных систем</text:span></text:p>
          </draw:text-box>
        </draw:frame>
        <draw:frame draw:style-name="gr91" draw:text-style-name="P92" draw:layer="layout" svg:width="2.399cm" svg:height="0.788cm" svg:x="5.965cm" svg:y="2.665cm">
          <draw:text-box>
            <text:p text:style-name="P80"><text:span text:style-name="T13">OAuth2</text:span></text:p>
          </draw:text-box>
        </draw:frame>
        <draw:frame draw:style-name="gr91" draw:text-style-name="P92" draw:layer="layout" svg:width="1.887cm" svg:height="0.788cm" svg:x="18.941cm" svg:y="2.665cm">
          <draw:text-box>
            <text:p text:style-name="P80"><text:span text:style-name="T13">mTLS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553cm" svg:height="0.556cm" svg:x="24.987cm" svg:y="14.602cm">
          <draw:text-box>
            <text:p text:style-name="P80"><text:span text:style-name="T4">11</text:span></text:p>
          </draw:text-box>
        </draw:frame>
        <draw:frame draw:style-name="gr119" draw:text-style-name="P119" draw:layer="layout" svg:width="25.52cm" svg:height="1.267cm" svg:x="0.4cm" svg:y="0.469cm">
          <draw:text-box>
            <text:p text:style-name="P80"><text:span text:style-name="T14">Лучшие практики настройки безопасности gRPC</text:span></text:p>
          </draw:text-box>
        </draw:frame>
        <draw:frame draw:style-name="gr85" draw:text-style-name="P86" draw:layer="layout" svg:width="0.253cm" svg:height="0.253cm" svg:x="1.7cm" svg:y="4.0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3.732cm" svg:height="0.628cm" svg:x="2.6cm" svg:y="3.883cm">
          <draw:text-box>
            <text:p text:style-name="P80"><text:span text:style-name="T7">Использовать последний протокол TLS (1.2 или 1.3)</text:span></text:p>
          </draw:text-box>
        </draw:frame>
        <draw:frame draw:style-name="gr85" draw:text-style-name="P86" draw:layer="layout" svg:width="0.253cm" svg:height="0.253cm" svg:x="1.7cm" svg:y="5.1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2.839cm" svg:height="0.628cm" svg:x="2.6cm" svg:y="4.93cm">
          <draw:text-box>
            <text:p text:style-name="P80"><text:span text:style-name="T7">Обновлять сертификаты и ключи по расписанию</text:span></text:p>
          </draw:text-box>
        </draw:frame>
        <draw:frame draw:style-name="gr85" draw:text-style-name="P86" draw:layer="layout" svg:width="0.253cm" svg:height="0.253cm" svg:x="1.7cm" svg:y="6.17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6.498cm" svg:height="0.628cm" svg:x="2.6cm" svg:y="5.977cm">
          <draw:text-box>
            <text:p text:style-name="P80"><text:span text:style-name="T7">Грамотно обрабатывать ошибки аутентификации/авторизации</text:span></text:p>
          </draw:text-box>
        </draw:frame>
        <draw:frame draw:style-name="gr85" draw:text-style-name="P86" draw:layer="layout" svg:width="0.253cm" svg:height="0.253cm" svg:x="1.7cm" svg:y="7.224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9.903cm" svg:height="0.628cm" svg:x="2.6cm" svg:y="7.024cm">
          <draw:text-box>
            <text:p text:style-name="P80"><text:span text:style-name="T7">Постоянно тестировать безопасность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8cm" svg:height="15.75cm" svg:x="0cm" svg:y="0cm" svg:viewBox="0 0 28001 15751" draw:points="0,0 28001,0 28001,15751 0,15751">
          <text:p/>
        </draw:polygon>
        <draw:frame draw:style-name="gr83" draw:text-style-name="P84" draw:layer="layout" svg:width="0.493cm" svg:height="0.556cm" svg:x="1.4cm" svg:y="14.602cm">
          <draw:text-box>
            <text:p text:style-name="P80"><text:span text:style-name="T4"><text:s/></text:span></text:p>
          </draw:text-box>
        </draw:frame>
        <draw:frame draw:style-name="gr83" draw:text-style-name="P84" draw:layer="layout" svg:width="0.493cm" svg:height="0.556cm" svg:x="13.431cm" svg:y="14.602cm">
          <draw:text-box>
            <text:p text:style-name="P80"><text:span text:style-name="T4"><text:s/></text:span></text:p>
          </draw:text-box>
        </draw:frame>
        <draw:polygon draw:style-name="gr3" draw:text-style-name="P3" draw:layer="layout" svg:width="17.001cm" svg:height="0.051cm" svg:x="0.057cm" svg:y="1.687cm" svg:viewBox="0 0 17002 52" draw:points="0,0 17002,0 17002,52 0,52">
          <text:p/>
        </draw:polygon>
        <draw:polygon draw:style-name="gr4" draw:text-style-name="P4" draw:layer="layout" svg:width="16.779cm" svg:height="0.051cm" svg:x="0.279cm" svg:y="1.687cm" svg:viewBox="0 0 16780 52" draw:points="0,52 0,0 16780,0 16780,52">
          <text:p/>
        </draw:polygon>
        <draw:polygon draw:style-name="gr5" draw:text-style-name="P5" draw:layer="layout" svg:width="16.559cm" svg:height="0.051cm" svg:x="0.499cm" svg:y="1.687cm" svg:viewBox="0 0 16560 52" draw:points="0,52 0,0 16560,0 16560,52">
          <text:p/>
        </draw:polygon>
        <draw:polygon draw:style-name="gr6" draw:text-style-name="P6" draw:layer="layout" svg:width="16.339cm" svg:height="0.051cm" svg:x="0.719cm" svg:y="1.687cm" svg:viewBox="0 0 16340 52" draw:points="0,52 0,0 16340,0 16340,52">
          <text:p/>
        </draw:polygon>
        <draw:polygon draw:style-name="gr7" draw:text-style-name="P7" draw:layer="layout" svg:width="16.118cm" svg:height="0.051cm" svg:x="0.94cm" svg:y="1.687cm" svg:viewBox="0 0 16119 52" draw:points="0,52 0,0 16119,0 16119,52">
          <text:p/>
        </draw:polygon>
        <draw:polygon draw:style-name="gr8" draw:text-style-name="P8" draw:layer="layout" svg:width="15.896cm" svg:height="0.051cm" svg:x="1.162cm" svg:y="1.687cm" svg:viewBox="0 0 15897 52" draw:points="0,52 0,0 15897,0 15897,52">
          <text:p/>
        </draw:polygon>
        <draw:polygon draw:style-name="gr9" draw:text-style-name="P9" draw:layer="layout" svg:width="15.676cm" svg:height="0.051cm" svg:x="1.382cm" svg:y="1.687cm" svg:viewBox="0 0 15677 52" draw:points="0,52 0,0 15677,0 15677,52">
          <text:p/>
        </draw:polygon>
        <draw:polygon draw:style-name="gr10" draw:text-style-name="P10" draw:layer="layout" svg:width="15.454cm" svg:height="0.051cm" svg:x="1.604cm" svg:y="1.687cm" svg:viewBox="0 0 15455 52" draw:points="0,52 0,0 15455,0 15455,52">
          <text:p/>
        </draw:polygon>
        <draw:polygon draw:style-name="gr11" draw:text-style-name="P11" draw:layer="layout" svg:width="15.234cm" svg:height="0.051cm" svg:x="1.824cm" svg:y="1.687cm" svg:viewBox="0 0 15235 52" draw:points="0,52 0,0 15235,0 15235,52">
          <text:p/>
        </draw:polygon>
        <draw:polygon draw:style-name="gr12" draw:text-style-name="P12" draw:layer="layout" svg:width="15.013cm" svg:height="0.051cm" svg:x="2.045cm" svg:y="1.687cm" svg:viewBox="0 0 15014 52" draw:points="0,52 0,0 15014,0 15014,52">
          <text:p/>
        </draw:polygon>
        <draw:polygon draw:style-name="gr13" draw:text-style-name="P13" draw:layer="layout" svg:width="14.793cm" svg:height="0.051cm" svg:x="2.265cm" svg:y="1.687cm" svg:viewBox="0 0 14794 52" draw:points="0,52 0,0 14794,0 14794,52">
          <text:p/>
        </draw:polygon>
        <draw:polygon draw:style-name="gr14" draw:text-style-name="P14" draw:layer="layout" svg:width="14.571cm" svg:height="0.051cm" svg:x="2.487cm" svg:y="1.687cm" svg:viewBox="0 0 14572 52" draw:points="0,52 0,0 14572,0 14572,52">
          <text:p/>
        </draw:polygon>
        <draw:polygon draw:style-name="gr15" draw:text-style-name="P15" draw:layer="layout" svg:width="14.351cm" svg:height="0.051cm" svg:x="2.707cm" svg:y="1.687cm" svg:viewBox="0 0 14352 52" draw:points="0,52 0,0 14352,0 14352,52">
          <text:p/>
        </draw:polygon>
        <draw:polygon draw:style-name="gr16" draw:text-style-name="P16" draw:layer="layout" svg:width="14.131cm" svg:height="0.051cm" svg:x="2.927cm" svg:y="1.687cm" svg:viewBox="0 0 14132 52" draw:points="0,52 0,0 14132,0 14132,52">
          <text:p/>
        </draw:polygon>
        <draw:polygon draw:style-name="gr17" draw:text-style-name="P17" draw:layer="layout" svg:width="13.909cm" svg:height="0.051cm" svg:x="3.149cm" svg:y="1.687cm" svg:viewBox="0 0 13910 52" draw:points="0,52 0,0 13910,0 13910,52">
          <text:p/>
        </draw:polygon>
        <draw:polygon draw:style-name="gr18" draw:text-style-name="P18" draw:layer="layout" svg:width="13.688cm" svg:height="0.051cm" svg:x="3.37cm" svg:y="1.687cm" svg:viewBox="0 0 13689 52" draw:points="0,52 0,0 13689,0 13689,52">
          <text:p/>
        </draw:polygon>
        <draw:polygon draw:style-name="gr19" draw:text-style-name="P19" draw:layer="layout" svg:width="13.468cm" svg:height="0.051cm" svg:x="3.59cm" svg:y="1.687cm" svg:viewBox="0 0 13469 52" draw:points="0,52 0,0 13469,0 13469,52">
          <text:p/>
        </draw:polygon>
        <draw:polygon draw:style-name="gr20" draw:text-style-name="P20" draw:layer="layout" svg:width="13.248cm" svg:height="0.051cm" svg:x="3.81cm" svg:y="1.687cm" svg:viewBox="0 0 13249 52" draw:points="0,52 0,0 13249,0 13249,52">
          <text:p/>
        </draw:polygon>
        <draw:polygon draw:style-name="gr21" draw:text-style-name="P21" draw:layer="layout" svg:width="13.026cm" svg:height="0.051cm" svg:x="4.032cm" svg:y="1.687cm" svg:viewBox="0 0 13027 52" draw:points="0,52 0,0 13027,0 13027,52">
          <text:p/>
        </draw:polygon>
        <draw:polygon draw:style-name="gr22" draw:text-style-name="P22" draw:layer="layout" svg:width="12.806cm" svg:height="0.051cm" svg:x="4.252cm" svg:y="1.687cm" svg:viewBox="0 0 12807 52" draw:points="0,52 0,0 12807,0 12807,52">
          <text:p/>
        </draw:polygon>
        <draw:polygon draw:style-name="gr23" draw:text-style-name="P23" draw:layer="layout" svg:width="12.585cm" svg:height="0.051cm" svg:x="4.473cm" svg:y="1.687cm" svg:viewBox="0 0 12586 52" draw:points="0,52 0,0 12586,0 12586,52">
          <text:p/>
        </draw:polygon>
        <draw:polygon draw:style-name="gr24" draw:text-style-name="P24" draw:layer="layout" svg:width="12.363cm" svg:height="0.051cm" svg:x="4.695cm" svg:y="1.687cm" svg:viewBox="0 0 12364 52" draw:points="0,52 0,0 12364,0 12364,52">
          <text:p/>
        </draw:polygon>
        <draw:polygon draw:style-name="gr25" draw:text-style-name="P25" draw:layer="layout" svg:width="12.143cm" svg:height="0.051cm" svg:x="4.915cm" svg:y="1.687cm" svg:viewBox="0 0 12144 52" draw:points="0,52 0,0 12144,0 12144,52">
          <text:p/>
        </draw:polygon>
        <draw:polygon draw:style-name="gr26" draw:text-style-name="P26" draw:layer="layout" svg:width="11.923cm" svg:height="0.051cm" svg:x="5.135cm" svg:y="1.687cm" svg:viewBox="0 0 11924 52" draw:points="0,52 0,0 11924,0 11924,52">
          <text:p/>
        </draw:polygon>
        <draw:polygon draw:style-name="gr27" draw:text-style-name="P27" draw:layer="layout" svg:width="11.701cm" svg:height="0.051cm" svg:x="5.357cm" svg:y="1.687cm" svg:viewBox="0 0 11702 52" draw:points="0,52 0,0 11702,0 11702,52">
          <text:p/>
        </draw:polygon>
        <draw:polygon draw:style-name="gr28" draw:text-style-name="P28" draw:layer="layout" svg:width="11.48cm" svg:height="0.051cm" svg:x="5.578cm" svg:y="1.687cm" svg:viewBox="0 0 11481 52" draw:points="0,52 0,0 11481,0 11481,52">
          <text:p/>
        </draw:polygon>
        <draw:polygon draw:style-name="gr29" draw:text-style-name="P29" draw:layer="layout" svg:width="11.26cm" svg:height="0.051cm" svg:x="5.798cm" svg:y="1.687cm" svg:viewBox="0 0 11261 52" draw:points="0,52 0,0 11261,0 11261,52">
          <text:p/>
        </draw:polygon>
        <draw:polygon draw:style-name="gr30" draw:text-style-name="P30" draw:layer="layout" svg:width="11.04cm" svg:height="0.051cm" svg:x="6.018cm" svg:y="1.687cm" svg:viewBox="0 0 11041 52" draw:points="0,52 0,0 11041,0 11041,52">
          <text:p/>
        </draw:polygon>
        <draw:polygon draw:style-name="gr31" draw:text-style-name="P31" draw:layer="layout" svg:width="10.818cm" svg:height="0.051cm" svg:x="6.24cm" svg:y="1.687cm" svg:viewBox="0 0 10819 52" draw:points="0,52 0,0 10819,0 10819,52">
          <text:p/>
        </draw:polygon>
        <draw:polygon draw:style-name="gr32" draw:text-style-name="P32" draw:layer="layout" svg:width="10.598cm" svg:height="0.051cm" svg:x="6.46cm" svg:y="1.687cm" svg:viewBox="0 0 10599 52" draw:points="0,52 0,0 10599,0 10599,52">
          <text:p/>
        </draw:polygon>
        <draw:polygon draw:style-name="gr33" draw:text-style-name="P33" draw:layer="layout" svg:width="10.377cm" svg:height="0.051cm" svg:x="6.681cm" svg:y="1.687cm" svg:viewBox="0 0 10378 52" draw:points="0,52 0,0 10378,0 10378,52">
          <text:p/>
        </draw:polygon>
        <draw:polygon draw:style-name="gr34" draw:text-style-name="P34" draw:layer="layout" svg:width="10.155cm" svg:height="0.051cm" svg:x="6.903cm" svg:y="1.687cm" svg:viewBox="0 0 10156 52" draw:points="0,52 0,0 10156,0 10156,52">
          <text:p/>
        </draw:polygon>
        <draw:polygon draw:style-name="gr35" draw:text-style-name="P35" draw:layer="layout" svg:width="9.935cm" svg:height="0.051cm" svg:x="7.123cm" svg:y="1.687cm" svg:viewBox="0 0 9936 52" draw:points="0,52 0,0 9936,0 9936,52">
          <text:p/>
        </draw:polygon>
        <draw:polygon draw:style-name="gr36" draw:text-style-name="P36" draw:layer="layout" svg:width="9.715cm" svg:height="0.051cm" svg:x="7.343cm" svg:y="1.687cm" svg:viewBox="0 0 9716 52" draw:points="0,52 0,0 9716,0 9716,52">
          <text:p/>
        </draw:polygon>
        <draw:polygon draw:style-name="gr37" draw:text-style-name="P37" draw:layer="layout" svg:width="9.493cm" svg:height="0.051cm" svg:x="7.565cm" svg:y="1.687cm" svg:viewBox="0 0 9494 52" draw:points="0,52 0,0 9494,0 9494,52">
          <text:p/>
        </draw:polygon>
        <draw:polygon draw:style-name="gr38" draw:text-style-name="P38" draw:layer="layout" svg:width="9.272cm" svg:height="0.051cm" svg:x="7.786cm" svg:y="1.687cm" svg:viewBox="0 0 9273 52" draw:points="0,52 0,0 9273,0 9273,52">
          <text:p/>
        </draw:polygon>
        <draw:polygon draw:style-name="gr39" draw:text-style-name="P39" draw:layer="layout" svg:width="9.052cm" svg:height="0.051cm" svg:x="8.006cm" svg:y="1.687cm" svg:viewBox="0 0 9053 52" draw:points="0,52 0,0 9053,0 9053,52">
          <text:p/>
        </draw:polygon>
        <draw:polygon draw:style-name="gr40" draw:text-style-name="P40" draw:layer="layout" svg:width="8.832cm" svg:height="0.051cm" svg:x="8.226cm" svg:y="1.687cm" svg:viewBox="0 0 8833 52" draw:points="0,52 0,0 8833,0 8833,52">
          <text:p/>
        </draw:polygon>
        <draw:polygon draw:style-name="gr41" draw:text-style-name="P41" draw:layer="layout" svg:width="8.61cm" svg:height="0.051cm" svg:x="8.448cm" svg:y="1.687cm" svg:viewBox="0 0 8611 52" draw:points="0,52 0,0 8611,0 8611,52">
          <text:p/>
        </draw:polygon>
        <draw:polygon draw:style-name="gr42" draw:text-style-name="P42" draw:layer="layout" svg:width="8.39cm" svg:height="0.051cm" svg:x="8.668cm" svg:y="1.687cm" svg:viewBox="0 0 8391 52" draw:points="0,52 0,0 8391,0 8391,52">
          <text:p/>
        </draw:polygon>
        <draw:polygon draw:style-name="gr43" draw:text-style-name="P43" draw:layer="layout" svg:width="8.168cm" svg:height="0.051cm" svg:x="8.89cm" svg:y="1.687cm" svg:viewBox="0 0 8169 52" draw:points="0,52 0,0 8169,0 8169,52">
          <text:p/>
        </draw:polygon>
        <draw:polygon draw:style-name="gr44" draw:text-style-name="P44" draw:layer="layout" svg:width="7.949cm" svg:height="0.051cm" svg:x="9.109cm" svg:y="1.687cm" svg:viewBox="0 0 7950 52" draw:points="0,52 0,0 7950,0 7950,52">
          <text:p/>
        </draw:polygon>
        <draw:polygon draw:style-name="gr45" draw:text-style-name="P45" draw:layer="layout" svg:width="7.727cm" svg:height="0.051cm" svg:x="9.331cm" svg:y="1.687cm" svg:viewBox="0 0 7728 52" draw:points="0,52 0,0 7728,0 7728,52">
          <text:p/>
        </draw:polygon>
        <draw:polygon draw:style-name="gr46" draw:text-style-name="P46" draw:layer="layout" svg:width="7.507cm" svg:height="0.051cm" svg:x="9.551cm" svg:y="1.687cm" svg:viewBox="0 0 7508 52" draw:points="0,52 0,0 7508,0 7508,52">
          <text:p/>
        </draw:polygon>
        <draw:polygon draw:style-name="gr47" draw:text-style-name="P47" draw:layer="layout" svg:width="7.285cm" svg:height="0.051cm" svg:x="9.773cm" svg:y="1.687cm" svg:viewBox="0 0 7286 52" draw:points="0,52 0,0 7286,0 7286,52">
          <text:p/>
        </draw:polygon>
        <draw:polygon draw:style-name="gr48" draw:text-style-name="P48" draw:layer="layout" svg:width="7.065cm" svg:height="0.051cm" svg:x="9.993cm" svg:y="1.687cm" svg:viewBox="0 0 7066 52" draw:points="0,52 0,0 7066,0 7066,52">
          <text:p/>
        </draw:polygon>
        <draw:polygon draw:style-name="gr49" draw:text-style-name="P49" draw:layer="layout" svg:width="6.844cm" svg:height="0.051cm" svg:x="10.214cm" svg:y="1.687cm" svg:viewBox="0 0 6845 52" draw:points="0,52 0,0 6845,0 6845,52">
          <text:p/>
        </draw:polygon>
        <draw:polygon draw:style-name="gr50" draw:text-style-name="P50" draw:layer="layout" svg:width="6.624cm" svg:height="0.051cm" svg:x="10.434cm" svg:y="1.687cm" svg:viewBox="0 0 6625 52" draw:points="0,52 0,0 6625,0 6625,52">
          <text:p/>
        </draw:polygon>
        <draw:polygon draw:style-name="gr51" draw:text-style-name="P51" draw:layer="layout" svg:width="6.402cm" svg:height="0.051cm" svg:x="10.656cm" svg:y="1.687cm" svg:viewBox="0 0 6403 52" draw:points="0,52 0,0 6403,0 6403,52">
          <text:p/>
        </draw:polygon>
        <draw:polygon draw:style-name="gr52" draw:text-style-name="P52" draw:layer="layout" svg:width="6.182cm" svg:height="0.051cm" svg:x="10.876cm" svg:y="1.687cm" svg:viewBox="0 0 6183 52" draw:points="0,52 0,0 6183,0 6183,52">
          <text:p/>
        </draw:polygon>
        <draw:polygon draw:style-name="gr53" draw:text-style-name="P53" draw:layer="layout" svg:width="5.96cm" svg:height="0.051cm" svg:x="11.098cm" svg:y="1.687cm" svg:viewBox="0 0 5961 52" draw:points="0,52 0,0 5961,0 5961,52">
          <text:p/>
        </draw:polygon>
        <draw:polygon draw:style-name="gr54" draw:text-style-name="P54" draw:layer="layout" svg:width="5.741cm" svg:height="0.051cm" svg:x="11.317cm" svg:y="1.687cm" svg:viewBox="0 0 5742 52" draw:points="0,52 0,0 5742,0 5742,52">
          <text:p/>
        </draw:polygon>
        <draw:polygon draw:style-name="gr55" draw:text-style-name="P55" draw:layer="layout" svg:width="5.519cm" svg:height="0.051cm" svg:x="11.539cm" svg:y="1.687cm" svg:viewBox="0 0 5520 52" draw:points="0,52 0,0 5520,0 5520,52">
          <text:p/>
        </draw:polygon>
        <draw:polygon draw:style-name="gr56" draw:text-style-name="P56" draw:layer="layout" svg:width="5.299cm" svg:height="0.051cm" svg:x="11.759cm" svg:y="1.687cm" svg:viewBox="0 0 5300 52" draw:points="0,52 0,0 5300,0 5300,52">
          <text:p/>
        </draw:polygon>
        <draw:polygon draw:style-name="gr57" draw:text-style-name="P57" draw:layer="layout" svg:width="5.077cm" svg:height="0.051cm" svg:x="11.981cm" svg:y="1.687cm" svg:viewBox="0 0 5078 52" draw:points="0,52 0,0 5078,0 5078,52">
          <text:p/>
        </draw:polygon>
        <draw:polygon draw:style-name="gr58" draw:text-style-name="P58" draw:layer="layout" svg:width="4.857cm" svg:height="0.051cm" svg:x="12.201cm" svg:y="1.687cm" svg:viewBox="0 0 4858 52" draw:points="0,52 0,0 4858,0 4858,52">
          <text:p/>
        </draw:polygon>
        <draw:polygon draw:style-name="gr59" draw:text-style-name="P59" draw:layer="layout" svg:width="4.636cm" svg:height="0.051cm" svg:x="12.422cm" svg:y="1.687cm" svg:viewBox="0 0 4637 52" draw:points="0,52 0,0 4637,0 4637,52">
          <text:p/>
        </draw:polygon>
        <draw:polygon draw:style-name="gr60" draw:text-style-name="P60" draw:layer="layout" svg:width="4.416cm" svg:height="0.051cm" svg:x="12.642cm" svg:y="1.687cm" svg:viewBox="0 0 4417 52" draw:points="0,52 0,0 4417,0 4417,52">
          <text:p/>
        </draw:polygon>
        <draw:polygon draw:style-name="gr61" draw:text-style-name="P61" draw:layer="layout" svg:width="4.194cm" svg:height="0.051cm" svg:x="12.864cm" svg:y="1.687cm" svg:viewBox="0 0 4195 52" draw:points="0,52 0,0 4195,0 4195,52">
          <text:p/>
        </draw:polygon>
        <draw:polygon draw:style-name="gr62" draw:text-style-name="P62" draw:layer="layout" svg:width="3.974cm" svg:height="0.051cm" svg:x="13.084cm" svg:y="1.687cm" svg:viewBox="0 0 3975 52" draw:points="0,52 0,0 3975,0 3975,52">
          <text:p/>
        </draw:polygon>
        <draw:polygon draw:style-name="gr63" draw:text-style-name="P63" draw:layer="layout" svg:width="3.752cm" svg:height="0.051cm" svg:x="13.306cm" svg:y="1.687cm" svg:viewBox="0 0 3753 52" draw:points="0,52 0,0 3753,0 3753,52">
          <text:p/>
        </draw:polygon>
        <draw:polygon draw:style-name="gr64" draw:text-style-name="P64" draw:layer="layout" svg:width="3.533cm" svg:height="0.051cm" svg:x="13.525cm" svg:y="1.687cm" svg:viewBox="0 0 3534 52" draw:points="0,52 0,0 3534,0 3534,52">
          <text:p/>
        </draw:polygon>
        <draw:polygon draw:style-name="gr65" draw:text-style-name="P65" draw:layer="layout" svg:width="3.311cm" svg:height="0.051cm" svg:x="13.747cm" svg:y="1.687cm" svg:viewBox="0 0 3312 52" draw:points="0,52 0,0 3312,0 3312,52">
          <text:p/>
        </draw:polygon>
        <draw:polygon draw:style-name="gr66" draw:text-style-name="P66" draw:layer="layout" svg:width="3.091cm" svg:height="0.051cm" svg:x="13.967cm" svg:y="1.687cm" svg:viewBox="0 0 3092 52" draw:points="0,52 0,0 3092,0 3092,52">
          <text:p/>
        </draw:polygon>
        <draw:polygon draw:style-name="gr67" draw:text-style-name="P67" draw:layer="layout" svg:width="2.869cm" svg:height="0.051cm" svg:x="14.189cm" svg:y="1.687cm" svg:viewBox="0 0 2870 52" draw:points="0,52 0,0 2870,0 2870,52">
          <text:p/>
        </draw:polygon>
        <draw:polygon draw:style-name="gr68" draw:text-style-name="P68" draw:layer="layout" svg:width="2.65cm" svg:height="0.051cm" svg:x="14.408cm" svg:y="1.687cm" svg:viewBox="0 0 2651 52" draw:points="0,52 0,0 2651,0 2651,52">
          <text:p/>
        </draw:polygon>
        <draw:polygon draw:style-name="gr69" draw:text-style-name="P69" draw:layer="layout" svg:width="2.428cm" svg:height="0.051cm" svg:x="14.63cm" svg:y="1.687cm" svg:viewBox="0 0 2429 52" draw:points="0,52 0,0 2429,0 2429,52">
          <text:p/>
        </draw:polygon>
        <draw:polygon draw:style-name="gr70" draw:text-style-name="P70" draw:layer="layout" svg:width="2.208cm" svg:height="0.051cm" svg:x="14.85cm" svg:y="1.687cm" svg:viewBox="0 0 2209 52" draw:points="0,52 0,0 2209,0 2209,52">
          <text:p/>
        </draw:polygon>
        <draw:polygon draw:style-name="gr71" draw:text-style-name="P71" draw:layer="layout" svg:width="1.986cm" svg:height="0.051cm" svg:x="15.072cm" svg:y="1.687cm" svg:viewBox="0 0 1987 52" draw:points="0,52 0,0 1987,0 1987,52">
          <text:p/>
        </draw:polygon>
        <draw:polygon draw:style-name="gr72" draw:text-style-name="P72" draw:layer="layout" svg:width="1.766cm" svg:height="0.051cm" svg:x="15.292cm" svg:y="1.687cm" svg:viewBox="0 0 1767 52" draw:points="0,52 0,0 1767,0 1767,52">
          <text:p/>
        </draw:polygon>
        <draw:polygon draw:style-name="gr73" draw:text-style-name="P73" draw:layer="layout" svg:width="1.545cm" svg:height="0.051cm" svg:x="15.513cm" svg:y="1.687cm" svg:viewBox="0 0 1546 52" draw:points="0,52 0,0 1546,0 1546,52">
          <text:p/>
        </draw:polygon>
        <draw:polygon draw:style-name="gr74" draw:text-style-name="P74" draw:layer="layout" svg:width="1.325cm" svg:height="0.051cm" svg:x="15.733cm" svg:y="1.687cm" svg:viewBox="0 0 1326 52" draw:points="0,52 0,0 1326,0 1326,52">
          <text:p/>
        </draw:polygon>
        <draw:polygon draw:style-name="gr75" draw:text-style-name="P75" draw:layer="layout" svg:width="1.103cm" svg:height="0.051cm" svg:x="15.955cm" svg:y="1.687cm" svg:viewBox="0 0 1104 52" draw:points="0,52 0,0 1104,0 1104,52">
          <text:p/>
        </draw:polygon>
        <draw:polygon draw:style-name="gr76" draw:text-style-name="P76" draw:layer="layout" svg:width="0.883cm" svg:height="0.051cm" svg:x="16.175cm" svg:y="1.687cm" svg:viewBox="0 0 884 52" draw:points="0,52 0,0 884,0 884,52">
          <text:p/>
        </draw:polygon>
        <draw:polygon draw:style-name="gr77" draw:text-style-name="P77" draw:layer="layout" svg:width="0.661cm" svg:height="0.051cm" svg:x="16.397cm" svg:y="1.687cm" svg:viewBox="0 0 662 52" draw:points="0,52 0,0 662,0 662,52">
          <text:p/>
        </draw:polygon>
        <draw:polygon draw:style-name="gr78" draw:text-style-name="P78" draw:layer="layout" svg:width="0.442cm" svg:height="0.051cm" svg:x="16.616cm" svg:y="1.687cm" svg:viewBox="0 0 443 52" draw:points="0,52 0,0 443,0 443,52">
          <text:p/>
        </draw:polygon>
        <draw:polygon draw:style-name="gr79" draw:text-style-name="P79" draw:layer="layout" svg:width="0.22cm" svg:height="0.051cm" svg:x="16.838cm" svg:y="1.687cm" svg:viewBox="0 0 221 52" draw:points="0,52 0,0 221,0 221,52">
          <text:p/>
        </draw:polygon>
        <draw:polygon draw:style-name="gr79" draw:text-style-name="P79" draw:layer="layout" svg:width="15.762cm" svg:height="0.021cm" svg:x="12.305cm" svg:y="2.336cm" svg:viewBox="0 0 15763 22" draw:points="0,0 15763,0 15763,22 0,22">
          <text:p/>
        </draw:polygon>
        <draw:polygon draw:style-name="gr78" draw:text-style-name="P78" draw:layer="layout" svg:width="15.556cm" svg:height="0.021cm" svg:x="12.511cm" svg:y="2.336cm" svg:viewBox="0 0 15557 22" draw:points="0,22 0,0 15557,0 15557,22">
          <text:p/>
        </draw:polygon>
        <draw:polygon draw:style-name="gr77" draw:text-style-name="P77" draw:layer="layout" svg:width="15.353cm" svg:height="0.021cm" svg:x="12.714cm" svg:y="2.336cm" svg:viewBox="0 0 15354 22" draw:points="0,22 0,0 15354,0 15354,22">
          <text:p/>
        </draw:polygon>
        <draw:polygon draw:style-name="gr76" draw:text-style-name="P76" draw:layer="layout" svg:width="15.148cm" svg:height="0.021cm" svg:x="12.919cm" svg:y="2.336cm" svg:viewBox="0 0 15149 22" draw:points="0,22 0,0 15149,0 15149,22">
          <text:p/>
        </draw:polygon>
        <draw:polygon draw:style-name="gr75" draw:text-style-name="P75" draw:layer="layout" svg:width="14.943cm" svg:height="0.021cm" svg:x="13.124cm" svg:y="2.336cm" svg:viewBox="0 0 14944 22" draw:points="0,22 0,0 14944,0 14944,22">
          <text:p/>
        </draw:polygon>
        <draw:polygon draw:style-name="gr74" draw:text-style-name="P74" draw:layer="layout" svg:width="14.738cm" svg:height="0.021cm" svg:x="13.329cm" svg:y="2.336cm" svg:viewBox="0 0 14739 22" draw:points="0,22 0,0 14739,0 14739,22">
          <text:p/>
        </draw:polygon>
        <draw:polygon draw:style-name="gr73" draw:text-style-name="P73" draw:layer="layout" svg:width="14.533cm" svg:height="0.021cm" svg:x="13.534cm" svg:y="2.336cm" svg:viewBox="0 0 14534 22" draw:points="0,22 0,0 14534,0 14534,22">
          <text:p/>
        </draw:polygon>
        <draw:polygon draw:style-name="gr72" draw:text-style-name="P72" draw:layer="layout" svg:width="14.328cm" svg:height="0.021cm" svg:x="13.739cm" svg:y="2.336cm" svg:viewBox="0 0 14329 22" draw:points="0,22 0,0 14329,0 14329,22">
          <text:p/>
        </draw:polygon>
        <draw:polygon draw:style-name="gr71" draw:text-style-name="P71" draw:layer="layout" svg:width="14.123cm" svg:height="0.021cm" svg:x="13.944cm" svg:y="2.336cm" svg:viewBox="0 0 14124 22" draw:points="0,22 0,0 14124,0 14124,22">
          <text:p/>
        </draw:polygon>
        <draw:polygon draw:style-name="gr70" draw:text-style-name="P70" draw:layer="layout" svg:width="13.919cm" svg:height="0.021cm" svg:x="14.148cm" svg:y="2.336cm" svg:viewBox="0 0 13920 22" draw:points="0,22 0,0 13920,0 13920,22">
          <text:p/>
        </draw:polygon>
        <draw:polygon draw:style-name="gr69" draw:text-style-name="P69" draw:layer="layout" svg:width="13.714cm" svg:height="0.021cm" svg:x="14.353cm" svg:y="2.336cm" svg:viewBox="0 0 13715 22" draw:points="0,22 0,0 13715,0 13715,22">
          <text:p/>
        </draw:polygon>
        <draw:polygon draw:style-name="gr68" draw:text-style-name="P68" draw:layer="layout" svg:width="13.509cm" svg:height="0.021cm" svg:x="14.558cm" svg:y="2.336cm" svg:viewBox="0 0 13510 22" draw:points="0,22 0,0 13510,0 13510,22">
          <text:p/>
        </draw:polygon>
        <draw:polygon draw:style-name="gr67" draw:text-style-name="P67" draw:layer="layout" svg:width="13.306cm" svg:height="0.021cm" svg:x="14.761cm" svg:y="2.336cm" svg:viewBox="0 0 13307 22" draw:points="0,22 0,0 13307,0 13307,22">
          <text:p/>
        </draw:polygon>
        <draw:polygon draw:style-name="gr66" draw:text-style-name="P66" draw:layer="layout" svg:width="13.101cm" svg:height="0.021cm" svg:x="14.966cm" svg:y="2.336cm" svg:viewBox="0 0 13102 22" draw:points="0,22 0,0 13102,0 13102,22">
          <text:p/>
        </draw:polygon>
        <draw:polygon draw:style-name="gr65" draw:text-style-name="P65" draw:layer="layout" svg:width="12.896cm" svg:height="0.021cm" svg:x="15.171cm" svg:y="2.336cm" svg:viewBox="0 0 12897 22" draw:points="0,22 0,0 12897,0 12897,22">
          <text:p/>
        </draw:polygon>
        <draw:polygon draw:style-name="gr64" draw:text-style-name="P64" draw:layer="layout" svg:width="12.691cm" svg:height="0.021cm" svg:x="15.376cm" svg:y="2.336cm" svg:viewBox="0 0 12692 22" draw:points="0,22 0,0 12692,0 12692,22">
          <text:p/>
        </draw:polygon>
        <draw:polygon draw:style-name="gr63" draw:text-style-name="P63" draw:layer="layout" svg:width="12.487cm" svg:height="0.021cm" svg:x="15.58cm" svg:y="2.336cm" svg:viewBox="0 0 12488 22" draw:points="0,22 0,0 12488,0 12488,22">
          <text:p/>
        </draw:polygon>
        <draw:polygon draw:style-name="gr62" draw:text-style-name="P62" draw:layer="layout" svg:width="12.282cm" svg:height="0.021cm" svg:x="15.785cm" svg:y="2.336cm" svg:viewBox="0 0 12283 22" draw:points="0,22 0,0 12283,0 12283,22">
          <text:p/>
        </draw:polygon>
        <draw:polygon draw:style-name="gr61" draw:text-style-name="P61" draw:layer="layout" svg:width="12.077cm" svg:height="0.021cm" svg:x="15.99cm" svg:y="2.336cm" svg:viewBox="0 0 12078 22" draw:points="0,22 0,0 12078,0 12078,22">
          <text:p/>
        </draw:polygon>
        <draw:polygon draw:style-name="gr60" draw:text-style-name="P60" draw:layer="layout" svg:width="11.872cm" svg:height="0.021cm" svg:x="16.195cm" svg:y="2.336cm" svg:viewBox="0 0 11873 22" draw:points="0,22 0,0 11873,0 11873,22">
          <text:p/>
        </draw:polygon>
        <draw:polygon draw:style-name="gr59" draw:text-style-name="P59" draw:layer="layout" svg:width="11.667cm" svg:height="0.021cm" svg:x="16.4cm" svg:y="2.336cm" svg:viewBox="0 0 11668 22" draw:points="0,22 0,0 11668,0 11668,22">
          <text:p/>
        </draw:polygon>
        <draw:polygon draw:style-name="gr58" draw:text-style-name="P58" draw:layer="layout" svg:width="11.462cm" svg:height="0.021cm" svg:x="16.605cm" svg:y="2.336cm" svg:viewBox="0 0 11463 22" draw:points="0,22 0,0 11463,0 11463,22">
          <text:p/>
        </draw:polygon>
        <draw:polygon draw:style-name="gr57" draw:text-style-name="P57" draw:layer="layout" svg:width="11.258cm" svg:height="0.021cm" svg:x="16.809cm" svg:y="2.336cm" svg:viewBox="0 0 11259 22" draw:points="0,22 0,0 11259,0 11259,22">
          <text:p/>
        </draw:polygon>
        <draw:polygon draw:style-name="gr56" draw:text-style-name="P56" draw:layer="layout" svg:width="11.053cm" svg:height="0.021cm" svg:x="17.014cm" svg:y="2.336cm" svg:viewBox="0 0 11054 22" draw:points="0,22 0,0 11054,0 11054,22">
          <text:p/>
        </draw:polygon>
        <draw:polygon draw:style-name="gr55" draw:text-style-name="P55" draw:layer="layout" svg:width="10.848cm" svg:height="0.021cm" svg:x="17.219cm" svg:y="2.336cm" svg:viewBox="0 0 10849 22" draw:points="0,22 0,0 10849,0 10849,22">
          <text:p/>
        </draw:polygon>
        <draw:polygon draw:style-name="gr54" draw:text-style-name="P54" draw:layer="layout" svg:width="10.643cm" svg:height="0.021cm" svg:x="17.424cm" svg:y="2.336cm" svg:viewBox="0 0 10644 22" draw:points="0,22 0,0 10644,0 10644,22">
          <text:p/>
        </draw:polygon>
        <draw:polygon draw:style-name="gr53" draw:text-style-name="P53" draw:layer="layout" svg:width="10.44cm" svg:height="0.021cm" svg:x="17.627cm" svg:y="2.336cm" svg:viewBox="0 0 10441 22" draw:points="0,22 0,0 10441,0 10441,22">
          <text:p/>
        </draw:polygon>
        <draw:polygon draw:style-name="gr52" draw:text-style-name="P52" draw:layer="layout" svg:width="10.235cm" svg:height="0.021cm" svg:x="17.832cm" svg:y="2.336cm" svg:viewBox="0 0 10236 22" draw:points="0,22 0,0 10236,0 10236,22">
          <text:p/>
        </draw:polygon>
        <draw:polygon draw:style-name="gr51" draw:text-style-name="P51" draw:layer="layout" svg:width="10.03cm" svg:height="0.021cm" svg:x="18.037cm" svg:y="2.336cm" svg:viewBox="0 0 10031 22" draw:points="0,22 0,0 10031,0 10031,22">
          <text:p/>
        </draw:polygon>
        <draw:polygon draw:style-name="gr50" draw:text-style-name="P50" draw:layer="layout" svg:width="9.826cm" svg:height="0.021cm" svg:x="18.241cm" svg:y="2.336cm" svg:viewBox="0 0 9827 22" draw:points="0,22 0,0 9827,0 9827,22">
          <text:p/>
        </draw:polygon>
        <draw:polygon draw:style-name="gr49" draw:text-style-name="P49" draw:layer="layout" svg:width="9.621cm" svg:height="0.021cm" svg:x="18.446cm" svg:y="2.336cm" svg:viewBox="0 0 9622 22" draw:points="0,22 0,0 9622,0 9622,22">
          <text:p/>
        </draw:polygon>
        <draw:polygon draw:style-name="gr48" draw:text-style-name="P48" draw:layer="layout" svg:width="9.416cm" svg:height="0.021cm" svg:x="18.651cm" svg:y="2.336cm" svg:viewBox="0 0 9417 22" draw:points="0,22 0,0 9417,0 9417,22">
          <text:p/>
        </draw:polygon>
        <draw:polygon draw:style-name="gr47" draw:text-style-name="P47" draw:layer="layout" svg:width="9.211cm" svg:height="0.021cm" svg:x="18.856cm" svg:y="2.336cm" svg:viewBox="0 0 9212 22" draw:points="0,22 0,0 9212,0 9212,22">
          <text:p/>
        </draw:polygon>
        <draw:polygon draw:style-name="gr46" draw:text-style-name="P46" draw:layer="layout" svg:width="9.006cm" svg:height="0.021cm" svg:x="19.061cm" svg:y="2.336cm" svg:viewBox="0 0 9007 22" draw:points="0,22 0,0 9007,0 9007,22">
          <text:p/>
        </draw:polygon>
        <draw:polygon draw:style-name="gr45" draw:text-style-name="P45" draw:layer="layout" svg:width="8.801cm" svg:height="0.021cm" svg:x="19.266cm" svg:y="2.336cm" svg:viewBox="0 0 8802 22" draw:points="0,22 0,0 8802,0 8802,22">
          <text:p/>
        </draw:polygon>
        <draw:polygon draw:style-name="gr44" draw:text-style-name="P44" draw:layer="layout" svg:width="8.596cm" svg:height="0.021cm" svg:x="19.471cm" svg:y="2.336cm" svg:viewBox="0 0 8597 22" draw:points="0,22 0,0 8597,0 8597,22">
          <text:p/>
        </draw:polygon>
        <draw:polygon draw:style-name="gr43" draw:text-style-name="P43" draw:layer="layout" svg:width="8.392cm" svg:height="0.021cm" svg:x="19.675cm" svg:y="2.336cm" svg:viewBox="0 0 8393 22" draw:points="0,22 0,0 8393,0 8393,22">
          <text:p/>
        </draw:polygon>
        <draw:polygon draw:style-name="gr42" draw:text-style-name="P42" draw:layer="layout" svg:width="8.187cm" svg:height="0.021cm" svg:x="19.88cm" svg:y="2.336cm" svg:viewBox="0 0 8188 22" draw:points="0,22 0,0 8188,0 8188,22">
          <text:p/>
        </draw:polygon>
        <draw:polygon draw:style-name="gr41" draw:text-style-name="P41" draw:layer="layout" svg:width="7.982cm" svg:height="0.021cm" svg:x="20.085cm" svg:y="2.336cm" svg:viewBox="0 0 7983 22" draw:points="0,22 0,0 7983,0 7983,22">
          <text:p/>
        </draw:polygon>
        <draw:polygon draw:style-name="gr40" draw:text-style-name="P40" draw:layer="layout" svg:width="7.779cm" svg:height="0.021cm" svg:x="20.288cm" svg:y="2.336cm" svg:viewBox="0 0 7780 22" draw:points="0,22 0,0 7780,0 7780,22">
          <text:p/>
        </draw:polygon>
        <draw:polygon draw:style-name="gr39" draw:text-style-name="P39" draw:layer="layout" svg:width="7.574cm" svg:height="0.021cm" svg:x="20.493cm" svg:y="2.336cm" svg:viewBox="0 0 7575 22" draw:points="0,22 0,0 7575,0 7575,22">
          <text:p/>
        </draw:polygon>
        <draw:polygon draw:style-name="gr38" draw:text-style-name="P38" draw:layer="layout" svg:width="7.369cm" svg:height="0.021cm" svg:x="20.698cm" svg:y="2.336cm" svg:viewBox="0 0 7370 22" draw:points="0,22 0,0 7370,0 7370,22">
          <text:p/>
        </draw:polygon>
        <draw:polygon draw:style-name="gr37" draw:text-style-name="P37" draw:layer="layout" svg:width="7.164cm" svg:height="0.021cm" svg:x="20.903cm" svg:y="2.336cm" svg:viewBox="0 0 7165 22" draw:points="0,22 0,0 7165,0 7165,22">
          <text:p/>
        </draw:polygon>
        <draw:polygon draw:style-name="gr36" draw:text-style-name="P36" draw:layer="layout" svg:width="6.96cm" svg:height="0.021cm" svg:x="21.107cm" svg:y="2.336cm" svg:viewBox="0 0 6961 22" draw:points="0,22 0,0 6961,0 6961,22">
          <text:p/>
        </draw:polygon>
        <draw:polygon draw:style-name="gr35" draw:text-style-name="P35" draw:layer="layout" svg:width="6.755cm" svg:height="0.021cm" svg:x="21.312cm" svg:y="2.336cm" svg:viewBox="0 0 6756 22" draw:points="0,22 0,0 6756,0 6756,22">
          <text:p/>
        </draw:polygon>
        <draw:polygon draw:style-name="gr34" draw:text-style-name="P34" draw:layer="layout" svg:width="6.55cm" svg:height="0.021cm" svg:x="21.517cm" svg:y="2.336cm" svg:viewBox="0 0 6551 22" draw:points="0,22 0,0 6551,0 6551,22">
          <text:p/>
        </draw:polygon>
        <draw:polygon draw:style-name="gr33" draw:text-style-name="P33" draw:layer="layout" svg:width="6.345cm" svg:height="0.021cm" svg:x="21.722cm" svg:y="2.336cm" svg:viewBox="0 0 6346 22" draw:points="0,22 0,0 6346,0 6346,22">
          <text:p/>
        </draw:polygon>
        <draw:polygon draw:style-name="gr32" draw:text-style-name="P32" draw:layer="layout" svg:width="6.14cm" svg:height="0.021cm" svg:x="21.927cm" svg:y="2.336cm" svg:viewBox="0 0 6141 22" draw:points="0,22 0,0 6141,0 6141,22">
          <text:p/>
        </draw:polygon>
        <draw:polygon draw:style-name="gr31" draw:text-style-name="P31" draw:layer="layout" svg:width="5.935cm" svg:height="0.021cm" svg:x="22.132cm" svg:y="2.336cm" svg:viewBox="0 0 5936 22" draw:points="0,22 0,0 5936,0 5936,22">
          <text:p/>
        </draw:polygon>
        <draw:polygon draw:style-name="gr30" draw:text-style-name="P30" draw:layer="layout" svg:width="5.732cm" svg:height="0.021cm" svg:x="22.335cm" svg:y="2.336cm" svg:viewBox="0 0 5733 22" draw:points="0,22 0,0 5733,0 5733,22">
          <text:p/>
        </draw:polygon>
        <draw:polygon draw:style-name="gr29" draw:text-style-name="P29" draw:layer="layout" svg:width="5.527cm" svg:height="0.021cm" svg:x="22.54cm" svg:y="2.336cm" svg:viewBox="0 0 5528 22" draw:points="0,22 0,0 5528,0 5528,22">
          <text:p/>
        </draw:polygon>
        <draw:polygon draw:style-name="gr28" draw:text-style-name="P28" draw:layer="layout" svg:width="5.321cm" svg:height="0.021cm" svg:x="22.746cm" svg:y="2.336cm" svg:viewBox="0 0 5322 22" draw:points="0,22 0,0 5322,0 5322,22">
          <text:p/>
        </draw:polygon>
        <draw:polygon draw:style-name="gr27" draw:text-style-name="P27" draw:layer="layout" svg:width="5.118cm" svg:height="0.021cm" svg:x="22.949cm" svg:y="2.336cm" svg:viewBox="0 0 5119 22" draw:points="0,22 0,0 5119,0 5119,22">
          <text:p/>
        </draw:polygon>
        <draw:polygon draw:style-name="gr26" draw:text-style-name="P26" draw:layer="layout" svg:width="4.913cm" svg:height="0.021cm" svg:x="23.154cm" svg:y="2.336cm" svg:viewBox="0 0 4914 22" draw:points="0,22 0,0 4914,0 4914,22">
          <text:p/>
        </draw:polygon>
        <draw:polygon draw:style-name="gr25" draw:text-style-name="P25" draw:layer="layout" svg:width="4.708cm" svg:height="0.021cm" svg:x="23.359cm" svg:y="2.336cm" svg:viewBox="0 0 4709 22" draw:points="0,22 0,0 4709,0 4709,22">
          <text:p/>
        </draw:polygon>
        <draw:polygon draw:style-name="gr24" draw:text-style-name="P24" draw:layer="layout" svg:width="4.503cm" svg:height="0.021cm" svg:x="23.564cm" svg:y="2.336cm" svg:viewBox="0 0 4504 22" draw:points="0,22 0,0 4504,0 4504,22">
          <text:p/>
        </draw:polygon>
        <draw:polygon draw:style-name="gr23" draw:text-style-name="P23" draw:layer="layout" svg:width="4.298cm" svg:height="0.021cm" svg:x="23.769cm" svg:y="2.336cm" svg:viewBox="0 0 4299 22" draw:points="0,22 0,0 4299,0 4299,22">
          <text:p/>
        </draw:polygon>
        <draw:polygon draw:style-name="gr22" draw:text-style-name="P22" draw:layer="layout" svg:width="4.093cm" svg:height="0.021cm" svg:x="23.974cm" svg:y="2.336cm" svg:viewBox="0 0 4094 22" draw:points="0,22 0,0 4094,0 4094,22">
          <text:p/>
        </draw:polygon>
        <draw:polygon draw:style-name="gr21" draw:text-style-name="P21" draw:layer="layout" svg:width="3.888cm" svg:height="0.021cm" svg:x="24.179cm" svg:y="2.336cm" svg:viewBox="0 0 3889 22" draw:points="0,22 0,0 3889,0 3889,22">
          <text:p/>
        </draw:polygon>
        <draw:polygon draw:style-name="gr20" draw:text-style-name="P20" draw:layer="layout" svg:width="3.684cm" svg:height="0.021cm" svg:x="24.383cm" svg:y="2.336cm" svg:viewBox="0 0 3685 22" draw:points="0,22 0,0 3685,0 3685,22">
          <text:p/>
        </draw:polygon>
        <draw:polygon draw:style-name="gr19" draw:text-style-name="P19" draw:layer="layout" svg:width="3.479cm" svg:height="0.021cm" svg:x="24.588cm" svg:y="2.336cm" svg:viewBox="0 0 3480 22" draw:points="0,22 0,0 3480,0 3480,22">
          <text:p/>
        </draw:polygon>
        <draw:polygon draw:style-name="gr18" draw:text-style-name="P18" draw:layer="layout" svg:width="3.274cm" svg:height="0.021cm" svg:x="24.793cm" svg:y="2.336cm" svg:viewBox="0 0 3275 22" draw:points="0,22 0,0 3275,0 3275,22">
          <text:p/>
        </draw:polygon>
        <draw:polygon draw:style-name="gr17" draw:text-style-name="P17" draw:layer="layout" svg:width="3.071cm" svg:height="0.021cm" svg:x="24.996cm" svg:y="2.336cm" svg:viewBox="0 0 3072 22" draw:points="0,22 0,0 3072,0 3072,22">
          <text:p/>
        </draw:polygon>
        <draw:polygon draw:style-name="gr16" draw:text-style-name="P16" draw:layer="layout" svg:width="2.866cm" svg:height="0.021cm" svg:x="25.201cm" svg:y="2.336cm" svg:viewBox="0 0 2867 22" draw:points="0,22 0,0 2867,0 2867,22">
          <text:p/>
        </draw:polygon>
        <draw:polygon draw:style-name="gr15" draw:text-style-name="P15" draw:layer="layout" svg:width="2.661cm" svg:height="0.021cm" svg:x="25.406cm" svg:y="2.336cm" svg:viewBox="0 0 2662 22" draw:points="0,22 0,0 2662,0 2662,22">
          <text:p/>
        </draw:polygon>
        <draw:polygon draw:style-name="gr14" draw:text-style-name="P14" draw:layer="layout" svg:width="2.456cm" svg:height="0.021cm" svg:x="25.611cm" svg:y="2.336cm" svg:viewBox="0 0 2457 22" draw:points="0,22 0,0 2457,0 2457,22">
          <text:p/>
        </draw:polygon>
        <draw:polygon draw:style-name="gr13" draw:text-style-name="P13" draw:layer="layout" svg:width="2.252cm" svg:height="0.021cm" svg:x="25.815cm" svg:y="2.336cm" svg:viewBox="0 0 2253 22" draw:points="0,22 0,0 2253,0 2253,22">
          <text:p/>
        </draw:polygon>
        <draw:polygon draw:style-name="gr12" draw:text-style-name="P12" draw:layer="layout" svg:width="2.047cm" svg:height="0.021cm" svg:x="26.02cm" svg:y="2.336cm" svg:viewBox="0 0 2048 22" draw:points="0,22 0,0 2048,0 2048,22">
          <text:p/>
        </draw:polygon>
        <draw:polygon draw:style-name="gr11" draw:text-style-name="P11" draw:layer="layout" svg:width="1.842cm" svg:height="0.021cm" svg:x="26.225cm" svg:y="2.336cm" svg:viewBox="0 0 1843 22" draw:points="0,22 0,0 1843,0 1843,22">
          <text:p/>
        </draw:polygon>
        <draw:polygon draw:style-name="gr10" draw:text-style-name="P10" draw:layer="layout" svg:width="1.637cm" svg:height="0.021cm" svg:x="26.43cm" svg:y="2.336cm" svg:viewBox="0 0 1638 22" draw:points="0,22 0,0 1638,0 1638,22">
          <text:p/>
        </draw:polygon>
        <draw:polygon draw:style-name="gr9" draw:text-style-name="P9" draw:layer="layout" svg:width="1.432cm" svg:height="0.021cm" svg:x="26.635cm" svg:y="2.336cm" svg:viewBox="0 0 1433 22" draw:points="0,22 0,0 1433,0 1433,22">
          <text:p/>
        </draw:polygon>
        <draw:polygon draw:style-name="gr8" draw:text-style-name="P8" draw:layer="layout" svg:width="1.227cm" svg:height="0.021cm" svg:x="26.84cm" svg:y="2.336cm" svg:viewBox="0 0 1228 22" draw:points="0,22 0,0 1228,0 1228,22">
          <text:p/>
        </draw:polygon>
        <draw:polygon draw:style-name="gr7" draw:text-style-name="P7" draw:layer="layout" svg:width="1.023cm" svg:height="0.021cm" svg:x="27.044cm" svg:y="2.336cm" svg:viewBox="0 0 1024 22" draw:points="0,22 0,0 1024,0 1024,22">
          <text:p/>
        </draw:polygon>
        <draw:polygon draw:style-name="gr6" draw:text-style-name="P6" draw:layer="layout" svg:width="0.818cm" svg:height="0.021cm" svg:x="27.249cm" svg:y="2.336cm" svg:viewBox="0 0 819 22" draw:points="0,22 0,0 819,0 819,22">
          <text:p/>
        </draw:polygon>
        <draw:polygon draw:style-name="gr5" draw:text-style-name="P5" draw:layer="layout" svg:width="0.613cm" svg:height="0.021cm" svg:x="27.454cm" svg:y="2.336cm" svg:viewBox="0 0 614 22" draw:points="0,22 0,0 614,0 614,22">
          <text:p/>
        </draw:polygon>
        <draw:polygon draw:style-name="gr4" draw:text-style-name="P4" draw:layer="layout" svg:width="0.408cm" svg:height="0.021cm" svg:x="27.659cm" svg:y="2.336cm" svg:viewBox="0 0 409 22" draw:points="0,22 0,0 409,0 409,22">
          <text:p/>
        </draw:polygon>
        <draw:polygon draw:style-name="gr3" draw:text-style-name="P3" draw:layer="layout" svg:width="0.205cm" svg:height="0.021cm" svg:x="27.862cm" svg:y="2.336cm" svg:viewBox="0 0 206 22" draw:points="0,22 0,0 206,0 206,22">
          <text:p/>
        </draw:polygon>
        <draw:path draw:style-name="gr3" draw:text-style-name="P3" draw:layer="layout" svg:width="0.022cm" svg:height="1.371cm" svg:x="27.276cm" svg:y="1.318cm" svg:viewBox="0 0 23 1372" svg:d="M11 0c-2 0-3 0-6 1 0 1-2 3-3 4-2 2-2 4-2 6v1350 1c0 1 0 3 2 5 1 1 3 3 3 4 3 1 4 1 6 1v-1 1c1 0 4 0 7-1 0-1 3-3 3-4 2-2 2-4 2-5v-1352 1c0-2 0-4-2-6 0-1-3-3-3-4-3-1-6-1-7-1z">
          <text:p/>
        </draw:path>
        <draw:polygon draw:style-name="gr79" draw:text-style-name="P79" draw:layer="layout" svg:width="20.738cm" svg:height="0.021cm" svg:x="5.279cm" svg:y="14.458cm" svg:viewBox="0 0 20739 22" draw:points="0,0 20739,0 20739,22 0,22">
          <text:p/>
        </draw:polygon>
        <draw:polygon draw:style-name="gr78" draw:text-style-name="P78" draw:layer="layout" svg:width="20.47cm" svg:height="0.021cm" svg:x="5.547cm" svg:y="14.458cm" svg:viewBox="0 0 20471 22" draw:points="0,22 0,0 20471,0 20471,22">
          <text:p/>
        </draw:polygon>
        <draw:polygon draw:style-name="gr77" draw:text-style-name="P77" draw:layer="layout" svg:width="20.199cm" svg:height="0.021cm" svg:x="5.818cm" svg:y="14.458cm" svg:viewBox="0 0 20200 22" draw:points="0,22 0,0 20200,0 20200,22">
          <text:p/>
        </draw:polygon>
        <draw:polygon draw:style-name="gr76" draw:text-style-name="P76" draw:layer="layout" svg:width="19.93cm" svg:height="0.021cm" svg:x="6.087cm" svg:y="14.458cm" svg:viewBox="0 0 19931 22" draw:points="0,22 0,0 19931,0 19931,22">
          <text:p/>
        </draw:polygon>
        <draw:polygon draw:style-name="gr75" draw:text-style-name="P75" draw:layer="layout" svg:width="19.662cm" svg:height="0.021cm" svg:x="6.355cm" svg:y="14.458cm" svg:viewBox="0 0 19663 22" draw:points="0,22 0,0 19663,0 19663,22">
          <text:p/>
        </draw:polygon>
        <draw:polygon draw:style-name="gr74" draw:text-style-name="P74" draw:layer="layout" svg:width="19.391cm" svg:height="0.021cm" svg:x="6.626cm" svg:y="14.458cm" svg:viewBox="0 0 19392 22" draw:points="0,22 0,0 19392,0 19392,22">
          <text:p/>
        </draw:polygon>
        <draw:polygon draw:style-name="gr73" draw:text-style-name="P73" draw:layer="layout" svg:width="19.122cm" svg:height="0.021cm" svg:x="6.895cm" svg:y="14.458cm" svg:viewBox="0 0 19123 22" draw:points="0,22 0,0 19123,0 19123,22">
          <text:p/>
        </draw:polygon>
        <draw:polygon draw:style-name="gr72" draw:text-style-name="P72" draw:layer="layout" svg:width="18.854cm" svg:height="0.021cm" svg:x="7.163cm" svg:y="14.458cm" svg:viewBox="0 0 18855 22" draw:points="0,22 0,0 18855,0 18855,22">
          <text:p/>
        </draw:polygon>
        <draw:polygon draw:style-name="gr71" draw:text-style-name="P71" draw:layer="layout" svg:width="18.583cm" svg:height="0.021cm" svg:x="7.434cm" svg:y="14.458cm" svg:viewBox="0 0 18584 22" draw:points="0,22 0,0 18584,0 18584,22">
          <text:p/>
        </draw:polygon>
        <draw:polygon draw:style-name="gr70" draw:text-style-name="P70" draw:layer="layout" svg:width="18.314cm" svg:height="0.021cm" svg:x="7.703cm" svg:y="14.458cm" svg:viewBox="0 0 18315 22" draw:points="0,22 0,0 18315,0 18315,22">
          <text:p/>
        </draw:polygon>
        <draw:polygon draw:style-name="gr69" draw:text-style-name="P69" draw:layer="layout" svg:width="18.045cm" svg:height="0.021cm" svg:x="7.972cm" svg:y="14.458cm" svg:viewBox="0 0 18046 22" draw:points="0,22 0,0 18046,0 18046,22">
          <text:p/>
        </draw:polygon>
        <draw:polygon draw:style-name="gr68" draw:text-style-name="P68" draw:layer="layout" svg:width="17.776cm" svg:height="0.021cm" svg:x="8.241cm" svg:y="14.458cm" svg:viewBox="0 0 17777 22" draw:points="0,22 0,0 17777,0 17777,22">
          <text:p/>
        </draw:polygon>
        <draw:polygon draw:style-name="gr67" draw:text-style-name="P67" draw:layer="layout" svg:width="17.506cm" svg:height="0.021cm" svg:x="8.511cm" svg:y="14.458cm" svg:viewBox="0 0 17507 22" draw:points="0,22 0,0 17507,0 17507,22">
          <text:p/>
        </draw:polygon>
        <draw:polygon draw:style-name="gr66" draw:text-style-name="P66" draw:layer="layout" svg:width="17.237cm" svg:height="0.021cm" svg:x="8.78cm" svg:y="14.458cm" svg:viewBox="0 0 17238 22" draw:points="0,22 0,0 17238,0 17238,22">
          <text:p/>
        </draw:polygon>
        <draw:polygon draw:style-name="gr65" draw:text-style-name="P65" draw:layer="layout" svg:width="16.968cm" svg:height="0.021cm" svg:x="9.049cm" svg:y="14.458cm" svg:viewBox="0 0 16969 22" draw:points="0,22 0,0 16969,0 16969,22">
          <text:p/>
        </draw:polygon>
        <draw:polygon draw:style-name="gr64" draw:text-style-name="P64" draw:layer="layout" svg:width="16.698cm" svg:height="0.021cm" svg:x="9.319cm" svg:y="14.458cm" svg:viewBox="0 0 16699 22" draw:points="0,22 0,0 16699,0 16699,22">
          <text:p/>
        </draw:polygon>
        <draw:polygon draw:style-name="gr63" draw:text-style-name="P63" draw:layer="layout" svg:width="16.429cm" svg:height="0.021cm" svg:x="9.588cm" svg:y="14.458cm" svg:viewBox="0 0 16430 22" draw:points="0,22 0,0 16430,0 16430,22">
          <text:p/>
        </draw:polygon>
        <draw:polygon draw:style-name="gr62" draw:text-style-name="P62" draw:layer="layout" svg:width="16.16cm" svg:height="0.021cm" svg:x="9.857cm" svg:y="14.458cm" svg:viewBox="0 0 16161 22" draw:points="0,22 0,0 16161,0 16161,22">
          <text:p/>
        </draw:polygon>
        <draw:polygon draw:style-name="gr61" draw:text-style-name="P61" draw:layer="layout" svg:width="15.89cm" svg:height="0.021cm" svg:x="10.127cm" svg:y="14.458cm" svg:viewBox="0 0 15891 22" draw:points="0,22 0,0 15891,0 15891,22">
          <text:p/>
        </draw:polygon>
        <draw:polygon draw:style-name="gr60" draw:text-style-name="P60" draw:layer="layout" svg:width="15.622cm" svg:height="0.021cm" svg:x="10.396cm" svg:y="14.458cm" svg:viewBox="0 0 15623 22" draw:points="0,22 0,0 15623,0 15623,22">
          <text:p/>
        </draw:polygon>
        <draw:polygon draw:style-name="gr59" draw:text-style-name="P59" draw:layer="layout" svg:width="15.352cm" svg:height="0.021cm" svg:x="10.665cm" svg:y="14.458cm" svg:viewBox="0 0 15353 22" draw:points="0,22 0,0 15353,0 15353,22">
          <text:p/>
        </draw:polygon>
        <draw:polygon draw:style-name="gr58" draw:text-style-name="P58" draw:layer="layout" svg:width="15.082cm" svg:height="0.021cm" svg:x="10.935cm" svg:y="14.458cm" svg:viewBox="0 0 15083 22" draw:points="0,22 0,0 15083,0 15083,22">
          <text:p/>
        </draw:polygon>
        <draw:polygon draw:style-name="gr57" draw:text-style-name="P57" draw:layer="layout" svg:width="14.813cm" svg:height="0.021cm" svg:x="11.204cm" svg:y="14.458cm" svg:viewBox="0 0 14814 22" draw:points="0,22 0,0 14814,0 14814,22">
          <text:p/>
        </draw:polygon>
        <draw:polygon draw:style-name="gr56" draw:text-style-name="P56" draw:layer="layout" svg:width="14.544cm" svg:height="0.021cm" svg:x="11.473cm" svg:y="14.458cm" svg:viewBox="0 0 14545 22" draw:points="0,22 0,0 14545,0 14545,22">
          <text:p/>
        </draw:polygon>
        <draw:polygon draw:style-name="gr55" draw:text-style-name="P55" draw:layer="layout" svg:width="14.275cm" svg:height="0.021cm" svg:x="11.742cm" svg:y="14.458cm" svg:viewBox="0 0 14276 22" draw:points="0,22 0,0 14276,0 14276,22">
          <text:p/>
        </draw:polygon>
        <draw:polygon draw:style-name="gr54" draw:text-style-name="P54" draw:layer="layout" svg:width="14.005cm" svg:height="0.021cm" svg:x="12.012cm" svg:y="14.458cm" svg:viewBox="0 0 14006 22" draw:points="0,22 0,0 14006,0 14006,22">
          <text:p/>
        </draw:polygon>
        <draw:polygon draw:style-name="gr53" draw:text-style-name="P53" draw:layer="layout" svg:width="13.736cm" svg:height="0.021cm" svg:x="12.281cm" svg:y="14.458cm" svg:viewBox="0 0 13737 22" draw:points="0,22 0,0 13737,0 13737,22">
          <text:p/>
        </draw:polygon>
        <draw:polygon draw:style-name="gr52" draw:text-style-name="P52" draw:layer="layout" svg:width="13.467cm" svg:height="0.021cm" svg:x="12.55cm" svg:y="14.458cm" svg:viewBox="0 0 13468 22" draw:points="0,22 0,0 13468,0 13468,22">
          <text:p/>
        </draw:polygon>
        <draw:polygon draw:style-name="gr51" draw:text-style-name="P51" draw:layer="layout" svg:width="13.197cm" svg:height="0.021cm" svg:x="12.82cm" svg:y="14.458cm" svg:viewBox="0 0 13198 22" draw:points="0,22 0,0 13198,0 13198,22">
          <text:p/>
        </draw:polygon>
        <draw:polygon draw:style-name="gr50" draw:text-style-name="P50" draw:layer="layout" svg:width="12.928cm" svg:height="0.021cm" svg:x="13.089cm" svg:y="14.458cm" svg:viewBox="0 0 12929 22" draw:points="0,22 0,0 12929,0 12929,22">
          <text:p/>
        </draw:polygon>
        <draw:polygon draw:style-name="gr49" draw:text-style-name="P49" draw:layer="layout" svg:width="12.659cm" svg:height="0.021cm" svg:x="13.358cm" svg:y="14.458cm" svg:viewBox="0 0 12660 22" draw:points="0,22 0,0 12660,0 12660,22">
          <text:p/>
        </draw:polygon>
        <draw:polygon draw:style-name="gr48" draw:text-style-name="P48" draw:layer="layout" svg:width="12.389cm" svg:height="0.021cm" svg:x="13.628cm" svg:y="14.458cm" svg:viewBox="0 0 12390 22" draw:points="0,22 0,0 12390,0 12390,22">
          <text:p/>
        </draw:polygon>
        <draw:polygon draw:style-name="gr47" draw:text-style-name="P47" draw:layer="layout" svg:width="12.12cm" svg:height="0.021cm" svg:x="13.897cm" svg:y="14.458cm" svg:viewBox="0 0 12121 22" draw:points="0,22 0,0 12121,0 12121,22">
          <text:p/>
        </draw:polygon>
        <draw:polygon draw:style-name="gr46" draw:text-style-name="P46" draw:layer="layout" svg:width="11.851cm" svg:height="0.021cm" svg:x="14.166cm" svg:y="14.458cm" svg:viewBox="0 0 11852 22" draw:points="0,22 0,0 11852,0 11852,22">
          <text:p/>
        </draw:polygon>
        <draw:polygon draw:style-name="gr45" draw:text-style-name="P45" draw:layer="layout" svg:width="11.582cm" svg:height="0.021cm" svg:x="14.435cm" svg:y="14.458cm" svg:viewBox="0 0 11583 22" draw:points="0,22 0,0 11583,0 11583,22">
          <text:p/>
        </draw:polygon>
        <draw:polygon draw:style-name="gr44" draw:text-style-name="P44" draw:layer="layout" svg:width="11.312cm" svg:height="0.021cm" svg:x="14.705cm" svg:y="14.458cm" svg:viewBox="0 0 11313 22" draw:points="0,22 0,0 11313,0 11313,22">
          <text:p/>
        </draw:polygon>
        <draw:polygon draw:style-name="gr43" draw:text-style-name="P43" draw:layer="layout" svg:width="11.043cm" svg:height="0.021cm" svg:x="14.974cm" svg:y="14.458cm" svg:viewBox="0 0 11044 22" draw:points="0,22 0,0 11044,0 11044,22">
          <text:p/>
        </draw:polygon>
        <draw:polygon draw:style-name="gr42" draw:text-style-name="P42" draw:layer="layout" svg:width="10.774cm" svg:height="0.021cm" svg:x="15.243cm" svg:y="14.458cm" svg:viewBox="0 0 10775 22" draw:points="0,22 0,0 10775,0 10775,22">
          <text:p/>
        </draw:polygon>
        <draw:polygon draw:style-name="gr41" draw:text-style-name="P41" draw:layer="layout" svg:width="10.504cm" svg:height="0.021cm" svg:x="15.513cm" svg:y="14.458cm" svg:viewBox="0 0 10505 22" draw:points="0,22 0,0 10505,0 10505,22">
          <text:p/>
        </draw:polygon>
        <draw:polygon draw:style-name="gr40" draw:text-style-name="P40" draw:layer="layout" svg:width="10.235cm" svg:height="0.021cm" svg:x="15.782cm" svg:y="14.458cm" svg:viewBox="0 0 10236 22" draw:points="0,22 0,0 10236,0 10236,22">
          <text:p/>
        </draw:polygon>
        <draw:polygon draw:style-name="gr39" draw:text-style-name="P39" draw:layer="layout" svg:width="9.966cm" svg:height="0.021cm" svg:x="16.051cm" svg:y="14.458cm" svg:viewBox="0 0 9967 22" draw:points="0,22 0,0 9967,0 9967,22">
          <text:p/>
        </draw:polygon>
        <draw:polygon draw:style-name="gr38" draw:text-style-name="P38" draw:layer="layout" svg:width="9.696cm" svg:height="0.021cm" svg:x="16.321cm" svg:y="14.458cm" svg:viewBox="0 0 9697 22" draw:points="0,22 0,0 9697,0 9697,22">
          <text:p/>
        </draw:polygon>
        <draw:polygon draw:style-name="gr37" draw:text-style-name="P37" draw:layer="layout" svg:width="9.427cm" svg:height="0.021cm" svg:x="16.59cm" svg:y="14.458cm" svg:viewBox="0 0 9428 22" draw:points="0,22 0,0 9428,0 9428,22">
          <text:p/>
        </draw:polygon>
        <draw:polygon draw:style-name="gr36" draw:text-style-name="P36" draw:layer="layout" svg:width="9.158cm" svg:height="0.021cm" svg:x="16.859cm" svg:y="14.458cm" svg:viewBox="0 0 9159 22" draw:points="0,22 0,0 9159,0 9159,22">
          <text:p/>
        </draw:polygon>
        <draw:polygon draw:style-name="gr35" draw:text-style-name="P35" draw:layer="layout" svg:width="8.889cm" svg:height="0.021cm" svg:x="17.128cm" svg:y="14.458cm" svg:viewBox="0 0 8890 22" draw:points="0,22 0,0 8890,0 8890,22">
          <text:p/>
        </draw:polygon>
        <draw:polygon draw:style-name="gr34" draw:text-style-name="P34" draw:layer="layout" svg:width="8.618cm" svg:height="0.021cm" svg:x="17.399cm" svg:y="14.458cm" svg:viewBox="0 0 8619 22" draw:points="0,22 0,0 8619,0 8619,22">
          <text:p/>
        </draw:polygon>
        <draw:polygon draw:style-name="gr33" draw:text-style-name="P33" draw:layer="layout" svg:width="8.35cm" svg:height="0.021cm" svg:x="17.667cm" svg:y="14.458cm" svg:viewBox="0 0 8351 22" draw:points="0,22 0,0 8351,0 8351,22">
          <text:p/>
        </draw:polygon>
        <draw:polygon draw:style-name="gr32" draw:text-style-name="P32" draw:layer="layout" svg:width="8.081cm" svg:height="0.021cm" svg:x="17.936cm" svg:y="14.458cm" svg:viewBox="0 0 8082 22" draw:points="0,22 0,0 8082,0 8082,22">
          <text:p/>
        </draw:polygon>
        <draw:polygon draw:style-name="gr31" draw:text-style-name="P31" draw:layer="layout" svg:width="7.81cm" svg:height="0.021cm" svg:x="18.207cm" svg:y="14.458cm" svg:viewBox="0 0 7811 22" draw:points="0,22 0,0 7811,0 7811,22">
          <text:p/>
        </draw:polygon>
        <draw:polygon draw:style-name="gr30" draw:text-style-name="P30" draw:layer="layout" svg:width="7.542cm" svg:height="0.021cm" svg:x="18.475cm" svg:y="14.458cm" svg:viewBox="0 0 7543 22" draw:points="0,22 0,0 7543,0 7543,22">
          <text:p/>
        </draw:polygon>
        <draw:polygon draw:style-name="gr29" draw:text-style-name="P29" draw:layer="layout" svg:width="7.273cm" svg:height="0.021cm" svg:x="18.744cm" svg:y="14.458cm" svg:viewBox="0 0 7274 22" draw:points="0,22 0,0 7274,0 7274,22">
          <text:p/>
        </draw:polygon>
        <draw:polygon draw:style-name="gr28" draw:text-style-name="P28" draw:layer="layout" svg:width="7.002cm" svg:height="0.021cm" svg:x="19.015cm" svg:y="14.458cm" svg:viewBox="0 0 7003 22" draw:points="0,22 0,0 7003,0 7003,22">
          <text:p/>
        </draw:polygon>
        <draw:polygon draw:style-name="gr27" draw:text-style-name="P27" draw:layer="layout" svg:width="6.734cm" svg:height="0.021cm" svg:x="19.283cm" svg:y="14.458cm" svg:viewBox="0 0 6735 22" draw:points="0,22 0,0 6735,0 6735,22">
          <text:p/>
        </draw:polygon>
        <draw:polygon draw:style-name="gr26" draw:text-style-name="P26" draw:layer="layout" svg:width="6.465cm" svg:height="0.021cm" svg:x="19.552cm" svg:y="14.458cm" svg:viewBox="0 0 6466 22" draw:points="0,22 0,0 6466,0 6466,22">
          <text:p/>
        </draw:polygon>
        <draw:polygon draw:style-name="gr25" draw:text-style-name="P25" draw:layer="layout" svg:width="6.194cm" svg:height="0.021cm" svg:x="19.823cm" svg:y="14.458cm" svg:viewBox="0 0 6195 22" draw:points="0,22 0,0 6195,0 6195,22">
          <text:p/>
        </draw:polygon>
        <draw:polygon draw:style-name="gr24" draw:text-style-name="P24" draw:layer="layout" svg:width="5.926cm" svg:height="0.021cm" svg:x="20.091cm" svg:y="14.458cm" svg:viewBox="0 0 5927 22" draw:points="0,22 0,0 5927,0 5927,22">
          <text:p/>
        </draw:polygon>
        <draw:polygon draw:style-name="gr23" draw:text-style-name="P23" draw:layer="layout" svg:width="5.657cm" svg:height="0.021cm" svg:x="20.36cm" svg:y="14.458cm" svg:viewBox="0 0 5658 22" draw:points="0,22 0,0 5658,0 5658,22">
          <text:p/>
        </draw:polygon>
        <draw:polygon draw:style-name="gr22" draw:text-style-name="P22" draw:layer="layout" svg:width="5.386cm" svg:height="0.021cm" svg:x="20.631cm" svg:y="14.458cm" svg:viewBox="0 0 5387 22" draw:points="0,22 0,0 5387,0 5387,22">
          <text:p/>
        </draw:polygon>
        <draw:polygon draw:style-name="gr21" draw:text-style-name="P21" draw:layer="layout" svg:width="5.117cm" svg:height="0.021cm" svg:x="20.9cm" svg:y="14.458cm" svg:viewBox="0 0 5118 22" draw:points="0,22 0,0 5118,0 5118,22">
          <text:p/>
        </draw:polygon>
        <draw:polygon draw:style-name="gr20" draw:text-style-name="P20" draw:layer="layout" svg:width="4.849cm" svg:height="0.021cm" svg:x="21.168cm" svg:y="14.458cm" svg:viewBox="0 0 4850 22" draw:points="0,22 0,0 4850,0 4850,22">
          <text:p/>
        </draw:polygon>
        <draw:polygon draw:style-name="gr19" draw:text-style-name="P19" draw:layer="layout" svg:width="4.58cm" svg:height="0.021cm" svg:x="21.437cm" svg:y="14.458cm" svg:viewBox="0 0 4581 22" draw:points="0,22 0,0 4581,0 4581,22">
          <text:p/>
        </draw:polygon>
        <draw:polygon draw:style-name="gr18" draw:text-style-name="P18" draw:layer="layout" svg:width="4.309cm" svg:height="0.021cm" svg:x="21.708cm" svg:y="14.458cm" svg:viewBox="0 0 4310 22" draw:points="0,22 0,0 4310,0 4310,22">
          <text:p/>
        </draw:polygon>
        <draw:polygon draw:style-name="gr17" draw:text-style-name="P17" draw:layer="layout" svg:width="4.041cm" svg:height="0.021cm" svg:x="21.976cm" svg:y="14.458cm" svg:viewBox="0 0 4042 22" draw:points="0,22 0,0 4042,0 4042,22">
          <text:p/>
        </draw:polygon>
        <draw:polygon draw:style-name="gr16" draw:text-style-name="P16" draw:layer="layout" svg:width="3.772cm" svg:height="0.021cm" svg:x="22.245cm" svg:y="14.458cm" svg:viewBox="0 0 3773 22" draw:points="0,22 0,0 3773,0 3773,22">
          <text:p/>
        </draw:polygon>
        <draw:polygon draw:style-name="gr15" draw:text-style-name="P15" draw:layer="layout" svg:width="3.501cm" svg:height="0.021cm" svg:x="22.516cm" svg:y="14.458cm" svg:viewBox="0 0 3502 22" draw:points="0,22 0,0 3502,0 3502,22">
          <text:p/>
        </draw:polygon>
        <draw:polygon draw:style-name="gr14" draw:text-style-name="P14" draw:layer="layout" svg:width="3.233cm" svg:height="0.021cm" svg:x="22.784cm" svg:y="14.458cm" svg:viewBox="0 0 3234 22" draw:points="0,22 0,0 3234,0 3234,22">
          <text:p/>
        </draw:polygon>
        <draw:polygon draw:style-name="gr13" draw:text-style-name="P13" draw:layer="layout" svg:width="2.964cm" svg:height="0.021cm" svg:x="23.053cm" svg:y="14.458cm" svg:viewBox="0 0 2965 22" draw:points="0,22 0,0 2965,0 2965,22">
          <text:p/>
        </draw:polygon>
        <draw:polygon draw:style-name="gr12" draw:text-style-name="P12" draw:layer="layout" svg:width="2.693cm" svg:height="0.021cm" svg:x="23.324cm" svg:y="14.458cm" svg:viewBox="0 0 2694 22" draw:points="0,22 0,0 2694,0 2694,22">
          <text:p/>
        </draw:polygon>
        <draw:polygon draw:style-name="gr11" draw:text-style-name="P11" draw:layer="layout" svg:width="2.424cm" svg:height="0.021cm" svg:x="23.593cm" svg:y="14.458cm" svg:viewBox="0 0 2425 22" draw:points="0,22 0,0 2425,0 2425,22">
          <text:p/>
        </draw:polygon>
        <draw:polygon draw:style-name="gr10" draw:text-style-name="P10" draw:layer="layout" svg:width="2.156cm" svg:height="0.021cm" svg:x="23.861cm" svg:y="14.458cm" svg:viewBox="0 0 2157 22" draw:points="0,22 0,0 2157,0 2157,22">
          <text:p/>
        </draw:polygon>
        <draw:polygon draw:style-name="gr9" draw:text-style-name="P9" draw:layer="layout" svg:width="1.885cm" svg:height="0.021cm" svg:x="24.132cm" svg:y="14.458cm" svg:viewBox="0 0 1886 22" draw:points="0,22 0,0 1886,0 1886,22">
          <text:p/>
        </draw:polygon>
        <draw:polygon draw:style-name="gr8" draw:text-style-name="P8" draw:layer="layout" svg:width="1.616cm" svg:height="0.021cm" svg:x="24.401cm" svg:y="14.458cm" svg:viewBox="0 0 1617 22" draw:points="0,22 0,0 1617,0 1617,22">
          <text:p/>
        </draw:polygon>
        <draw:polygon draw:style-name="gr7" draw:text-style-name="P7" draw:layer="layout" svg:width="1.348cm" svg:height="0.021cm" svg:x="24.669cm" svg:y="14.458cm" svg:viewBox="0 0 1349 22" draw:points="0,22 0,0 1349,0 1349,22">
          <text:p/>
        </draw:polygon>
        <draw:polygon draw:style-name="gr6" draw:text-style-name="P6" draw:layer="layout" svg:width="1.077cm" svg:height="0.021cm" svg:x="24.94cm" svg:y="14.458cm" svg:viewBox="0 0 1078 22" draw:points="0,22 0,0 1078,0 1078,22">
          <text:p/>
        </draw:polygon>
        <draw:polygon draw:style-name="gr5" draw:text-style-name="P5" draw:layer="layout" svg:width="0.808cm" svg:height="0.021cm" svg:x="25.209cm" svg:y="14.458cm" svg:viewBox="0 0 809 22" draw:points="0,22 0,0 809,0 809,22">
          <text:p/>
        </draw:polygon>
        <draw:polygon draw:style-name="gr4" draw:text-style-name="P4" draw:layer="layout" svg:width="0.54cm" svg:height="0.021cm" svg:x="25.477cm" svg:y="14.458cm" svg:viewBox="0 0 541 22" draw:points="0,22 0,0 541,0 541,22">
          <text:p/>
        </draw:polygon>
        <draw:polygon draw:style-name="gr3" draw:text-style-name="P3" draw:layer="layout" svg:width="0.269cm" svg:height="0.021cm" svg:x="25.748cm" svg:y="14.458cm" svg:viewBox="0 0 270 22" draw:points="0,22 0,0 270,0 270,22">
          <text:p/>
        </draw:polygon>
        <draw:path draw:style-name="gr3" draw:text-style-name="P3" draw:layer="layout" svg:width="0.021cm" svg:height="0.972cm" svg:x="25.722cm" svg:y="13.658cm" svg:viewBox="0 0 22 973" svg:d="M10 0h1c-1 0-4 0-7 1 0 1-3 3-3 4-1 2-1 4-1 6v951 1c0 1 0 3 1 5 0 1 3 3 3 4 3 1 6 1 7 1l-1-1 1 1c2 0 3 0 5-1 1-1 3-3 4-4 2-2 2-4 2-5v-953 1c0-2 0-4-2-6-1-1-3-3-4-4-2-1-3-1-5-1z">
          <text:p/>
        </draw:path>
        <draw:frame draw:style-name="gr83" draw:text-style-name="P84" draw:layer="layout" svg:width="0.553cm" svg:height="0.556cm" svg:x="24.95cm" svg:y="14.602cm">
          <draw:text-box>
            <text:p text:style-name="P80"><text:span text:style-name="T4">12</text:span></text:p>
          </draw:text-box>
        </draw:frame>
        <draw:frame draw:style-name="gr84" draw:text-style-name="P85" draw:layer="layout" svg:width="18.057cm" svg:height="1.737cm" svg:x="0.4cm" svg:y="0.232cm">
          <draw:text-box>
            <text:p text:style-name="P80"><text:span text:style-name="T5">Выводы и рекомендации</text:span></text:p>
          </draw:text-box>
        </draw:frame>
        <draw:frame draw:style-name="gr85" draw:text-style-name="P86" draw:layer="layout" svg:width="0.253cm" svg:height="0.253cm" svg:x="1.7cm" svg:y="3.883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3.441cm" svg:height="0.628cm" svg:x="2.6cm" svg:y="3.683cm">
          <draw:text-box>
            <text:p text:style-name="P80"><text:span text:style-name="T7">gRPC — высокопроизводительный RPC-фреймворк, критически важно соблюдать меры </text:span></text:p>
          </draw:text-box>
        </draw:frame>
        <draw:frame draw:style-name="gr86" draw:text-style-name="P87" draw:layer="layout" svg:width="3.586cm" svg:height="0.628cm" svg:x="2.6cm" svg:y="4.31cm">
          <draw:text-box>
            <text:p text:style-name="P80"><text:span text:style-name="T7">безопасности</text:span></text:p>
          </draw:text-box>
        </draw:frame>
        <draw:frame draw:style-name="gr85" draw:text-style-name="P86" draw:layer="layout" svg:width="0.253cm" svg:height="0.253cm" svg:x="1.7cm" svg:y="5.557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1.253cm" svg:height="0.628cm" svg:x="2.6cm" svg:y="5.357cm">
          <draw:text-box>
            <text:p text:style-name="P80"><text:span text:style-name="T7">HTTP/2 даёт новые возможности, но требует аккуратной настройки и защиты от </text:span></text:p>
          </draw:text-box>
        </draw:frame>
        <draw:frame draw:style-name="gr86" draw:text-style-name="P87" draw:layer="layout" svg:width="4.106cm" svg:height="0.628cm" svg:x="2.6cm" svg:y="5.984cm">
          <draw:text-box>
            <text:p text:style-name="P80"><text:span text:style-name="T7">downgrade-атак</text:span></text:p>
          </draw:text-box>
        </draw:frame>
        <draw:frame draw:style-name="gr85" draw:text-style-name="P86" draw:layer="layout" svg:width="0.253cm" svg:height="0.253cm" svg:x="1.7cm" svg:y="7.231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2.641cm" svg:height="0.628cm" svg:x="2.6cm" svg:y="7.031cm">
          <draw:text-box>
            <text:p text:style-name="P80"><text:span text:style-name="T7">Защита от MITM — обязательное шифрование TLS; при высокой степени доверия — </text:span></text:p>
          </draw:text-box>
        </draw:frame>
        <draw:frame draw:style-name="gr86" draw:text-style-name="P87" draw:layer="layout" svg:width="1.504cm" svg:height="0.628cm" svg:x="2.6cm" svg:y="7.658cm">
          <draw:text-box>
            <text:p text:style-name="P80"><text:span text:style-name="T7">mTLS</text:span></text:p>
          </draw:text-box>
        </draw:frame>
        <draw:frame draw:style-name="gr85" draw:text-style-name="P86" draw:layer="layout" svg:width="0.253cm" svg:height="0.253cm" svg:x="1.7cm" svg:y="8.905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18.003cm" svg:height="0.628cm" svg:x="2.6cm" svg:y="8.705cm">
          <draw:text-box>
            <text:p text:style-name="P80"><text:span text:style-name="T7">Авторизация: OAuth2 (JWT) и/или mTLS, в зависимости от сценария</text:span></text:p>
          </draw:text-box>
        </draw:frame>
        <draw:frame draw:style-name="gr85" draw:text-style-name="P86" draw:layer="layout" svg:width="0.253cm" svg:height="0.253cm" svg:x="1.7cm" svg:y="9.952cm">
          <draw:text-box>
            <text:p text:style-name="P80"><text:span text:style-name="T6">●</text:span></text:p>
          </draw:text-box>
        </draw:frame>
        <draw:frame draw:style-name="gr86" draw:text-style-name="P87" draw:layer="layout" svg:width="23.547cm" svg:height="0.628cm" svg:x="2.6cm" svg:y="9.752cm">
          <draw:text-box>
            <text:p text:style-name="P80"><text:span text:style-name="T7">Регулярные проверки и обновления (сертификаты, токены) — залог безопасной системы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4T16:15:47.914388922</dc:date>
    <meta:editing-duration>PT12M38S</meta:editing-duration>
    <meta:editing-cycles>2</meta:editing-cycles>
    <meta:generator>LibreOffice/24.8.4.2$Linux_X86_64 LibreOffice_project/480$Build-2</meta:generator>
    <meta:print-date>2025-01-24T16:03:49.354414878</meta:print-date>
    <meta:printed-by>PDF files</meta:printed-by>
    <meta:document-statistic meta:object-count="2871"/>
  </office:meta>
</office:document-meta>
</file>